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6"/>
    <style:style style:name="ce2" style:family="table-cell" style:parent-style-name="Default" style:data-style-name="N61"/>
    <style:style style:name="ce3" style:family="table-cell" style:parent-style-name="Default"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weep Template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T</text:p>
          </table:table-cell>
          <table:table-cell table:formula="of:=273+23" office:value-type="float" office:value="296" calcext:value-type="float">
            <text:p>296</text:p>
          </table:table-cell>
          <table:table-cell table:style-name="Default" office:value-type="string" calcext:value-type="string">
            <text:p>K</text:p>
          </table:table-cell>
          <table:table-cell office:value-type="string" calcext:value-type="string">
            <text:p>Tr</text:p>
          </table:table-cell>
          <table:table-cell table:formula="of:=21+273" office:value-type="float" office:value="294" calcext:value-type="float">
            <text:p>29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g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kb</text:p>
          </table:table-cell>
          <table:table-cell table:style-name="ce2" office:value-type="float" office:value="0.000086173303" calcext:value-type="float">
            <text:p>8.62E-05</text:p>
          </table:table-cell>
          <table:table-cell office:value-type="string" calcext:value-type="string">
            <text:p>eV/K</text:p>
          </table:table-cell>
          <table:table-cell office:value-type="string" calcext:value-type="string">
            <text:p>R(T)</text:p>
          </table:table-cell>
          <table:table-cell table:style-name="ce3" table:formula="of:=(([.$E$1]/[.$B$1])^2)*EXP(-([.$H$1]/(2*[.$K$1]))*((1/[.$E$1])-(1/[.$B$1])))" office:value-type="float" office:value="0.839531660037326" calcext:value-type="float">
            <text:p>0.839531660037326</text:p>
          </table:table-cell>
        </table:table-row>
        <table:table-row table:style-name="ro1">
          <table:table-cell table:style-name="Default" office:value-type="string" calcext:value-type="string">
            <text:p>Error</text:p>
          </table:table-cell>
          <table:table-cell office:value-type="float" office:value="0.1" calcext:value-type="float">
            <text:p>0.1</text:p>
          </table:table-cell>
          <table:table-cell table:style-name="Default"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Error</text:p>
          </table:table-cell>
          <table:table-cell table:formula="of:=(([.$E$1]^2)/([.$B$1]^3))*EXP(-(([.$H$1])/(2*[.$K$1]))*((1/[.$E$1])-(1/[.$B$1])))*(2+([.$H$1]/(2*[.$K$1]*[.$B$1])))*[.$B$2]" office:value-type="float" office:value="0.00729448135971697" calcext:value-type="float">
            <text:p>0.007294481359717</text:p>
          </table:table-cell>
        </table:table-row>
        <table:table-row table:style-name="ro1">
          <table:table-cell table:style-name="Default"/>
          <table:table-cell office:value-type="string" calcext:value-type="string">
            <text:p>V (v)</text:p>
          </table:table-cell>
          <table:table-cell table:style-name="Default" office:value-type="string" calcext:value-type="string">
            <text:p>I (A)</text:p>
          </table:table-cell>
          <table:table-cell office:value-type="string" calcext:value-type="string">
            <text:p>I(T) (nA)</text:p>
          </table:table-cell>
          <table:table-cell office:value-type="string" calcext:value-type="string">
            <text:p>I(Tr) (nA)</text:p>
          </table:table-cell>
          <table:table-cell table:number-columns-repeated="9"/>
        </table:table-row>
        <table:table-row table:style-name="ro1">
          <table:table-cell office:value-type="time" office:time-value="PT13H44M40.627S" calcext:value-type="time">
            <text:p>13:44:40.63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2699247" calcext:value-type="float">
            <text:p>-2.70E-10</text:p>
          </table:table-cell>
          <table:table-cell table:formula="of:=[.C4]*10^9" office:value-type="float" office:value="-0.2699247" calcext:value-type="float">
            <text:p>-0.2699247</text:p>
          </table:table-cell>
          <table:table-cell table:formula="of:=[.$N$1]*[.D4]" office:value-type="float" office:value="-0.226610331476077" calcext:value-type="float">
            <text:p>-0.226610331476077</text:p>
          </table:table-cell>
          <table:table-cell/>
          <table:table-cell office:value-type="string" calcext:value-type="string">
            <text:p>Vav</text:p>
          </table:table-cell>
          <table:table-cell office:value-type="string" calcext:value-type="string">
            <text:p>Iav(T)</text:p>
          </table:table-cell>
          <table:table-cell office:value-type="string" calcext:value-type="string">
            <text:p>eVav</text:p>
          </table:table-cell>
          <table:table-cell office:value-type="string" calcext:value-type="string">
            <text:p>eIav(T)</text:p>
          </table:table-cell>
          <table:table-cell table:number-columns-repeated="4"/>
        </table:table-row>
        <table:table-row table:style-name="ro1">
          <table:table-cell office:value-type="time" office:time-value="PT13H44M41.037S" calcext:value-type="time">
            <text:p>13:44:41.04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06178816" calcext:value-type="float">
            <text:p>-6.18E-11</text:p>
          </table:table-cell>
          <table:table-cell table:formula="of:=[.C5]*10^9" office:value-type="float" office:value="-0.06178816" calcext:value-type="float">
            <text:p>-0.06178816</text:p>
          </table:table-cell>
          <table:table-cell table:formula="of:=[.$N$1]*[.D5]" office:value-type="float" office:value="-0.0518731165354519" calcext:value-type="float">
            <text:p>-0.051873116535452</text:p>
          </table:table-cell>
          <table:table-cell/>
          <table:table-cell office:value-type="float" office:value="0" calcext:value-type="float">
            <text:p>0</text:p>
          </table:table-cell>
          <table:table-cell table:formula="of:=AVERAGE([.D4:.D8])" office:value-type="float" office:value="-0.036121512" calcext:value-type="float">
            <text:p>-0.036121512</text:p>
          </table:table-cell>
          <table:table-cell office:value-type="float" office:value="0.05" calcext:value-type="float">
            <text:p>0.05</text:p>
          </table:table-cell>
          <table:table-cell table:formula="of:=(MAX([.D4:.D8])-MIN([.D4:.D8]))/2" office:value-type="float" office:value="0.3180775" calcext:value-type="float">
            <text:p>0.3180775</text:p>
          </table:table-cell>
          <table:table-cell table:number-columns-repeated="4"/>
        </table:table-row>
        <table:table-row table:style-name="ro1">
          <table:table-cell office:value-type="time" office:time-value="PT13H44M41.405S" calcext:value-type="time">
            <text:p>13:44:41.41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3372395" calcext:value-type="float">
            <text:p>-3.37E-10</text:p>
          </table:table-cell>
          <table:table-cell table:formula="of:=[.C6]*10^9" office:value-type="float" office:value="-0.3372395" calcext:value-type="float">
            <text:p>-0.3372395</text:p>
          </table:table-cell>
          <table:table-cell table:formula="of:=[.$N$1]*[.D6]" office:value-type="float" office:value="-0.283123237265158" calcext:value-type="float">
            <text:p>-0.283123237265158</text:p>
          </table:table-cell>
          <table:table-cell table:number-columns-repeated="9"/>
        </table:table-row>
        <table:table-row table:style-name="ro1">
          <table:table-cell office:value-type="time" office:time-value="PT13H44M41.773S" calcext:value-type="time">
            <text:p>13:44:41.7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989155" calcext:value-type="float">
            <text:p>2.99E-10</text:p>
          </table:table-cell>
          <table:table-cell table:formula="of:=[.C7]*10^9" office:value-type="float" office:value="0.2989155" calcext:value-type="float">
            <text:p>0.2989155</text:p>
          </table:table-cell>
          <table:table-cell table:formula="of:=[.$N$1]*[.D7]" office:value-type="float" office:value="0.250949025925887" calcext:value-type="float">
            <text:p>0.250949025925887</text:p>
          </table:table-cell>
          <table:table-cell table:number-columns-repeated="9"/>
        </table:table-row>
        <table:table-row table:style-name="ro1">
          <table:table-cell office:value-type="time" office:time-value="PT13H44M42.14S" calcext:value-type="time">
            <text:p>13:44:42.1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894293" calcext:value-type="float">
            <text:p>1.89E-10</text:p>
          </table:table-cell>
          <table:table-cell table:formula="of:=[.C8]*10^9" office:value-type="float" office:value="0.1894293" calcext:value-type="float">
            <text:p>0.1894293</text:p>
          </table:table-cell>
          <table:table-cell table:formula="of:=[.$N$1]*[.D8]" office:value-type="float" office:value="0.159031894688709" calcext:value-type="float">
            <text:p>0.159031894688709</text:p>
          </table:table-cell>
          <table:table-cell table:number-columns-repeated="9"/>
        </table:table-row>
        <table:table-row table:style-name="ro1">
          <table:table-cell office:value-type="time" office:time-value="PT13H44M42.516S" calcext:value-type="time">
            <text:p>13:44:42.52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0884233" calcext:value-type="float">
            <text:p>-8.84E-11</text:p>
          </table:table-cell>
          <table:table-cell table:formula="of:=[.C9]*10^9" office:value-type="float" office:value="-0.0884233" calcext:value-type="float">
            <text:p>-0.0884233</text:p>
          </table:table-cell>
          <table:table-cell table:formula="of:=[.$N$1]*[.D9]" office:value-type="float" office:value="-0.0742341598349785" calcext:value-type="float">
            <text:p>-0.074234159834979</text:p>
          </table:table-cell>
          <table:table-cell table:number-columns-repeated="9"/>
        </table:table-row>
        <table:table-row table:style-name="ro1">
          <table:table-cell office:value-type="time" office:time-value="PT13H44M42.901S" calcext:value-type="time">
            <text:p>13:44:42.90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03739685" calcext:value-type="float">
            <text:p>-3.74E-11</text:p>
          </table:table-cell>
          <table:table-cell table:formula="of:=[.C10]*10^9" office:value-type="float" office:value="-0.03739685" calcext:value-type="float">
            <text:p>-0.03739685</text:p>
          </table:table-cell>
          <table:table-cell table:formula="of:=[.$N$1]*[.D10]" office:value-type="float" office:value="-0.0313958395606669" calcext:value-type="float">
            <text:p>-0.031395839560667</text:p>
          </table:table-cell>
          <table:table-cell/>
          <table:table-cell office:value-type="float" office:value="-5" calcext:value-type="float">
            <text:p>-5</text:p>
          </table:table-cell>
          <table:table-cell table:formula="of:=AVERAGE([.D9:.D13])" office:value-type="float" office:value="-0.104230454" calcext:value-type="float">
            <text:p>-0.104230454</text:p>
          </table:table-cell>
          <table:table-cell office:value-type="float" office:value="0.05" calcext:value-type="float">
            <text:p>0.05</text:p>
          </table:table-cell>
          <table:table-cell table:formula="of:=(MAX([.D9:.D13])-MIN([.D9:.D13]))/2" office:value-type="float" office:value="0.16930389" calcext:value-type="float">
            <text:p>0.16930389</text:p>
          </table:table-cell>
          <table:table-cell table:number-columns-repeated="4"/>
        </table:table-row>
        <table:table-row table:style-name="ro1">
          <table:table-cell office:value-type="time" office:time-value="PT13H44M43.285S" calcext:value-type="time">
            <text:p>13:44:43.29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1767223" calcext:value-type="float">
            <text:p>-1.77E-10</text:p>
          </table:table-cell>
          <table:table-cell table:formula="of:=[.C11]*10^9" office:value-type="float" office:value="-0.1767223" calcext:value-type="float">
            <text:p>-0.1767223</text:p>
          </table:table-cell>
          <table:table-cell table:formula="of:=[.$N$1]*[.D11]" office:value-type="float" office:value="-0.148363965884614" calcext:value-type="float">
            <text:p>-0.148363965884614</text:p>
          </table:table-cell>
          <table:table-cell table:number-columns-repeated="9"/>
        </table:table-row>
        <table:table-row table:style-name="ro1">
          <table:table-cell office:value-type="time" office:time-value="PT13H44M43.669S" calcext:value-type="time">
            <text:p>13:44:43.67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2786088" calcext:value-type="float">
            <text:p>-2.79E-10</text:p>
          </table:table-cell>
          <table:table-cell table:formula="of:=[.C12]*10^9" office:value-type="float" office:value="-0.2786088" calcext:value-type="float">
            <text:p>-0.2786088</text:p>
          </table:table-cell>
          <table:table-cell table:formula="of:=[.$N$1]*[.D12]" office:value-type="float" office:value="-0.233900908365007" calcext:value-type="float">
            <text:p>-0.233900908365007</text:p>
          </table:table-cell>
          <table:table-cell table:number-columns-repeated="9"/>
        </table:table-row>
        <table:table-row table:style-name="ro1">
          <table:table-cell office:value-type="time" office:time-value="PT13H44M44.052S" calcext:value-type="time">
            <text:p>13:44:44.05</text:p>
          </table:table-cell>
          <table:table-cell office:value-type="float" office:value="-5" calcext:value-type="float">
            <text:p>-5</text:p>
          </table:table-cell>
          <table:table-cell office:value-type="float" office:value="0.00000000005999898" calcext:value-type="float">
            <text:p>6.00E-11</text:p>
          </table:table-cell>
          <table:table-cell table:formula="of:=[.C13]*10^9" office:value-type="float" office:value="0.05999898" calcext:value-type="float">
            <text:p>0.05999898</text:p>
          </table:table-cell>
          <table:table-cell table:formula="of:=[.$N$1]*[.D13]" office:value-type="float" office:value="0.0503710432799463" calcext:value-type="float">
            <text:p>0.050371043279946</text:p>
          </table:table-cell>
          <table:table-cell table:number-columns-repeated="9"/>
        </table:table-row>
        <table:table-row table:style-name="ro1">
          <table:table-cell office:value-type="time" office:time-value="PT13H44M44.436S" calcext:value-type="time">
            <text:p>13:44:44.44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1083269" calcext:value-type="float">
            <text:p>-1.08E-10</text:p>
          </table:table-cell>
          <table:table-cell table:formula="of:=[.C14]*10^9" office:value-type="float" office:value="-0.1083269" calcext:value-type="float">
            <text:p>-0.1083269</text:p>
          </table:table-cell>
          <table:table-cell table:formula="of:=[.$N$1]*[.D14]" office:value-type="float" office:value="-0.0909438621836974" calcext:value-type="float">
            <text:p>-0.090943862183698</text:p>
          </table:table-cell>
          <table:table-cell table:number-columns-repeated="9"/>
        </table:table-row>
        <table:table-row table:style-name="ro1">
          <table:table-cell office:value-type="time" office:time-value="PT13H44M44.819S" calcext:value-type="time">
            <text:p>13:44:44.82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1110279" calcext:value-type="float">
            <text:p>-1.11E-10</text:p>
          </table:table-cell>
          <table:table-cell table:formula="of:=[.C15]*10^9" office:value-type="float" office:value="-0.1110279" calcext:value-type="float">
            <text:p>-0.1110279</text:p>
          </table:table-cell>
          <table:table-cell table:formula="of:=[.$N$1]*[.D15]" office:value-type="float" office:value="-0.0932114371974583" calcext:value-type="float">
            <text:p>-0.093211437197458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AVERAGE([.D14:.D18])" office:value-type="float" office:value="-0.118091764" calcext:value-type="float">
            <text:p>-0.118091764</text:p>
          </table:table-cell>
          <table:table-cell office:value-type="float" office:value="0.05" calcext:value-type="float">
            <text:p>0.05</text:p>
          </table:table-cell>
          <table:table-cell table:formula="of:=(MAX([.D14:.D18])-MIN([.D14:.D18]))/2" office:value-type="float" office:value="0.08437239" calcext:value-type="float">
            <text:p>0.08437239</text:p>
          </table:table-cell>
          <table:table-cell table:number-columns-repeated="4"/>
        </table:table-row>
        <table:table-row table:style-name="ro1">
          <table:table-cell office:value-type="time" office:time-value="PT13H44M45.203S" calcext:value-type="time">
            <text:p>13:44:45.20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03914202" calcext:value-type="float">
            <text:p>-3.91E-11</text:p>
          </table:table-cell>
          <table:table-cell table:formula="of:=[.C16]*10^9" office:value-type="float" office:value="-0.03914202" calcext:value-type="float">
            <text:p>-0.03914202</text:p>
          </table:table-cell>
          <table:table-cell table:formula="of:=[.$N$1]*[.D16]" office:value-type="float" office:value="-0.0328609650278142" calcext:value-type="float">
            <text:p>-0.032860965027814</text:p>
          </table:table-cell>
          <table:table-cell table:number-columns-repeated="9"/>
        </table:table-row>
        <table:table-row table:style-name="ro1">
          <table:table-cell office:value-type="time" office:time-value="PT13H44M45.588S" calcext:value-type="time">
            <text:p>13:44:45.59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2078868" calcext:value-type="float">
            <text:p>-2.08E-10</text:p>
          </table:table-cell>
          <table:table-cell table:formula="of:=[.C17]*10^9" office:value-type="float" office:value="-0.2078868" calcext:value-type="float">
            <text:p>-0.2078868</text:p>
          </table:table-cell>
          <table:table-cell table:formula="of:=[.$N$1]*[.D17]" office:value-type="float" office:value="-0.174527550303848" calcext:value-type="float">
            <text:p>-0.174527550303848</text:p>
          </table:table-cell>
          <table:table-cell table:number-columns-repeated="9"/>
        </table:table-row>
        <table:table-row table:style-name="ro1">
          <table:table-cell office:value-type="time" office:time-value="PT13H44M45.972S" calcext:value-type="time">
            <text:p>13:44:45.97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1240752" calcext:value-type="float">
            <text:p>-1.24E-10</text:p>
          </table:table-cell>
          <table:table-cell table:formula="of:=[.C18]*10^9" office:value-type="float" office:value="-0.1240752" calcext:value-type="float">
            <text:p>-0.1240752</text:p>
          </table:table-cell>
          <table:table-cell table:formula="of:=[.$N$1]*[.D18]" office:value-type="float" office:value="-0.104165058625463" calcext:value-type="float">
            <text:p>-0.104165058625463</text:p>
          </table:table-cell>
          <table:table-cell table:number-columns-repeated="9"/>
        </table:table-row>
        <table:table-row table:style-name="ro1">
          <table:table-cell office:value-type="time" office:time-value="PT13H44M46.356S" calcext:value-type="time">
            <text:p>13:44:46.36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0502782" calcext:value-type="float">
            <text:p>-5.03E-11</text:p>
          </table:table-cell>
          <table:table-cell table:formula="of:=[.C19]*10^9" office:value-type="float" office:value="-0.0502782" calcext:value-type="float">
            <text:p>-0.0502782</text:p>
          </table:table-cell>
          <table:table-cell table:formula="of:=[.$N$1]*[.D19]" office:value-type="float" office:value="-0.0422101407096887" calcext:value-type="float">
            <text:p>-0.042210140709689</text:p>
          </table:table-cell>
          <table:table-cell table:number-columns-repeated="9"/>
        </table:table-row>
        <table:table-row table:style-name="ro1">
          <table:table-cell office:value-type="time" office:time-value="PT13H44M46.738S" calcext:value-type="time">
            <text:p>13:44:46.74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05272973" calcext:value-type="float">
            <text:p>-5.27E-11</text:p>
          </table:table-cell>
          <table:table-cell table:formula="of:=[.C20]*10^9" office:value-type="float" office:value="-0.05272973" calcext:value-type="float">
            <text:p>-0.05272973</text:p>
          </table:table-cell>
          <table:table-cell table:formula="of:=[.$N$1]*[.D20]" office:value-type="float" office:value="-0.04426827776022" calcext:value-type="float">
            <text:p>-0.04426827776022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AVERAGE([.D19:.D23])" office:value-type="float" office:value="-0.1067985" calcext:value-type="float">
            <text:p>-0.1067985</text:p>
          </table:table-cell>
          <table:table-cell office:value-type="float" office:value="0.05" calcext:value-type="float">
            <text:p>0.05</text:p>
          </table:table-cell>
          <table:table-cell table:formula="of:=(MAX([.D19:.D23])-MIN([.D19:.D23]))/2" office:value-type="float" office:value="0.183743265" calcext:value-type="float">
            <text:p>0.183743265</text:p>
          </table:table-cell>
          <table:table-cell table:number-columns-repeated="4"/>
        </table:table-row>
        <table:table-row table:style-name="ro1">
          <table:table-cell office:value-type="time" office:time-value="PT13H44M47.122S" calcext:value-type="time">
            <text:p>13:44:47.12</text:p>
          </table:table-cell>
          <table:table-cell office:value-type="float" office:value="-15" calcext:value-type="float">
            <text:p>-15</text:p>
          </table:table-cell>
          <table:table-cell office:value-type="float" office:value="0.00000000007109313" calcext:value-type="float">
            <text:p>7.11E-11</text:p>
          </table:table-cell>
          <table:table-cell table:formula="of:=[.C21]*10^9" office:value-type="float" office:value="0.07109313" calcext:value-type="float">
            <text:p>0.07109313</text:p>
          </table:table-cell>
          <table:table-cell table:formula="of:=[.$N$1]*[.D21]" office:value-type="float" office:value="0.0596849334461494" calcext:value-type="float">
            <text:p>0.05968493344615</text:p>
          </table:table-cell>
          <table:table-cell table:number-columns-repeated="9"/>
        </table:table-row>
        <table:table-row table:style-name="ro1">
          <table:table-cell office:value-type="time" office:time-value="PT13H44M47.507S" calcext:value-type="time">
            <text:p>13:44:47.51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2963934" calcext:value-type="float">
            <text:p>-2.96E-10</text:p>
          </table:table-cell>
          <table:table-cell table:formula="of:=[.C22]*10^9" office:value-type="float" office:value="-0.2963934" calcext:value-type="float">
            <text:p>-0.2963934</text:p>
          </table:table-cell>
          <table:table-cell table:formula="of:=[.$N$1]*[.D22]" office:value-type="float" office:value="-0.248831643126107" calcext:value-type="float">
            <text:p>-0.248831643126107</text:p>
          </table:table-cell>
          <table:table-cell table:number-columns-repeated="9"/>
        </table:table-row>
        <table:table-row table:style-name="ro1">
          <table:table-cell office:value-type="time" office:time-value="PT13H44M47.891S" calcext:value-type="time">
            <text:p>13:44:47.89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2056843" calcext:value-type="float">
            <text:p>-2.06E-10</text:p>
          </table:table-cell>
          <table:table-cell table:formula="of:=[.C23]*10^9" office:value-type="float" office:value="-0.2056843" calcext:value-type="float">
            <text:p>-0.2056843</text:p>
          </table:table-cell>
          <table:table-cell table:formula="of:=[.$N$1]*[.D23]" office:value-type="float" office:value="-0.172678481822615" calcext:value-type="float">
            <text:p>-0.172678481822615</text:p>
          </table:table-cell>
          <table:table-cell table:number-columns-repeated="9"/>
        </table:table-row>
        <table:table-row table:style-name="ro1">
          <table:table-cell office:value-type="time" office:time-value="PT13H44M48.275S" calcext:value-type="time">
            <text:p>13:44:48.28</text:p>
          </table:table-cell>
          <table:table-cell office:value-type="float" office:value="-20" calcext:value-type="float">
            <text:p>-20</text:p>
          </table:table-cell>
          <table:table-cell office:value-type="float" office:value="0.0000000001144302" calcext:value-type="float">
            <text:p>1.14E-10</text:p>
          </table:table-cell>
          <table:table-cell table:formula="of:=[.C24]*10^9" office:value-type="float" office:value="0.1144302" calcext:value-type="float">
            <text:p>0.1144302</text:p>
          </table:table-cell>
          <table:table-cell table:formula="of:=[.$N$1]*[.D24]" office:value-type="float" office:value="0.0960677757644032" calcext:value-type="float">
            <text:p>0.096067775764403</text:p>
          </table:table-cell>
          <table:table-cell table:number-columns-repeated="9"/>
        </table:table-row>
        <table:table-row table:style-name="ro1">
          <table:table-cell office:value-type="time" office:time-value="PT13H44M48.658S" calcext:value-type="time">
            <text:p>13:44:48.66</text:p>
          </table:table-cell>
          <table:table-cell office:value-type="float" office:value="-20" calcext:value-type="float">
            <text:p>-20</text:p>
          </table:table-cell>
          <table:table-cell office:value-type="float" office:value="0.0000000001560638" calcext:value-type="float">
            <text:p>1.56E-10</text:p>
          </table:table-cell>
          <table:table-cell table:formula="of:=[.C25]*10^9" office:value-type="float" office:value="0.1560638" calcext:value-type="float">
            <text:p>0.1560638</text:p>
          </table:table-cell>
          <table:table-cell table:formula="of:=[.$N$1]*[.D25]" office:value-type="float" office:value="0.131020501085733" calcext:value-type="float">
            <text:p>0.131020501085733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AVERAGE([.D24:.D28])" office:value-type="float" office:value="-0.017421046" calcext:value-type="float">
            <text:p>-0.017421046</text:p>
          </table:table-cell>
          <table:table-cell office:value-type="float" office:value="0.05" calcext:value-type="float">
            <text:p>0.05</text:p>
          </table:table-cell>
          <table:table-cell table:formula="of:=(MAX([.D24:.D28])-MIN([.D24:.D28]))/2" office:value-type="float" office:value="0.1658528" calcext:value-type="float">
            <text:p>0.1658528</text:p>
          </table:table-cell>
          <table:table-cell table:number-columns-repeated="4"/>
        </table:table-row>
        <table:table-row table:style-name="ro1">
          <table:table-cell office:value-type="time" office:time-value="PT13H44M49.041S" calcext:value-type="time">
            <text:p>13:44:49.04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02700873" calcext:value-type="float">
            <text:p>-2.70E-11</text:p>
          </table:table-cell>
          <table:table-cell table:formula="of:=[.C26]*10^9" office:value-type="float" office:value="-0.02700873" calcext:value-type="float">
            <text:p>-0.02700873</text:p>
          </table:table-cell>
          <table:table-cell table:formula="of:=[.$N$1]*[.D26]" office:value-type="float" office:value="-0.0226746839323999" calcext:value-type="float">
            <text:p>-0.0226746839324</text:p>
          </table:table-cell>
          <table:table-cell table:number-columns-repeated="9"/>
        </table:table-row>
        <table:table-row table:style-name="ro1">
          <table:table-cell office:value-type="time" office:time-value="PT13H44M49.417S" calcext:value-type="time">
            <text:p>13:44:49.42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1549487" calcext:value-type="float">
            <text:p>-1.55E-10</text:p>
          </table:table-cell>
          <table:table-cell table:formula="of:=[.C27]*10^9" office:value-type="float" office:value="-0.1549487" calcext:value-type="float">
            <text:p>-0.1549487</text:p>
          </table:table-cell>
          <table:table-cell table:formula="of:=[.$N$1]*[.D27]" office:value-type="float" office:value="-0.130084339331626" calcext:value-type="float">
            <text:p>-0.130084339331626</text:p>
          </table:table-cell>
          <table:table-cell table:number-columns-repeated="9"/>
        </table:table-row>
        <table:table-row table:style-name="ro1">
          <table:table-cell office:value-type="time" office:time-value="PT13H44M49.794S" calcext:value-type="time">
            <text:p>13:44:49.79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1756418" calcext:value-type="float">
            <text:p>-1.76E-10</text:p>
          </table:table-cell>
          <table:table-cell table:formula="of:=[.C28]*10^9" office:value-type="float" office:value="-0.1756418" calcext:value-type="float">
            <text:p>-0.1756418</text:p>
          </table:table-cell>
          <table:table-cell table:formula="of:=[.$N$1]*[.D28]" office:value-type="float" office:value="-0.147456851925944" calcext:value-type="float">
            <text:p>-0.147456851925944</text:p>
          </table:table-cell>
          <table:table-cell table:number-columns-repeated="9"/>
        </table:table-row>
        <table:table-row table:style-name="ro1">
          <table:table-cell office:value-type="time" office:time-value="PT13H44M50.178S" calcext:value-type="time">
            <text:p>13:44:50.18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02247953" calcext:value-type="float">
            <text:p>-2.25E-11</text:p>
          </table:table-cell>
          <table:table-cell table:formula="of:=[.C29]*10^9" office:value-type="float" office:value="-0.02247953" calcext:value-type="float">
            <text:p>-0.02247953</text:p>
          </table:table-cell>
          <table:table-cell table:formula="of:=[.$N$1]*[.D29]" office:value-type="float" office:value="-0.0188722771377589" calcext:value-type="float">
            <text:p>-0.018872277137759</text:p>
          </table:table-cell>
          <table:table-cell table:number-columns-repeated="9"/>
        </table:table-row>
        <table:table-row table:style-name="ro1">
          <table:table-cell office:value-type="time" office:time-value="PT13H44M50.562S" calcext:value-type="time">
            <text:p>13:44:50.56</text:p>
          </table:table-cell>
          <table:table-cell office:value-type="float" office:value="-25" calcext:value-type="float">
            <text:p>-25</text:p>
          </table:table-cell>
          <table:table-cell office:value-type="float" office:value="0.00000000008621748" calcext:value-type="float">
            <text:p>8.62E-11</text:p>
          </table:table-cell>
          <table:table-cell table:formula="of:=[.C30]*10^9" office:value-type="float" office:value="0.08621748" calcext:value-type="float">
            <text:p>0.08621748</text:p>
          </table:table-cell>
          <table:table-cell table:formula="of:=[.$N$1]*[.D30]" office:value-type="float" office:value="0.072382304108635" calcext:value-type="float">
            <text:p>0.072382304108635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AVERAGE([.D29:.D33])" office:value-type="float" office:value="-0.145093364" calcext:value-type="float">
            <text:p>-0.145093364</text:p>
          </table:table-cell>
          <table:table-cell office:value-type="float" office:value="0.05" calcext:value-type="float">
            <text:p>0.05</text:p>
          </table:table-cell>
          <table:table-cell table:formula="of:=(MAX([.D29:.D33])-MIN([.D29:.D33]))/2" office:value-type="float" office:value="0.22770529" calcext:value-type="float">
            <text:p>0.22770529</text:p>
          </table:table-cell>
          <table:table-cell table:number-columns-repeated="4"/>
        </table:table-row>
        <table:table-row table:style-name="ro1">
          <table:table-cell office:value-type="time" office:time-value="PT13H44M50.945S" calcext:value-type="time">
            <text:p>13:44:50.95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3691931" calcext:value-type="float">
            <text:p>-3.69E-10</text:p>
          </table:table-cell>
          <table:table-cell table:formula="of:=[.C31]*10^9" office:value-type="float" office:value="-0.3691931" calcext:value-type="float">
            <text:p>-0.3691931</text:p>
          </table:table-cell>
          <table:table-cell table:formula="of:=[.$N$1]*[.D31]" office:value-type="float" office:value="-0.309949296117327" calcext:value-type="float">
            <text:p>-0.309949296117327</text:p>
          </table:table-cell>
          <table:table-cell table:number-columns-repeated="9"/>
        </table:table-row>
        <table:table-row table:style-name="ro1">
          <table:table-cell office:value-type="time" office:time-value="PT13H44M51.328S" calcext:value-type="time">
            <text:p>13:44:51.33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3205771" calcext:value-type="float">
            <text:p>-3.21E-10</text:p>
          </table:table-cell>
          <table:table-cell table:formula="of:=[.C32]*10^9" office:value-type="float" office:value="-0.3205771" calcext:value-type="float">
            <text:p>-0.3205771</text:p>
          </table:table-cell>
          <table:table-cell table:formula="of:=[.$N$1]*[.D32]" office:value-type="float" office:value="-0.269134624932952" calcext:value-type="float">
            <text:p>-0.269134624932952</text:p>
          </table:table-cell>
          <table:table-cell table:number-columns-repeated="9"/>
        </table:table-row>
        <table:table-row table:style-name="ro1">
          <table:table-cell office:value-type="time" office:time-value="PT13H44M51.713S" calcext:value-type="time">
            <text:p>13:44:51.71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09943457" calcext:value-type="float">
            <text:p>-9.94E-11</text:p>
          </table:table-cell>
          <table:table-cell table:formula="of:=[.C33]*10^9" office:value-type="float" office:value="-0.09943457" calcext:value-type="float">
            <text:p>-0.09943457</text:p>
          </table:table-cell>
          <table:table-cell table:formula="of:=[.$N$1]*[.D33]" office:value-type="float" office:value="-0.0834784696171977" calcext:value-type="float">
            <text:p>-0.083478469617198</text:p>
          </table:table-cell>
          <table:table-cell table:number-columns-repeated="9"/>
        </table:table-row>
        <table:table-row table:style-name="ro1">
          <table:table-cell office:value-type="time" office:time-value="PT13H44M52.097S" calcext:value-type="time">
            <text:p>13:44:52.10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2016958" calcext:value-type="float">
            <text:p>-2.02E-10</text:p>
          </table:table-cell>
          <table:table-cell table:formula="of:=[.C34]*10^9" office:value-type="float" office:value="-0.2016958" calcext:value-type="float">
            <text:p>-0.2016958</text:p>
          </table:table-cell>
          <table:table-cell table:formula="of:=[.$N$1]*[.D34]" office:value-type="float" office:value="-0.169330009796557" calcext:value-type="float">
            <text:p>-0.169330009796557</text:p>
          </table:table-cell>
          <table:table-cell table:number-columns-repeated="9"/>
        </table:table-row>
        <table:table-row table:style-name="ro1">
          <table:table-cell office:value-type="time" office:time-value="PT13H44M52.481S" calcext:value-type="time">
            <text:p>13:44:52.48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05829774" calcext:value-type="float">
            <text:p>-5.83E-11</text:p>
          </table:table-cell>
          <table:table-cell table:formula="of:=[.C35]*10^9" office:value-type="float" office:value="-0.05829774" calcext:value-type="float">
            <text:p>-0.05829774</text:p>
          </table:table-cell>
          <table:table-cell table:formula="of:=[.$N$1]*[.D35]" office:value-type="float" office:value="-0.0489427984386244" calcext:value-type="float">
            <text:p>-0.048942798438625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AVERAGE([.D34:.D38])" office:value-type="float" office:value="-0.178260008" calcext:value-type="float">
            <text:p>-0.178260008</text:p>
          </table:table-cell>
          <table:table-cell office:value-type="float" office:value="0.05" calcext:value-type="float">
            <text:p>0.05</text:p>
          </table:table-cell>
          <table:table-cell table:formula="of:=(MAX([.D34:.D38])-MIN([.D34:.D38]))/2" office:value-type="float" office:value="0.10924168" calcext:value-type="float">
            <text:p>0.10924168</text:p>
          </table:table-cell>
          <table:table-cell table:number-columns-repeated="4"/>
        </table:table-row>
        <table:table-row table:style-name="ro1">
          <table:table-cell office:value-type="time" office:time-value="PT13H44M52.865S" calcext:value-type="time">
            <text:p>13:44:52.87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2767811" calcext:value-type="float">
            <text:p>-2.77E-10</text:p>
          </table:table-cell>
          <table:table-cell table:formula="of:=[.C36]*10^9" office:value-type="float" office:value="-0.2767811" calcext:value-type="float">
            <text:p>-0.2767811</text:p>
          </table:table-cell>
          <table:table-cell table:formula="of:=[.$N$1]*[.D36]" office:value-type="float" office:value="-0.232366496349957" calcext:value-type="float">
            <text:p>-0.232366496349957</text:p>
          </table:table-cell>
          <table:table-cell table:number-columns-repeated="9"/>
        </table:table-row>
        <table:table-row table:style-name="ro1">
          <table:table-cell office:value-type="time" office:time-value="PT13H44M53.248S" calcext:value-type="time">
            <text:p>13:44:53.25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2526391" calcext:value-type="float">
            <text:p>-2.53E-10</text:p>
          </table:table-cell>
          <table:table-cell table:formula="of:=[.C37]*10^9" office:value-type="float" office:value="-0.2526391" calcext:value-type="float">
            <text:p>-0.2526391</text:p>
          </table:table-cell>
          <table:table-cell table:formula="of:=[.$N$1]*[.D37]" office:value-type="float" office:value="-0.212098523013336" calcext:value-type="float">
            <text:p>-0.212098523013336</text:p>
          </table:table-cell>
          <table:table-cell table:number-columns-repeated="9"/>
        </table:table-row>
        <table:table-row table:style-name="ro1">
          <table:table-cell office:value-type="time" office:time-value="PT13H44M53.632S" calcext:value-type="time">
            <text:p>13:44:53.63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1018863" calcext:value-type="float">
            <text:p>-1.02E-10</text:p>
          </table:table-cell>
          <table:table-cell table:formula="of:=[.C38]*10^9" office:value-type="float" office:value="-0.1018863" calcext:value-type="float">
            <text:p>-0.1018863</text:p>
          </table:table-cell>
          <table:table-cell table:formula="of:=[.$N$1]*[.D38]" office:value-type="float" office:value="-0.085536774574061" calcext:value-type="float">
            <text:p>-0.085536774574061</text:p>
          </table:table-cell>
          <table:table-cell table:number-columns-repeated="9"/>
        </table:table-row>
        <table:table-row table:style-name="ro1">
          <table:table-cell office:value-type="time" office:time-value="PT13H44M54.016S" calcext:value-type="time">
            <text:p>13:44:54.02</text:p>
          </table:table-cell>
          <table:table-cell office:value-type="float" office:value="-35" calcext:value-type="float">
            <text:p>-35</text:p>
          </table:table-cell>
          <table:table-cell office:value-type="float" office:value="0.00000000005929265" calcext:value-type="float">
            <text:p>5.93E-11</text:p>
          </table:table-cell>
          <table:table-cell table:formula="of:=[.C39]*10^9" office:value-type="float" office:value="0.05929265" calcext:value-type="float">
            <text:p>0.05929265</text:p>
          </table:table-cell>
          <table:table-cell table:formula="of:=[.$N$1]*[.D39]" office:value-type="float" office:value="0.0497780568825122" calcext:value-type="float">
            <text:p>0.049778056882512</text:p>
          </table:table-cell>
          <table:table-cell table:number-columns-repeated="9"/>
        </table:table-row>
        <table:table-row table:style-name="ro1">
          <table:table-cell office:value-type="time" office:time-value="PT13H44M54.399S" calcext:value-type="time">
            <text:p>13:44:54.40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05676027" calcext:value-type="float">
            <text:p>-5.68E-11</text:p>
          </table:table-cell>
          <table:table-cell table:formula="of:=[.C40]*10^9" office:value-type="float" office:value="-0.05676027" calcext:value-type="float">
            <text:p>-0.05676027</text:p>
          </table:table-cell>
          <table:table-cell table:formula="of:=[.$N$1]*[.D40]" office:value-type="float" office:value="-0.0476520436972668" calcext:value-type="float">
            <text:p>-0.047652043697267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AVERAGE([.D39:.D43])" office:value-type="float" office:value="-0.096717708" calcext:value-type="float">
            <text:p>-0.096717708</text:p>
          </table:table-cell>
          <table:table-cell office:value-type="float" office:value="0.05" calcext:value-type="float">
            <text:p>0.05</text:p>
          </table:table-cell>
          <table:table-cell table:formula="of:=(MAX([.D39:.D43])-MIN([.D39:.D43]))/2" office:value-type="float" office:value="0.175474525" calcext:value-type="float">
            <text:p>0.175474525</text:p>
          </table:table-cell>
          <table:table-cell table:number-columns-repeated="4"/>
        </table:table-row>
        <table:table-row table:style-name="ro1">
          <table:table-cell office:value-type="time" office:time-value="PT13H44M54.783S" calcext:value-type="time">
            <text:p>13:44:54.78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2916564" calcext:value-type="float">
            <text:p>-2.92E-10</text:p>
          </table:table-cell>
          <table:table-cell table:formula="of:=[.C41]*10^9" office:value-type="float" office:value="-0.2916564" calcext:value-type="float">
            <text:p>-0.2916564</text:p>
          </table:table-cell>
          <table:table-cell table:formula="of:=[.$N$1]*[.D41]" office:value-type="float" office:value="-0.24485478165251" calcext:value-type="float">
            <text:p>-0.24485478165251</text:p>
          </table:table-cell>
          <table:table-cell table:number-columns-repeated="9"/>
        </table:table-row>
        <table:table-row table:style-name="ro1">
          <table:table-cell office:value-type="time" office:time-value="PT13H44M55.167S" calcext:value-type="time">
            <text:p>13:44:55.17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1539928" calcext:value-type="float">
            <text:p>-1.54E-10</text:p>
          </table:table-cell>
          <table:table-cell table:formula="of:=[.C42]*10^9" office:value-type="float" office:value="-0.1539928" calcext:value-type="float">
            <text:p>-0.1539928</text:p>
          </table:table-cell>
          <table:table-cell table:formula="of:=[.$N$1]*[.D42]" office:value-type="float" office:value="-0.129281831017796" calcext:value-type="float">
            <text:p>-0.129281831017796</text:p>
          </table:table-cell>
          <table:table-cell table:number-columns-repeated="9"/>
        </table:table-row>
        <table:table-row table:style-name="ro1">
          <table:table-cell office:value-type="time" office:time-value="PT13H44M55.551S" calcext:value-type="time">
            <text:p>13:44:55.55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04047172" calcext:value-type="float">
            <text:p>-4.05E-11</text:p>
          </table:table-cell>
          <table:table-cell table:formula="of:=[.C43]*10^9" office:value-type="float" office:value="-0.04047172" calcext:value-type="float">
            <text:p>-0.04047172</text:p>
          </table:table-cell>
          <table:table-cell table:formula="of:=[.$N$1]*[.D43]" office:value-type="float" office:value="-0.0339772902761658" calcext:value-type="float">
            <text:p>-0.033977290276166</text:p>
          </table:table-cell>
          <table:table-cell table:number-columns-repeated="9"/>
        </table:table-row>
        <table:table-row table:style-name="ro1">
          <table:table-cell office:value-type="time" office:time-value="PT13H44M55.927S" calcext:value-type="time">
            <text:p>13:44:55.93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09515486" calcext:value-type="float">
            <text:p>-9.52E-11</text:p>
          </table:table-cell>
          <table:table-cell table:formula="of:=[.C44]*10^9" office:value-type="float" office:value="-0.09515486" calcext:value-type="float">
            <text:p>-0.09515486</text:p>
          </table:table-cell>
          <table:table-cell table:formula="of:=[.$N$1]*[.D44]" office:value-type="float" office:value="-0.0798855175764194" calcext:value-type="float">
            <text:p>-0.079885517576419</text:p>
          </table:table-cell>
          <table:table-cell table:number-columns-repeated="9"/>
        </table:table-row>
        <table:table-row table:style-name="ro1">
          <table:table-cell office:value-type="time" office:time-value="PT13H44M56.303S" calcext:value-type="time">
            <text:p>13:44:56.30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07296582" calcext:value-type="float">
            <text:p>-7.30E-11</text:p>
          </table:table-cell>
          <table:table-cell table:formula="of:=[.C45]*10^9" office:value-type="float" office:value="-0.07296582" calcext:value-type="float">
            <text:p>-0.07296582</text:p>
          </table:table-cell>
          <table:table-cell table:formula="of:=[.$N$1]*[.D45]" office:value-type="float" office:value="-0.0612571159905847" calcext:value-type="float">
            <text:p>-0.061257115990585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AVERAGE([.D44:.D48])" office:value-type="float" office:value="-0.10138772834" calcext:value-type="float">
            <text:p>-0.10138772834</text:p>
          </table:table-cell>
          <table:table-cell office:value-type="float" office:value="0.05" calcext:value-type="float">
            <text:p>0.05</text:p>
          </table:table-cell>
          <table:table-cell table:formula="of:=(MAX([.D44:.D48])-MIN([.D44:.D48]))/2" office:value-type="float" office:value="0.11574411915" calcext:value-type="float">
            <text:p>0.11574411915</text:p>
          </table:table-cell>
          <table:table-cell table:number-columns-repeated="4"/>
        </table:table-row>
        <table:table-row table:style-name="ro1">
          <table:table-cell office:value-type="time" office:time-value="PT13H44M56.679S" calcext:value-type="time">
            <text:p>13:44:56.68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1062494" calcext:value-type="float">
            <text:p>-1.06E-10</text:p>
          </table:table-cell>
          <table:table-cell table:formula="of:=[.C46]*10^9" office:value-type="float" office:value="-0.1062494" calcext:value-type="float">
            <text:p>-0.1062494</text:p>
          </table:table-cell>
          <table:table-cell table:formula="of:=[.$N$1]*[.D46]" office:value-type="float" office:value="-0.0891997351599699" calcext:value-type="float">
            <text:p>-0.08919973515997</text:p>
          </table:table-cell>
          <table:table-cell table:number-columns-repeated="9"/>
        </table:table-row>
        <table:table-row table:style-name="ro1">
          <table:table-cell office:value-type="time" office:time-value="PT13H44M57.055S" calcext:value-type="time">
            <text:p>13:44:57.06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2320284" calcext:value-type="float">
            <text:p>-2.32E-10</text:p>
          </table:table-cell>
          <table:table-cell table:formula="of:=[.C47]*10^9" office:value-type="float" office:value="-0.2320284" calcext:value-type="float">
            <text:p>-0.2320284</text:p>
          </table:table-cell>
          <table:table-cell table:formula="of:=[.$N$1]*[.D47]" office:value-type="float" office:value="-0.194795187827805" calcext:value-type="float">
            <text:p>-0.194795187827805</text:p>
          </table:table-cell>
          <table:table-cell table:number-columns-repeated="9"/>
        </table:table-row>
        <table:table-row table:style-name="ro1">
          <table:table-cell office:value-type="time" office:time-value="PT13H44M57.439S" calcext:value-type="time">
            <text:p>13:44:57.44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0005401617" calcext:value-type="float">
            <text:p>-5.40E-13</text:p>
          </table:table-cell>
          <table:table-cell table:formula="of:=[.C48]*10^9" office:value-type="float" office:value="-0.0005401617" calcext:value-type="float">
            <text:p>-0.0005401617</text:p>
          </table:table-cell>
          <table:table-cell table:formula="of:=[.$N$1]*[.D48]" office:value-type="float" office:value="-0.000453482848689584" calcext:value-type="float">
            <text:p>-0.00045348284869</text:p>
          </table:table-cell>
          <table:table-cell table:number-columns-repeated="9"/>
        </table:table-row>
        <table:table-row table:style-name="ro1">
          <table:table-cell office:value-type="time" office:time-value="PT13H44M57.823S" calcext:value-type="time">
            <text:p>13:44:57.82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2405884" calcext:value-type="float">
            <text:p>-2.41E-10</text:p>
          </table:table-cell>
          <table:table-cell table:formula="of:=[.C49]*10^9" office:value-type="float" office:value="-0.2405884" calcext:value-type="float">
            <text:p>-0.2405884</text:p>
          </table:table-cell>
          <table:table-cell table:formula="of:=[.$N$1]*[.D49]" office:value-type="float" office:value="-0.201981578837724" calcext:value-type="float">
            <text:p>-0.201981578837724</text:p>
          </table:table-cell>
          <table:table-cell table:number-columns-repeated="9"/>
        </table:table-row>
        <table:table-row table:style-name="ro1">
          <table:table-cell office:value-type="time" office:time-value="PT13H44M58.206S" calcext:value-type="time">
            <text:p>13:44:58.21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06486302" calcext:value-type="float">
            <text:p>-6.49E-11</text:p>
          </table:table-cell>
          <table:table-cell table:formula="of:=[.C50]*10^9" office:value-type="float" office:value="-0.06486302" calcext:value-type="float">
            <text:p>-0.06486302</text:p>
          </table:table-cell>
          <table:table-cell table:formula="of:=[.$N$1]*[.D50]" office:value-type="float" office:value="-0.0544545588556343" calcext:value-type="float">
            <text:p>-0.054454558855634</text:p>
          </table:table-cell>
          <table:table-cell/>
          <table:table-cell office:value-type="float" office:value="-45" calcext:value-type="float">
            <text:p>-45</text:p>
          </table:table-cell>
          <table:table-cell table:formula="of:=AVERAGE([.D49:.D53])" office:value-type="float" office:value="-0.067240694" calcext:value-type="float">
            <text:p>-0.067240694</text:p>
          </table:table-cell>
          <table:table-cell table:style-name="ce3" office:value-type="float" office:value="0.05" calcext:value-type="float">
            <text:p>0.05</text:p>
          </table:table-cell>
          <table:table-cell table:formula="of:=(MAX([.D49:.D53])-MIN([.D49:.D53]))/2" office:value-type="float" office:value="0.165106505" calcext:value-type="float">
            <text:p>0.165106505</text:p>
          </table:table-cell>
          <table:table-cell table:number-columns-repeated="4"/>
        </table:table-row>
        <table:table-row table:style-name="ro1">
          <table:table-cell office:value-type="time" office:time-value="PT13H44M58.59S" calcext:value-type="time">
            <text:p>13:44:58.59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06216212" calcext:value-type="float">
            <text:p>-6.22E-11</text:p>
          </table:table-cell>
          <table:table-cell table:formula="of:=[.C51]*10^9" office:value-type="float" office:value="-0.06216212" calcext:value-type="float">
            <text:p>-0.06216212</text:p>
          </table:table-cell>
          <table:table-cell table:formula="of:=[.$N$1]*[.D51]" office:value-type="float" office:value="-0.0521870677950395" calcext:value-type="float">
            <text:p>-0.05218706779504</text:p>
          </table:table-cell>
          <table:table-cell table:number-columns-repeated="9"/>
        </table:table-row>
        <table:table-row table:style-name="ro1">
          <table:table-cell office:value-type="time" office:time-value="PT13H44M58.974S" calcext:value-type="time">
            <text:p>13:44:58.97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05821454" calcext:value-type="float">
            <text:p>-5.82E-11</text:p>
          </table:table-cell>
          <table:table-cell table:formula="of:=[.C52]*10^9" office:value-type="float" office:value="-0.05821454" calcext:value-type="float">
            <text:p>-0.05821454</text:p>
          </table:table-cell>
          <table:table-cell table:formula="of:=[.$N$1]*[.D52]" office:value-type="float" office:value="-0.0488729494045093" calcext:value-type="float">
            <text:p>-0.048872949404509</text:p>
          </table:table-cell>
          <table:table-cell table:number-columns-repeated="9"/>
        </table:table-row>
        <table:table-row table:style-name="ro1">
          <table:table-cell office:value-type="time" office:time-value="PT13H44M59.358S" calcext:value-type="time">
            <text:p>13:44:59.36</text:p>
          </table:table-cell>
          <table:table-cell office:value-type="float" office:value="-45" calcext:value-type="float">
            <text:p>-45</text:p>
          </table:table-cell>
          <table:table-cell office:value-type="float" office:value="0.00000000008962461" calcext:value-type="float">
            <text:p>8.96E-11</text:p>
          </table:table-cell>
          <table:table-cell table:formula="of:=[.C53]*10^9" office:value-type="float" office:value="0.08962461" calcext:value-type="float">
            <text:p>0.08962461</text:p>
          </table:table-cell>
          <table:table-cell table:formula="of:=[.$N$1]*[.D53]" office:value-type="float" office:value="0.0752426976134979" calcext:value-type="float">
            <text:p>0.075242697613498</text:p>
          </table:table-cell>
          <table:table-cell table:number-columns-repeated="9"/>
        </table:table-row>
        <table:table-row table:style-name="ro1">
          <table:table-cell office:value-type="time" office:time-value="PT13H44M59.741S" calcext:value-type="time">
            <text:p>13:44:59.74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570721" calcext:value-type="float">
            <text:p>-5.71E-10</text:p>
          </table:table-cell>
          <table:table-cell table:formula="of:=[.C54]*10^9" office:value-type="float" office:value="-0.570721" calcext:value-type="float">
            <text:p>-0.570721</text:p>
          </table:table-cell>
          <table:table-cell table:formula="of:=[.$N$1]*[.D54]" office:value-type="float" office:value="-0.479138348548163" calcext:value-type="float">
            <text:p>-0.479138348548163</text:p>
          </table:table-cell>
          <table:table-cell table:number-columns-repeated="9"/>
        </table:table-row>
        <table:table-row table:style-name="ro1">
          <table:table-cell office:value-type="time" office:time-value="PT13H45M00.125S" calcext:value-type="time">
            <text:p>13:45:00.13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3314225" calcext:value-type="float">
            <text:p>-3.31E-10</text:p>
          </table:table-cell>
          <table:table-cell table:formula="of:=[.C55]*10^9" office:value-type="float" office:value="-0.3314225" calcext:value-type="float">
            <text:p>-0.3314225</text:p>
          </table:table-cell>
          <table:table-cell table:formula="of:=[.$N$1]*[.D55]" office:value-type="float" office:value="-0.278239681598721" calcext:value-type="float">
            <text:p>-0.278239681598721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AVERAGE([.D54:.D58])" office:value-type="float" office:value="-0.21709568" calcext:value-type="float">
            <text:p>-0.21709568</text:p>
          </table:table-cell>
          <table:table-cell office:value-type="float" office:value="0.05" calcext:value-type="float">
            <text:p>0.05</text:p>
          </table:table-cell>
          <table:table-cell table:formula="of:=(MAX([.D54:.D58])-MIN([.D54:.D58]))/2" office:value-type="float" office:value="0.35078185" calcext:value-type="float">
            <text:p>0.35078185</text:p>
          </table:table-cell>
          <table:table-cell table:number-columns-repeated="4"/>
        </table:table-row>
        <table:table-row table:style-name="ro1">
          <table:table-cell office:value-type="time" office:time-value="PT13H45M00.509S" calcext:value-type="time">
            <text:p>13:45:00.51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1540347" calcext:value-type="float">
            <text:p>-1.54E-10</text:p>
          </table:table-cell>
          <table:table-cell table:formula="of:=[.C56]*10^9" office:value-type="float" office:value="-0.1540347" calcext:value-type="float">
            <text:p>-0.1540347</text:p>
          </table:table-cell>
          <table:table-cell table:formula="of:=[.$N$1]*[.D56]" office:value-type="float" office:value="-0.129317007394352" calcext:value-type="float">
            <text:p>-0.129317007394352</text:p>
          </table:table-cell>
          <table:table-cell table:number-columns-repeated="9"/>
        </table:table-row>
        <table:table-row table:style-name="ro1">
          <table:table-cell office:value-type="time" office:time-value="PT13H45M00.893S" calcext:value-type="time">
            <text:p>13:45:00.89</text:p>
          </table:table-cell>
          <table:table-cell office:value-type="float" office:value="-50" calcext:value-type="float">
            <text:p>-50</text:p>
          </table:table-cell>
          <table:table-cell office:value-type="float" office:value="0.0000000001308427" calcext:value-type="float">
            <text:p>1.31E-10</text:p>
          </table:table-cell>
          <table:table-cell table:formula="of:=[.C57]*10^9" office:value-type="float" office:value="0.1308427" calcext:value-type="float">
            <text:p>0.1308427</text:p>
          </table:table-cell>
          <table:table-cell table:formula="of:=[.$N$1]*[.D57]" office:value-type="float" office:value="0.109846589134766" calcext:value-type="float">
            <text:p>0.109846589134766</text:p>
          </table:table-cell>
          <table:table-cell table:number-columns-repeated="9"/>
        </table:table-row>
        <table:table-row table:style-name="ro1">
          <table:table-cell office:value-type="time" office:time-value="PT13H45M01.278S" calcext:value-type="time">
            <text:p>13:45:01.28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1601429" calcext:value-type="float">
            <text:p>-1.60E-10</text:p>
          </table:table-cell>
          <table:table-cell table:formula="of:=[.C58]*10^9" office:value-type="float" office:value="-0.1601429" calcext:value-type="float">
            <text:p>-0.1601429</text:p>
          </table:table-cell>
          <table:table-cell table:formula="of:=[.$N$1]*[.D58]" office:value-type="float" office:value="-0.134445034680192" calcext:value-type="float">
            <text:p>-0.134445034680192</text:p>
          </table:table-cell>
          <table:table-cell table:number-columns-repeated="9"/>
        </table:table-row>
        <table:table-row table:style-name="ro1">
          <table:table-cell office:value-type="time" office:time-value="PT13H45M01.661S" calcext:value-type="time">
            <text:p>13:45:01.66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5414699" calcext:value-type="float">
            <text:p>-5.41E-10</text:p>
          </table:table-cell>
          <table:table-cell table:formula="of:=[.C59]*10^9" office:value-type="float" office:value="-0.5414699" calcext:value-type="float">
            <text:p>-0.5414699</text:p>
          </table:table-cell>
          <table:table-cell table:formula="of:=[.$N$1]*[.D59]" office:value-type="float" office:value="-0.454581124007245" calcext:value-type="float">
            <text:p>-0.454581124007245</text:p>
          </table:table-cell>
          <table:table-cell table:number-columns-repeated="9"/>
        </table:table-row>
        <table:table-row table:style-name="ro1">
          <table:table-cell office:value-type="time" office:time-value="PT13H45M02.036S" calcext:value-type="time">
            <text:p>13:45:02.04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6407388" calcext:value-type="float">
            <text:p>-6.41E-10</text:p>
          </table:table-cell>
          <table:table-cell table:formula="of:=[.C60]*10^9" office:value-type="float" office:value="-0.6407388" calcext:value-type="float">
            <text:p>-0.6407388</text:p>
          </table:table-cell>
          <table:table-cell table:formula="of:=[.$N$1]*[.D60]" office:value-type="float" office:value="-0.537920508414324" calcext:value-type="float">
            <text:p>-0.537920508414324</text:p>
          </table:table-cell>
          <table:table-cell/>
          <table:table-cell office:value-type="float" office:value="-55" calcext:value-type="float">
            <text:p>-55</text:p>
          </table:table-cell>
          <table:table-cell table:formula="of:=AVERAGE([.D59:.D63])" office:value-type="float" office:value="-0.2260233828" calcext:value-type="float">
            <text:p>-0.2260233828</text:p>
          </table:table-cell>
          <table:table-cell office:value-type="float" office:value="0.05" calcext:value-type="float">
            <text:p>0.05</text:p>
          </table:table-cell>
          <table:table-cell table:formula="of:=(MAX([.D59:.D63])-MIN([.D59:.D63]))/2" office:value-type="float" office:value="0.49797725" calcext:value-type="float">
            <text:p>0.49797725</text:p>
          </table:table-cell>
          <table:table-cell table:number-columns-repeated="4"/>
        </table:table-row>
        <table:table-row table:style-name="ro1">
          <table:table-cell office:value-type="time" office:time-value="PT13H45M02.412S" calcext:value-type="time">
            <text:p>13:45:02.41</text:p>
          </table:table-cell>
          <table:table-cell office:value-type="float" office:value="-55" calcext:value-type="float">
            <text:p>-55</text:p>
          </table:table-cell>
          <table:table-cell office:value-type="float" office:value="0.0000000003552157" calcext:value-type="float">
            <text:p>3.55E-10</text:p>
          </table:table-cell>
          <table:table-cell table:formula="of:=[.C61]*10^9" office:value-type="float" office:value="0.3552157" calcext:value-type="float">
            <text:p>0.3552157</text:p>
          </table:table-cell>
          <table:table-cell table:formula="of:=[.$N$1]*[.D61]" office:value-type="float" office:value="0.298214826292321" calcext:value-type="float">
            <text:p>0.298214826292321</text:p>
          </table:table-cell>
          <table:table-cell table:number-columns-repeated="9"/>
        </table:table-row>
        <table:table-row table:style-name="ro1">
          <table:table-cell office:value-type="time" office:time-value="PT13H45M02.796S" calcext:value-type="time">
            <text:p>13:45:02.80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004944514" calcext:value-type="float">
            <text:p>-4.94E-12</text:p>
          </table:table-cell>
          <table:table-cell table:formula="of:=[.C62]*10^9" office:value-type="float" office:value="-0.004944514" calcext:value-type="float">
            <text:p>-0.004944514</text:p>
          </table:table-cell>
          <table:table-cell table:formula="of:=[.$N$1]*[.D62]" office:value-type="float" office:value="-0.0041510760464978" calcext:value-type="float">
            <text:p>-0.004151076046498</text:p>
          </table:table-cell>
          <table:table-cell table:number-columns-repeated="9"/>
        </table:table-row>
        <table:table-row table:style-name="ro1">
          <table:table-cell office:value-type="time" office:time-value="PT13H45M03.181S" calcext:value-type="time">
            <text:p>13:45:03.18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2981794" calcext:value-type="float">
            <text:p>-2.98E-10</text:p>
          </table:table-cell>
          <table:table-cell table:formula="of:=[.C63]*10^9" office:value-type="float" office:value="-0.2981794" calcext:value-type="float">
            <text:p>-0.2981794</text:p>
          </table:table-cell>
          <table:table-cell table:formula="of:=[.$N$1]*[.D63]" office:value-type="float" office:value="-0.250331046670934" calcext:value-type="float">
            <text:p>-0.250331046670934</text:p>
          </table:table-cell>
          <table:table-cell table:number-columns-repeated="9"/>
        </table:table-row>
        <table:table-row table:style-name="ro1">
          <table:table-cell office:value-type="time" office:time-value="PT13H45M03.565S" calcext:value-type="time">
            <text:p>13:45:03.57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4732819" calcext:value-type="float">
            <text:p>-4.73E-10</text:p>
          </table:table-cell>
          <table:table-cell table:formula="of:=[.C64]*10^9" office:value-type="float" office:value="-0.4732819" calcext:value-type="float">
            <text:p>-0.4732819</text:p>
          </table:table-cell>
          <table:table-cell table:formula="of:=[.$N$1]*[.D64]" office:value-type="float" office:value="-0.39733513917262" calcext:value-type="float">
            <text:p>-0.39733513917262</text:p>
          </table:table-cell>
          <table:table-cell table:number-columns-repeated="9"/>
        </table:table-row>
        <table:table-row table:style-name="ro1">
          <table:table-cell office:value-type="time" office:time-value="PT13H45M03.947S" calcext:value-type="time">
            <text:p>13:45:03.95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112773" calcext:value-type="float">
            <text:p>-1.13E-10</text:p>
          </table:table-cell>
          <table:table-cell table:formula="of:=[.C65]*10^9" office:value-type="float" office:value="-0.112773" calcext:value-type="float">
            <text:p>-0.112773</text:p>
          </table:table-cell>
          <table:table-cell table:formula="of:=[.$N$1]*[.D65]" office:value-type="float" office:value="-0.0946765038973894" calcext:value-type="float">
            <text:p>-0.094676503897389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AVERAGE([.D64:.D68])" office:value-type="float" office:value="-0.097076204" calcext:value-type="float">
            <text:p>-0.097076204</text:p>
          </table:table-cell>
          <table:table-cell office:value-type="float" office:value="0.05" calcext:value-type="float">
            <text:p>0.05</text:p>
          </table:table-cell>
          <table:table-cell table:formula="of:=(MAX([.D64:.D68])-MIN([.D64:.D68]))/2" office:value-type="float" office:value="0.33035825" calcext:value-type="float">
            <text:p>0.33035825</text:p>
          </table:table-cell>
          <table:table-cell table:number-columns-repeated="4"/>
        </table:table-row>
        <table:table-row table:style-name="ro1">
          <table:table-cell office:value-type="time" office:time-value="PT13H45M04.331S" calcext:value-type="time">
            <text:p>13:45:04.33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04458541" calcext:value-type="float">
            <text:p>-4.46E-11</text:p>
          </table:table-cell>
          <table:table-cell table:formula="of:=[.C66]*10^9" office:value-type="float" office:value="-0.04458541" calcext:value-type="float">
            <text:p>-0.04458541</text:p>
          </table:table-cell>
          <table:table-cell table:formula="of:=[.$N$1]*[.D66]" office:value-type="float" office:value="-0.0374308632707448" calcext:value-type="float">
            <text:p>-0.037430863270745</text:p>
          </table:table-cell>
          <table:table-cell table:number-columns-repeated="9"/>
        </table:table-row>
        <table:table-row table:style-name="ro1">
          <table:table-cell office:value-type="time" office:time-value="PT13H45M04.715S" calcext:value-type="time">
            <text:p>13:45:04.72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04217531" calcext:value-type="float">
            <text:p>-4.22E-11</text:p>
          </table:table-cell>
          <table:table-cell table:formula="of:=[.C67]*10^9" office:value-type="float" office:value="-0.04217531" calcext:value-type="float">
            <text:p>-0.04217531</text:p>
          </table:table-cell>
          <table:table-cell table:formula="of:=[.$N$1]*[.D67]" office:value-type="float" office:value="-0.0354075080168888" calcext:value-type="float">
            <text:p>-0.035407508016889</text:p>
          </table:table-cell>
          <table:table-cell table:number-columns-repeated="9"/>
        </table:table-row>
        <table:table-row table:style-name="ro1">
          <table:table-cell office:value-type="time" office:time-value="PT13H45M05.091S" calcext:value-type="time">
            <text:p>13:45:05.09</text:p>
          </table:table-cell>
          <table:table-cell office:value-type="float" office:value="-60" calcext:value-type="float">
            <text:p>-60</text:p>
          </table:table-cell>
          <table:table-cell office:value-type="float" office:value="0.0000000001874346" calcext:value-type="float">
            <text:p>1.87E-10</text:p>
          </table:table-cell>
          <table:table-cell table:formula="of:=[.C68]*10^9" office:value-type="float" office:value="0.1874346" calcext:value-type="float">
            <text:p>0.1874346</text:p>
          </table:table-cell>
          <table:table-cell table:formula="of:=[.$N$1]*[.D68]" office:value-type="float" office:value="0.157357280886432" calcext:value-type="float">
            <text:p>0.157357280886432</text:p>
          </table:table-cell>
          <table:table-cell table:number-columns-repeated="9"/>
        </table:table-row>
        <table:table-row table:style-name="ro1">
          <table:table-cell office:value-type="time" office:time-value="PT13H45M05.468S" calcext:value-type="time">
            <text:p>13:45:05.47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138203" calcext:value-type="float">
            <text:p>-1.38E-10</text:p>
          </table:table-cell>
          <table:table-cell table:formula="of:=[.C69]*10^9" office:value-type="float" office:value="-0.138203" calcext:value-type="float">
            <text:p>-0.138203</text:p>
          </table:table-cell>
          <table:table-cell table:formula="of:=[.$N$1]*[.D69]" office:value-type="float" office:value="-0.116025794012139" calcext:value-type="float">
            <text:p>-0.116025794012139</text:p>
          </table:table-cell>
          <table:table-cell table:number-columns-repeated="9"/>
        </table:table-row>
        <table:table-row table:style-name="ro1">
          <table:table-cell office:value-type="time" office:time-value="PT13H45M05.851S" calcext:value-type="time">
            <text:p>13:45:05.85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08169172" calcext:value-type="float">
            <text:p>-8.17E-11</text:p>
          </table:table-cell>
          <table:table-cell table:formula="of:=[.C70]*10^9" office:value-type="float" office:value="-0.08169172" calcext:value-type="float">
            <text:p>-0.08169172</text:p>
          </table:table-cell>
          <table:table-cell table:formula="of:=[.$N$1]*[.D70]" office:value-type="float" office:value="-0.0685827853029044" calcext:value-type="float">
            <text:p>-0.068582785302905</text:p>
          </table:table-cell>
          <table:table-cell/>
          <table:table-cell office:value-type="float" office:value="-65" calcext:value-type="float">
            <text:p>-65</text:p>
          </table:table-cell>
          <table:table-cell table:formula="of:=AVERAGE([.D69:.D73])" office:value-type="float" office:value="-0.036287624" calcext:value-type="float">
            <text:p>-0.036287624</text:p>
          </table:table-cell>
          <table:table-cell office:value-type="float" office:value="0.05" calcext:value-type="float">
            <text:p>0.05</text:p>
          </table:table-cell>
          <table:table-cell table:formula="of:=(MAX([.D69:.D73])-MIN([.D69:.D73]))/2" office:value-type="float" office:value="0.3871745" calcext:value-type="float">
            <text:p>0.3871745</text:p>
          </table:table-cell>
          <table:table-cell table:number-columns-repeated="4"/>
        </table:table-row>
        <table:table-row table:style-name="ro1">
          <table:table-cell office:value-type="time" office:time-value="PT13H45M06.234S" calcext:value-type="time">
            <text:p>13:45:06.23</text:p>
          </table:table-cell>
          <table:table-cell office:value-type="float" office:value="-65" calcext:value-type="float">
            <text:p>-65</text:p>
          </table:table-cell>
          <table:table-cell office:value-type="float" office:value="0.0000000004671107" calcext:value-type="float">
            <text:p>4.67E-10</text:p>
          </table:table-cell>
          <table:table-cell table:formula="of:=[.C71]*10^9" office:value-type="float" office:value="0.4671107" calcext:value-type="float">
            <text:p>0.4671107</text:p>
          </table:table-cell>
          <table:table-cell table:formula="of:=[.$N$1]*[.D71]" office:value-type="float" office:value="0.392154221392197" calcext:value-type="float">
            <text:p>0.392154221392197</text:p>
          </table:table-cell>
          <table:table-cell table:number-columns-repeated="9"/>
        </table:table-row>
        <table:table-row table:style-name="ro1">
          <table:table-cell office:value-type="time" office:time-value="PT13H45M06.619S" calcext:value-type="time">
            <text:p>13:45:06.62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3072383" calcext:value-type="float">
            <text:p>-3.07E-10</text:p>
          </table:table-cell>
          <table:table-cell table:formula="of:=[.C72]*10^9" office:value-type="float" office:value="-0.3072383" calcext:value-type="float">
            <text:p>-0.3072383</text:p>
          </table:table-cell>
          <table:table-cell table:formula="of:=[.$N$1]*[.D72]" office:value-type="float" office:value="-0.257936280026046" calcext:value-type="float">
            <text:p>-0.257936280026046</text:p>
          </table:table-cell>
          <table:table-cell table:number-columns-repeated="9"/>
        </table:table-row>
        <table:table-row table:style-name="ro1">
          <table:table-cell office:value-type="time" office:time-value="PT13H45M07.003S" calcext:value-type="time">
            <text:p>13:45:07.00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1214158" calcext:value-type="float">
            <text:p>-1.21E-10</text:p>
          </table:table-cell>
          <table:table-cell table:formula="of:=[.C73]*10^9" office:value-type="float" office:value="-0.1214158" calcext:value-type="float">
            <text:p>-0.1214158</text:p>
          </table:table-cell>
          <table:table-cell table:formula="of:=[.$N$1]*[.D73]" office:value-type="float" office:value="-0.10193240812876" calcext:value-type="float">
            <text:p>-0.10193240812876</text:p>
          </table:table-cell>
          <table:table-cell table:number-columns-repeated="9"/>
        </table:table-row>
        <table:table-row table:style-name="ro1">
          <table:table-cell office:value-type="time" office:time-value="PT13H45M07.387S" calcext:value-type="time">
            <text:p>13:45:07.39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6935935" calcext:value-type="float">
            <text:p>-6.94E-10</text:p>
          </table:table-cell>
          <table:table-cell table:formula="of:=[.C74]*10^9" office:value-type="float" office:value="-0.6935935" calcext:value-type="float">
            <text:p>-0.6935935</text:p>
          </table:table-cell>
          <table:table-cell table:formula="of:=[.$N$1]*[.D74]" office:value-type="float" office:value="-0.582293702446099" calcext:value-type="float">
            <text:p>-0.582293702446099</text:p>
          </table:table-cell>
          <table:table-cell table:number-columns-repeated="9"/>
        </table:table-row>
        <table:table-row table:style-name="ro1">
          <table:table-cell office:value-type="time" office:time-value="PT13H45M07.771S" calcext:value-type="time">
            <text:p>13:45:07.77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3073215" calcext:value-type="float">
            <text:p>-3.07E-10</text:p>
          </table:table-cell>
          <table:table-cell table:formula="of:=[.C75]*10^9" office:value-type="float" office:value="-0.3073215" calcext:value-type="float">
            <text:p>-0.3073215</text:p>
          </table:table-cell>
          <table:table-cell table:formula="of:=[.$N$1]*[.D75]" office:value-type="float" office:value="-0.258006129060161" calcext:value-type="float">
            <text:p>-0.258006129060161</text:p>
          </table:table-cell>
          <table:table-cell/>
          <table:table-cell office:value-type="float" office:value="-70" calcext:value-type="float">
            <text:p>-70</text:p>
          </table:table-cell>
          <table:table-cell table:formula="of:=AVERAGE([.D74:.D78])" office:value-type="float" office:value="-0.162166604" calcext:value-type="float">
            <text:p>-0.162166604</text:p>
          </table:table-cell>
          <table:table-cell office:value-type="float" office:value="0.05" calcext:value-type="float">
            <text:p>0.05</text:p>
          </table:table-cell>
          <table:table-cell table:formula="of:=(MAX([.D74:.D78])-MIN([.D74:.D78]))/2" office:value-type="float" office:value="0.55026975" calcext:value-type="float">
            <text:p>0.55026975</text:p>
          </table:table-cell>
          <table:table-cell table:number-columns-repeated="4"/>
        </table:table-row>
        <table:table-row table:style-name="ro1">
          <table:table-cell office:value-type="time" office:time-value="PT13H45M08.154S" calcext:value-type="time">
            <text:p>13:45:08.15</text:p>
          </table:table-cell>
          <table:table-cell office:value-type="float" office:value="-70" calcext:value-type="float">
            <text:p>-70</text:p>
          </table:table-cell>
          <table:table-cell office:value-type="float" office:value="0.000000000406946" calcext:value-type="float">
            <text:p>4.07E-10</text:p>
          </table:table-cell>
          <table:table-cell table:formula="of:=[.C76]*10^9" office:value-type="float" office:value="0.406946" calcext:value-type="float">
            <text:p>0.406946</text:p>
          </table:table-cell>
          <table:table-cell table:formula="of:=[.$N$1]*[.D76]" office:value-type="float" office:value="0.34164405092555" calcext:value-type="float">
            <text:p>0.34164405092555</text:p>
          </table:table-cell>
          <table:table-cell table:number-columns-repeated="9"/>
        </table:table-row>
        <table:table-row table:style-name="ro1">
          <table:table-cell office:value-type="time" office:time-value="PT13H45M08.537S" calcext:value-type="time">
            <text:p>13:45:08.54</text:p>
          </table:table-cell>
          <table:table-cell office:value-type="float" office:value="-70" calcext:value-type="float">
            <text:p>-70</text:p>
          </table:table-cell>
          <table:table-cell office:value-type="float" office:value="0.00000000005426498" calcext:value-type="float">
            <text:p>5.43E-11</text:p>
          </table:table-cell>
          <table:table-cell table:formula="of:=[.C77]*10^9" office:value-type="float" office:value="0.05426498" calcext:value-type="float">
            <text:p>0.05426498</text:p>
          </table:table-cell>
          <table:table-cell table:formula="of:=[.$N$1]*[.D77]" office:value-type="float" office:value="0.0455571687412923" calcext:value-type="float">
            <text:p>0.045557168741292</text:p>
          </table:table-cell>
          <table:table-cell table:number-columns-repeated="9"/>
        </table:table-row>
        <table:table-row table:style-name="ro1">
          <table:table-cell office:value-type="time" office:time-value="PT13H45M08.921S" calcext:value-type="time">
            <text:p>13:45:08.92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271129" calcext:value-type="float">
            <text:p>-2.71E-10</text:p>
          </table:table-cell>
          <table:table-cell table:formula="of:=[.C78]*10^9" office:value-type="float" office:value="-0.271129" calcext:value-type="float">
            <text:p>-0.271129</text:p>
          </table:table-cell>
          <table:table-cell table:formula="of:=[.$N$1]*[.D78]" office:value-type="float" office:value="-0.22762137945426" calcext:value-type="float">
            <text:p>-0.22762137945426</text:p>
          </table:table-cell>
          <table:table-cell table:number-columns-repeated="9"/>
        </table:table-row>
        <table:table-row table:style-name="ro1">
          <table:table-cell office:value-type="time" office:time-value="PT13H45M09.306S" calcext:value-type="time">
            <text:p>13:45:09.31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07230087" calcext:value-type="float">
            <text:p>-7.23E-11</text:p>
          </table:table-cell>
          <table:table-cell table:formula="of:=[.C79]*10^9" office:value-type="float" office:value="-0.07230087" calcext:value-type="float">
            <text:p>-0.07230087</text:p>
          </table:table-cell>
          <table:table-cell table:formula="of:=[.$N$1]*[.D79]" office:value-type="float" office:value="-0.0606988694132429" calcext:value-type="float">
            <text:p>-0.060698869413243</text:p>
          </table:table-cell>
          <table:table-cell table:number-columns-repeated="9"/>
        </table:table-row>
        <table:table-row table:style-name="ro1">
          <table:table-cell office:value-type="time" office:time-value="PT13H45M09.69S" calcext:value-type="time">
            <text:p>13:45:09.69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6681214" calcext:value-type="float">
            <text:p>-6.68E-10</text:p>
          </table:table-cell>
          <table:table-cell table:formula="of:=[.C80]*10^9" office:value-type="float" office:value="-0.6681214" calcext:value-type="float">
            <text:p>-0.6681214</text:p>
          </table:table-cell>
          <table:table-cell table:formula="of:=[.$N$1]*[.D80]" office:value-type="float" office:value="-0.560909068048462" calcext:value-type="float">
            <text:p>-0.560909068048462</text:p>
          </table:table-cell>
          <table:table-cell/>
          <table:table-cell office:value-type="float" office:value="-75" calcext:value-type="float">
            <text:p>-75</text:p>
          </table:table-cell>
          <table:table-cell table:formula="of:=AVERAGE([.D79:.D83])" office:value-type="float" office:value="-0.10715982" calcext:value-type="float">
            <text:p>-0.10715982</text:p>
          </table:table-cell>
          <table:table-cell office:value-type="float" office:value="0.05" calcext:value-type="float">
            <text:p>0.05</text:p>
          </table:table-cell>
          <table:table-cell table:formula="of:=(MAX([.D79:.D83])-MIN([.D79:.D83]))/2" office:value-type="float" office:value="0.5898872" calcext:value-type="float">
            <text:p>0.5898872</text:p>
          </table:table-cell>
          <table:table-cell table:number-columns-repeated="4"/>
        </table:table-row>
        <table:table-row table:style-name="ro1">
          <table:table-cell office:value-type="time" office:time-value="PT13H45M10.074S" calcext:value-type="time">
            <text:p>13:45:10.07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02725803" calcext:value-type="float">
            <text:p>-2.73E-11</text:p>
          </table:table-cell>
          <table:table-cell table:formula="of:=[.C81]*10^9" office:value-type="float" office:value="-0.02725803" calcext:value-type="float">
            <text:p>-0.02725803</text:p>
          </table:table-cell>
          <table:table-cell table:formula="of:=[.$N$1]*[.D81]" office:value-type="float" office:value="-0.0228839791752472" calcext:value-type="float">
            <text:p>-0.022883979175247</text:p>
          </table:table-cell>
          <table:table-cell table:number-columns-repeated="9"/>
        </table:table-row>
        <table:table-row table:style-name="ro1">
          <table:table-cell office:value-type="time" office:time-value="PT13H45M10.457S" calcext:value-type="time">
            <text:p>13:45:10.46</text:p>
          </table:table-cell>
          <table:table-cell office:value-type="float" office:value="-75" calcext:value-type="float">
            <text:p>-75</text:p>
          </table:table-cell>
          <table:table-cell office:value-type="float" office:value="0.000000000511653" calcext:value-type="float">
            <text:p>5.12E-10</text:p>
          </table:table-cell>
          <table:table-cell table:formula="of:=[.C82]*10^9" office:value-type="float" office:value="0.511653" calcext:value-type="float">
            <text:p>0.511653</text:p>
          </table:table-cell>
          <table:table-cell table:formula="of:=[.$N$1]*[.D82]" office:value-type="float" office:value="0.429548892453078" calcext:value-type="float">
            <text:p>0.429548892453078</text:p>
          </table:table-cell>
          <table:table-cell table:number-columns-repeated="9"/>
        </table:table-row>
        <table:table-row table:style-name="ro1">
          <table:table-cell office:value-type="time" office:time-value="PT13H45M10.841S" calcext:value-type="time">
            <text:p>13:45:10.84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2797718" calcext:value-type="float">
            <text:p>-2.80E-10</text:p>
          </table:table-cell>
          <table:table-cell table:formula="of:=[.C83]*10^9" office:value-type="float" office:value="-0.2797718" calcext:value-type="float">
            <text:p>-0.2797718</text:p>
          </table:table-cell>
          <table:table-cell table:formula="of:=[.$N$1]*[.D83]" office:value-type="float" office:value="-0.234877283685631" calcext:value-type="float">
            <text:p>-0.234877283685631</text:p>
          </table:table-cell>
          <table:table-cell table:number-columns-repeated="9"/>
        </table:table-row>
        <table:table-row table:style-name="ro1">
          <table:table-cell office:value-type="time" office:time-value="PT13H45M11.225S" calcext:value-type="time">
            <text:p>13:45:11.23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3119337" calcext:value-type="float">
            <text:p>-3.12E-10</text:p>
          </table:table-cell>
          <table:table-cell table:formula="of:=[.C84]*10^9" office:value-type="float" office:value="-0.3119337" calcext:value-type="float">
            <text:p>-0.3119337</text:p>
          </table:table-cell>
          <table:table-cell table:formula="of:=[.$N$1]*[.D84]" office:value-type="float" office:value="-0.261878216982585" calcext:value-type="float">
            <text:p>-0.261878216982585</text:p>
          </table:table-cell>
          <table:table-cell table:number-columns-repeated="9"/>
        </table:table-row>
        <table:table-row table:style-name="ro1">
          <table:table-cell office:value-type="time" office:time-value="PT13H45M11.608S" calcext:value-type="time">
            <text:p>13:45:11.61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01217449" calcext:value-type="float">
            <text:p>-1.22E-11</text:p>
          </table:table-cell>
          <table:table-cell table:formula="of:=[.C85]*10^9" office:value-type="float" office:value="-0.01217449" calcext:value-type="float">
            <text:p>-0.01217449</text:p>
          </table:table-cell>
          <table:table-cell table:formula="of:=[.$N$1]*[.D85]" office:value-type="float" office:value="-0.0102208697998078" calcext:value-type="float">
            <text:p>-0.010220869799808</text:p>
          </table:table-cell>
          <table:table-cell/>
          <table:table-cell office:value-type="float" office:value="-80" calcext:value-type="float">
            <text:p>-80</text:p>
          </table:table-cell>
          <table:table-cell table:formula="of:=AVERAGE([.D84:.D88])" office:value-type="float" office:value="-0.165988158" calcext:value-type="float">
            <text:p>-0.165988158</text:p>
          </table:table-cell>
          <table:table-cell office:value-type="float" office:value="0.05" calcext:value-type="float">
            <text:p>0.05</text:p>
          </table:table-cell>
          <table:table-cell table:formula="of:=(MAX([.D84:.D88])-MIN([.D84:.D88]))/2" office:value-type="float" office:value="0.51854575" calcext:value-type="float">
            <text:p>0.51854575</text:p>
          </table:table-cell>
          <table:table-cell table:number-columns-repeated="4"/>
        </table:table-row>
        <table:table-row table:style-name="ro1">
          <table:table-cell office:value-type="time" office:time-value="PT13H45M11.992S" calcext:value-type="time">
            <text:p>13:45:11.99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6960862" calcext:value-type="float">
            <text:p>-6.96E-10</text:p>
          </table:table-cell>
          <table:table-cell table:formula="of:=[.C86]*10^9" office:value-type="float" office:value="-0.6960862" calcext:value-type="float">
            <text:p>-0.6960862</text:p>
          </table:table-cell>
          <table:table-cell table:formula="of:=[.$N$1]*[.D86]" office:value-type="float" office:value="-0.584386403015074" calcext:value-type="float">
            <text:p>-0.584386403015074</text:p>
          </table:table-cell>
          <table:table-cell table:number-columns-repeated="9"/>
        </table:table-row>
        <table:table-row table:style-name="ro1">
          <table:table-cell office:value-type="time" office:time-value="PT13H45M12.376S" calcext:value-type="time">
            <text:p>13:45:12.38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1507517" calcext:value-type="float">
            <text:p>-1.51E-10</text:p>
          </table:table-cell>
          <table:table-cell table:formula="of:=[.C87]*10^9" office:value-type="float" office:value="-0.1507517" calcext:value-type="float">
            <text:p>-0.1507517</text:p>
          </table:table-cell>
          <table:table-cell table:formula="of:=[.$N$1]*[.D87]" office:value-type="float" office:value="-0.126560824954449" calcext:value-type="float">
            <text:p>-0.126560824954449</text:p>
          </table:table-cell>
          <table:table-cell table:number-columns-repeated="9"/>
        </table:table-row>
        <table:table-row table:style-name="ro1">
          <table:table-cell office:value-type="time" office:time-value="PT13H45M12.76S" calcext:value-type="time">
            <text:p>13:45:12.76</text:p>
          </table:table-cell>
          <table:table-cell office:value-type="float" office:value="-80" calcext:value-type="float">
            <text:p>-80</text:p>
          </table:table-cell>
          <table:table-cell office:value-type="float" office:value="0.0000000003410053" calcext:value-type="float">
            <text:p>3.41E-10</text:p>
          </table:table-cell>
          <table:table-cell table:formula="of:=[.C88]*10^9" office:value-type="float" office:value="0.3410053" calcext:value-type="float">
            <text:p>0.3410053</text:p>
          </table:table-cell>
          <table:table-cell table:formula="of:=[.$N$1]*[.D88]" office:value-type="float" office:value="0.286284745590526" calcext:value-type="float">
            <text:p>0.286284745590526</text:p>
          </table:table-cell>
          <table:table-cell table:number-columns-repeated="9"/>
        </table:table-row>
        <table:table-row table:style-name="ro1">
          <table:table-cell office:value-type="time" office:time-value="PT13H45M13.144S" calcext:value-type="time">
            <text:p>13:45:13.14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2735395" calcext:value-type="float">
            <text:p>-2.74E-10</text:p>
          </table:table-cell>
          <table:table-cell table:formula="of:=[.C89]*10^9" office:value-type="float" office:value="-0.2735395" calcext:value-type="float">
            <text:p>-0.2735395</text:p>
          </table:table-cell>
          <table:table-cell table:formula="of:=[.$N$1]*[.D89]" office:value-type="float" office:value="-0.22964507052078" calcext:value-type="float">
            <text:p>-0.22964507052078</text:p>
          </table:table-cell>
          <table:table-cell table:number-columns-repeated="9"/>
        </table:table-row>
        <table:table-row table:style-name="ro1">
          <table:table-cell office:value-type="time" office:time-value="PT13H45M13.527S" calcext:value-type="time">
            <text:p>13:45:13.53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3145096" calcext:value-type="float">
            <text:p>-3.15E-10</text:p>
          </table:table-cell>
          <table:table-cell table:formula="of:=[.C90]*10^9" office:value-type="float" office:value="-0.3145096" calcext:value-type="float">
            <text:p>-0.3145096</text:p>
          </table:table-cell>
          <table:table-cell table:formula="of:=[.$N$1]*[.D90]" office:value-type="float" office:value="-0.264040766585675" calcext:value-type="float">
            <text:p>-0.264040766585675</text:p>
          </table:table-cell>
          <table:table-cell/>
          <table:table-cell office:value-type="float" office:value="-85" calcext:value-type="float">
            <text:p>-85</text:p>
          </table:table-cell>
          <table:table-cell table:formula="of:=AVERAGE([.D89:.D93])" office:value-type="float" office:value="-0.24330732" calcext:value-type="float">
            <text:p>-0.24330732</text:p>
          </table:table-cell>
          <table:table-cell office:value-type="float" office:value="0.05" calcext:value-type="float">
            <text:p>0.05</text:p>
          </table:table-cell>
          <table:table-cell table:formula="of:=(MAX([.D89:.D93])-MIN([.D89:.D93]))/2" office:value-type="float" office:value="0.30854405" calcext:value-type="float">
            <text:p>0.30854405</text:p>
          </table:table-cell>
          <table:table-cell table:number-columns-repeated="4"/>
        </table:table-row>
        <table:table-row table:style-name="ro1">
          <table:table-cell office:value-type="time" office:time-value="PT13H45M13.911S" calcext:value-type="time">
            <text:p>13:45:13.91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3191226" calcext:value-type="float">
            <text:p>-3.19E-10</text:p>
          </table:table-cell>
          <table:table-cell table:formula="of:=[.C91]*10^9" office:value-type="float" office:value="-0.3191226" calcext:value-type="float">
            <text:p>-0.3191226</text:p>
          </table:table-cell>
          <table:table-cell table:formula="of:=[.$N$1]*[.D91]" office:value-type="float" office:value="-0.267913526133428" calcext:value-type="float">
            <text:p>-0.267913526133428</text:p>
          </table:table-cell>
          <table:table-cell table:number-columns-repeated="9"/>
        </table:table-row>
        <table:table-row table:style-name="ro1">
          <table:table-cell office:value-type="time" office:time-value="PT13H45M14.295S" calcext:value-type="time">
            <text:p>13:45:14.30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4632265" calcext:value-type="float">
            <text:p>-4.63E-10</text:p>
          </table:table-cell>
          <table:table-cell table:formula="of:=[.C92]*10^9" office:value-type="float" office:value="-0.4632265" calcext:value-type="float">
            <text:p>-0.4632265</text:p>
          </table:table-cell>
          <table:table-cell table:formula="of:=[.$N$1]*[.D92]" office:value-type="float" office:value="-0.388893312518281" calcext:value-type="float">
            <text:p>-0.388893312518281</text:p>
          </table:table-cell>
          <table:table-cell table:number-columns-repeated="9"/>
        </table:table-row>
        <table:table-row table:style-name="ro1">
          <table:table-cell office:value-type="time" office:time-value="PT13H45M14.679S" calcext:value-type="time">
            <text:p>13:45:14.68</text:p>
          </table:table-cell>
          <table:table-cell office:value-type="float" office:value="-85" calcext:value-type="float">
            <text:p>-85</text:p>
          </table:table-cell>
          <table:table-cell office:value-type="float" office:value="0.0000000001538616" calcext:value-type="float">
            <text:p>1.54E-10</text:p>
          </table:table-cell>
          <table:table-cell table:formula="of:=[.C93]*10^9" office:value-type="float" office:value="0.1538616" calcext:value-type="float">
            <text:p>0.1538616</text:p>
          </table:table-cell>
          <table:table-cell table:formula="of:=[.$N$1]*[.D93]" office:value-type="float" office:value="0.129171684463999" calcext:value-type="float">
            <text:p>0.129171684463999</text:p>
          </table:table-cell>
          <table:table-cell table:number-columns-repeated="9"/>
        </table:table-row>
        <table:table-row table:style-name="ro1">
          <table:table-cell office:value-type="time" office:time-value="PT13H45M15.063S" calcext:value-type="time">
            <text:p>13:45:15.06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1461812" calcext:value-type="float">
            <text:p>-1.46E-10</text:p>
          </table:table-cell>
          <table:table-cell table:formula="of:=[.C94]*10^9" office:value-type="float" office:value="-0.1461812" calcext:value-type="float">
            <text:p>-0.1461812</text:p>
          </table:table-cell>
          <table:table-cell table:formula="of:=[.$N$1]*[.D94]" office:value-type="float" office:value="-0.122723745502248" calcext:value-type="float">
            <text:p>-0.122723745502248</text:p>
          </table:table-cell>
          <table:table-cell table:number-columns-repeated="9"/>
        </table:table-row>
        <table:table-row table:style-name="ro1">
          <table:table-cell office:value-type="time" office:time-value="PT13H45M15.446S" calcext:value-type="time">
            <text:p>13:45:15.45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3070723" calcext:value-type="float">
            <text:p>-3.07E-10</text:p>
          </table:table-cell>
          <table:table-cell table:formula="of:=[.C95]*10^9" office:value-type="float" office:value="-0.3070723" calcext:value-type="float">
            <text:p>-0.3070723</text:p>
          </table:table-cell>
          <table:table-cell table:formula="of:=[.$N$1]*[.D95]" office:value-type="float" office:value="-0.25779691777048" calcext:value-type="float">
            <text:p>-0.25779691777048</text:p>
          </table:table-cell>
          <table:table-cell/>
          <table:table-cell office:value-type="float" office:value="-90" calcext:value-type="float">
            <text:p>-90</text:p>
          </table:table-cell>
          <table:table-cell table:formula="of:=AVERAGE([.D94:.D98])" office:value-type="float" office:value="-0.30855974" calcext:value-type="float">
            <text:p>-0.30855974</text:p>
          </table:table-cell>
          <table:table-cell office:value-type="float" office:value="0.05" calcext:value-type="float">
            <text:p>0.05</text:p>
          </table:table-cell>
          <table:table-cell table:formula="of:=(MAX([.D94:.D98])-MIN([.D94:.D98]))/2" office:value-type="float" office:value="0.1281062" calcext:value-type="float">
            <text:p>0.1281062</text:p>
          </table:table-cell>
          <table:table-cell table:number-columns-repeated="4"/>
        </table:table-row>
        <table:table-row table:style-name="ro1">
          <table:table-cell office:value-type="time" office:time-value="PT13H45M15.83S" calcext:value-type="time">
            <text:p>13:45:15.83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379581" calcext:value-type="float">
            <text:p>-3.80E-10</text:p>
          </table:table-cell>
          <table:table-cell table:formula="of:=[.C96]*10^9" office:value-type="float" office:value="-0.379581" calcext:value-type="float">
            <text:p>-0.379581</text:p>
          </table:table-cell>
          <table:table-cell table:formula="of:=[.$N$1]*[.D96]" office:value-type="float" office:value="-0.318670267048628" calcext:value-type="float">
            <text:p>-0.318670267048628</text:p>
          </table:table-cell>
          <table:table-cell table:number-columns-repeated="9"/>
        </table:table-row>
        <table:table-row table:style-name="ro1">
          <table:table-cell office:value-type="time" office:time-value="PT13H45M16.214S" calcext:value-type="time">
            <text:p>13:45:16.21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4023936" calcext:value-type="float">
            <text:p>-4.02E-10</text:p>
          </table:table-cell>
          <table:table-cell table:formula="of:=[.C97]*10^9" office:value-type="float" office:value="-0.4023936" calcext:value-type="float">
            <text:p>-0.4023936</text:p>
          </table:table-cell>
          <table:table-cell table:formula="of:=[.$N$1]*[.D97]" office:value-type="float" office:value="-0.337822166996396" calcext:value-type="float">
            <text:p>-0.337822166996396</text:p>
          </table:table-cell>
          <table:table-cell table:number-columns-repeated="9"/>
        </table:table-row>
        <table:table-row table:style-name="ro1">
          <table:table-cell office:value-type="time" office:time-value="PT13H45M16.598S" calcext:value-type="time">
            <text:p>13:45:16.60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3075706" calcext:value-type="float">
            <text:p>-3.08E-10</text:p>
          </table:table-cell>
          <table:table-cell table:formula="of:=[.C98]*10^9" office:value-type="float" office:value="-0.3075706" calcext:value-type="float">
            <text:p>-0.3075706</text:p>
          </table:table-cell>
          <table:table-cell table:formula="of:=[.$N$1]*[.D98]" office:value-type="float" office:value="-0.258215256396676" calcext:value-type="float">
            <text:p>-0.258215256396676</text:p>
          </table:table-cell>
          <table:table-cell table:number-columns-repeated="9"/>
        </table:table-row>
        <table:table-row table:style-name="ro1">
          <table:table-cell office:value-type="time" office:time-value="PT13H45M16.983S" calcext:value-type="time">
            <text:p>13:45:16.98</text:p>
          </table:table-cell>
          <table:table-cell office:value-type="float" office:value="-95" calcext:value-type="float">
            <text:p>-95</text:p>
          </table:table-cell>
          <table:table-cell office:value-type="float" office:value="0.0000000001702327" calcext:value-type="float">
            <text:p>1.70E-10</text:p>
          </table:table-cell>
          <table:table-cell table:formula="of:=[.C99]*10^9" office:value-type="float" office:value="0.1702327" calcext:value-type="float">
            <text:p>0.1702327</text:p>
          </table:table-cell>
          <table:table-cell table:formula="of:=[.$N$1]*[.D99]" office:value-type="float" office:value="0.142915741223636" calcext:value-type="float">
            <text:p>0.142915741223636</text:p>
          </table:table-cell>
          <table:table-cell table:number-columns-repeated="9"/>
        </table:table-row>
        <table:table-row table:style-name="ro1">
          <table:table-cell office:value-type="time" office:time-value="PT13H45M17.366S" calcext:value-type="time">
            <text:p>13:45:17.37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01873978" calcext:value-type="float">
            <text:p>-1.87E-11</text:p>
          </table:table-cell>
          <table:table-cell table:formula="of:=[.C100]*10^9" office:value-type="float" office:value="-0.01873978" calcext:value-type="float">
            <text:p>-0.01873978</text:p>
          </table:table-cell>
          <table:table-cell table:formula="of:=[.$N$1]*[.D100]" office:value-type="float" office:value="-0.0157326386121343" calcext:value-type="float">
            <text:p>-0.015732638612134</text:p>
          </table:table-cell>
          <table:table-cell/>
          <table:table-cell office:value-type="float" office:value="-95" calcext:value-type="float">
            <text:p>-95</text:p>
          </table:table-cell>
          <table:table-cell table:formula="of:=AVERAGE([.D99:.D103])" office:value-type="float" office:value="-0.221317936" calcext:value-type="float">
            <text:p>-0.221317936</text:p>
          </table:table-cell>
          <table:table-cell office:value-type="float" office:value="0.05" calcext:value-type="float">
            <text:p>0.05</text:p>
          </table:table-cell>
          <table:table-cell table:formula="of:=(MAX([.D99:.D103])-MIN([.D99:.D103]))/2" office:value-type="float" office:value="0.34614845" calcext:value-type="float">
            <text:p>0.34614845</text:p>
          </table:table-cell>
          <table:table-cell table:number-columns-repeated="4"/>
        </table:table-row>
        <table:table-row table:style-name="ro1">
          <table:table-cell office:value-type="time" office:time-value="PT13H45M17.75S" calcext:value-type="time">
            <text:p>13:45:17.75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4029342" calcext:value-type="float">
            <text:p>-4.03E-10</text:p>
          </table:table-cell>
          <table:table-cell table:formula="of:=[.C101]*10^9" office:value-type="float" office:value="-0.4029342" calcext:value-type="float">
            <text:p>-0.4029342</text:p>
          </table:table-cell>
          <table:table-cell table:formula="of:=[.$N$1]*[.D101]" office:value-type="float" office:value="-0.338276017811812" calcext:value-type="float">
            <text:p>-0.338276017811812</text:p>
          </table:table-cell>
          <table:table-cell table:number-columns-repeated="9"/>
        </table:table-row>
        <table:table-row table:style-name="ro1">
          <table:table-cell office:value-type="time" office:time-value="PT13H45M18.134S" calcext:value-type="time">
            <text:p>13:45:18.13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3330842" calcext:value-type="float">
            <text:p>-3.33E-10</text:p>
          </table:table-cell>
          <table:table-cell table:formula="of:=[.C102]*10^9" office:value-type="float" office:value="-0.3330842" calcext:value-type="float">
            <text:p>-0.3330842</text:p>
          </table:table-cell>
          <table:table-cell table:formula="of:=[.$N$1]*[.D102]" office:value-type="float" office:value="-0.279634731358205" calcext:value-type="float">
            <text:p>-0.279634731358205</text:p>
          </table:table-cell>
          <table:table-cell table:number-columns-repeated="9"/>
        </table:table-row>
        <table:table-row table:style-name="ro1">
          <table:table-cell office:value-type="time" office:time-value="PT13H45M18.518S" calcext:value-type="time">
            <text:p>13:45:18.52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5220642" calcext:value-type="float">
            <text:p>-5.22E-10</text:p>
          </table:table-cell>
          <table:table-cell table:formula="of:=[.C103]*10^9" office:value-type="float" office:value="-0.5220642" calcext:value-type="float">
            <text:p>-0.5220642</text:p>
          </table:table-cell>
          <table:table-cell table:formula="of:=[.$N$1]*[.D103]" office:value-type="float" office:value="-0.438289424472059" calcext:value-type="float">
            <text:p>-0.438289424472059</text:p>
          </table:table-cell>
          <table:table-cell table:number-columns-repeated="9"/>
        </table:table-row>
        <table:table-row table:style-name="ro1">
          <table:table-cell office:value-type="time" office:time-value="PT13H45M18.902S" calcext:value-type="time">
            <text:p>13:45:18.90</text:p>
          </table:table-cell>
          <table:table-cell office:value-type="float" office:value="-100" calcext:value-type="float">
            <text:p>-100</text:p>
          </table:table-cell>
          <table:table-cell office:value-type="float" office:value="0.000000000139319" calcext:value-type="float">
            <text:p>1.39E-10</text:p>
          </table:table-cell>
          <table:table-cell table:formula="of:=[.C104]*10^9" office:value-type="float" office:value="0.139319" calcext:value-type="float">
            <text:p>0.139319</text:p>
          </table:table-cell>
          <table:table-cell table:formula="of:=[.$N$1]*[.D104]" office:value-type="float" office:value="0.11696271134474" calcext:value-type="float">
            <text:p>0.11696271134474</text:p>
          </table:table-cell>
          <table:table-cell table:number-columns-repeated="9"/>
        </table:table-row>
        <table:table-row table:style-name="ro1">
          <table:table-cell office:value-type="time" office:time-value="PT13H45M19.286S" calcext:value-type="time">
            <text:p>13:45:19.29</text:p>
          </table:table-cell>
          <table:table-cell office:value-type="float" office:value="-100" calcext:value-type="float">
            <text:p>-100</text:p>
          </table:table-cell>
          <table:table-cell office:value-type="float" office:value="0.00000000001279757" calcext:value-type="float">
            <text:p>1.28E-11</text:p>
          </table:table-cell>
          <table:table-cell table:formula="of:=[.C105]*10^9" office:value-type="float" office:value="0.01279757" calcext:value-type="float">
            <text:p>0.01279757</text:p>
          </table:table-cell>
          <table:table-cell table:formula="of:=[.$N$1]*[.D105]" office:value-type="float" office:value="0.0107439651865439" calcext:value-type="float">
            <text:p>0.010743965186544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AVERAGE([.D104:.D108])" office:value-type="float" office:value="-0.171138986" calcext:value-type="float">
            <text:p>-0.171138986</text:p>
          </table:table-cell>
          <table:table-cell office:value-type="float" office:value="0.05" calcext:value-type="float">
            <text:p>0.05</text:p>
          </table:table-cell>
          <table:table-cell table:formula="of:=(MAX([.D104:.D108])-MIN([.D104:.D108]))/2" office:value-type="float" office:value="0.33910605" calcext:value-type="float">
            <text:p>0.33910605</text:p>
          </table:table-cell>
          <table:table-cell table:number-columns-repeated="4"/>
        </table:table-row>
        <table:table-row table:style-name="ro1">
          <table:table-cell office:value-type="time" office:time-value="PT13H45M19.67S" calcext:value-type="time">
            <text:p>13:45:19.67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3464637" calcext:value-type="float">
            <text:p>-3.46E-10</text:p>
          </table:table-cell>
          <table:table-cell table:formula="of:=[.C106]*10^9" office:value-type="float" office:value="-0.3464637" calcext:value-type="float">
            <text:p>-0.3464637</text:p>
          </table:table-cell>
          <table:table-cell table:formula="of:=[.$N$1]*[.D106]" office:value-type="float" office:value="-0.290867245203674" calcext:value-type="float">
            <text:p>-0.290867245203674</text:p>
          </table:table-cell>
          <table:table-cell table:number-columns-repeated="9"/>
        </table:table-row>
        <table:table-row table:style-name="ro1">
          <table:table-cell office:value-type="time" office:time-value="PT13H45M20.054S" calcext:value-type="time">
            <text:p>13:45:20.05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1224547" calcext:value-type="float">
            <text:p>-1.22E-10</text:p>
          </table:table-cell>
          <table:table-cell table:formula="of:=[.C107]*10^9" office:value-type="float" office:value="-0.1224547" calcext:value-type="float">
            <text:p>-0.1224547</text:p>
          </table:table-cell>
          <table:table-cell table:formula="of:=[.$N$1]*[.D107]" office:value-type="float" office:value="-0.102804597570373" calcext:value-type="float">
            <text:p>-0.102804597570373</text:p>
          </table:table-cell>
          <table:table-cell table:number-columns-repeated="9"/>
        </table:table-row>
        <table:table-row table:style-name="ro1">
          <table:table-cell office:value-type="time" office:time-value="PT13H45M20.438S" calcext:value-type="time">
            <text:p>13:45:20.44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5388931" calcext:value-type="float">
            <text:p>-5.39E-10</text:p>
          </table:table-cell>
          <table:table-cell table:formula="of:=[.C108]*10^9" office:value-type="float" office:value="-0.5388931" calcext:value-type="float">
            <text:p>-0.5388931</text:p>
          </table:table-cell>
          <table:table-cell table:formula="of:=[.$N$1]*[.D108]" office:value-type="float" office:value="-0.452417818825661" calcext:value-type="float">
            <text:p>-0.452417818825661</text:p>
          </table:table-cell>
          <table:table-cell table:number-columns-repeated="9"/>
        </table:table-row>
        <table:table-row table:style-name="ro1">
          <table:table-cell office:value-type="time" office:time-value="PT13H45M20.822S" calcext:value-type="time">
            <text:p>13:45:20.82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120751" calcext:value-type="float">
            <text:p>-1.21E-10</text:p>
          </table:table-cell>
          <table:table-cell table:formula="of:=[.C109]*10^9" office:value-type="float" office:value="-0.120751" calcext:value-type="float">
            <text:p>-0.120751</text:p>
          </table:table-cell>
          <table:table-cell table:formula="of:=[.$N$1]*[.D109]" office:value-type="float" office:value="-0.101374287481167" calcext:value-type="float">
            <text:p>-0.101374287481167</text:p>
          </table:table-cell>
          <table:table-cell table:number-columns-repeated="9"/>
        </table:table-row>
        <table:table-row table:style-name="ro1">
          <table:table-cell office:value-type="time" office:time-value="PT13H45M21.205S" calcext:value-type="time">
            <text:p>13:45:21.21</text:p>
          </table:table-cell>
          <table:table-cell office:value-type="float" office:value="-105" calcext:value-type="float">
            <text:p>-105</text:p>
          </table:table-cell>
          <table:table-cell office:value-type="float" office:value="0.00000000006664705" calcext:value-type="float">
            <text:p>6.66E-11</text:p>
          </table:table-cell>
          <table:table-cell table:formula="of:=[.C110]*10^9" office:value-type="float" office:value="0.06664705" calcext:value-type="float">
            <text:p>0.06664705</text:p>
          </table:table-cell>
          <table:table-cell table:formula="of:=[.$N$1]*[.D110]" office:value-type="float" office:value="0.0559523085230907" calcext:value-type="float">
            <text:p>0.055952308523091</text:p>
          </table:table-cell>
          <table:table-cell/>
          <table:table-cell office:value-type="float" office:value="-105" calcext:value-type="float">
            <text:p>-105</text:p>
          </table:table-cell>
          <table:table-cell table:formula="of:=AVERAGE([.D109:.D113])" office:value-type="float" office:value="-0.13453949" calcext:value-type="float">
            <text:p>-0.13453949</text:p>
          </table:table-cell>
          <table:table-cell office:value-type="float" office:value="0.05" calcext:value-type="float">
            <text:p>0.05</text:p>
          </table:table-cell>
          <table:table-cell table:formula="of:=(MAX([.D109:.D113])-MIN([.D109:.D113]))/2" office:value-type="float" office:value="0.25244985" calcext:value-type="float">
            <text:p>0.25244985</text:p>
          </table:table-cell>
          <table:table-cell table:number-columns-repeated="4"/>
        </table:table-row>
        <table:table-row table:style-name="ro1">
          <table:table-cell office:value-type="time" office:time-value="PT13H45M21.589S" calcext:value-type="time">
            <text:p>13:45:21.59</text:p>
          </table:table-cell>
          <table:table-cell office:value-type="float" office:value="-105" calcext:value-type="float">
            <text:p>-105</text:p>
          </table:table-cell>
          <table:table-cell office:value-type="float" office:value="0.0000000000719655" calcext:value-type="float">
            <text:p>7.20E-11</text:p>
          </table:table-cell>
          <table:table-cell table:formula="of:=[.C111]*10^9" office:value-type="float" office:value="0.0719655" calcext:value-type="float">
            <text:p>0.0719655</text:p>
          </table:table-cell>
          <table:table-cell table:formula="of:=[.$N$1]*[.D111]" office:value-type="float" office:value="0.0604173156804162" calcext:value-type="float">
            <text:p>0.060417315680416</text:p>
          </table:table-cell>
          <table:table-cell table:number-columns-repeated="9"/>
        </table:table-row>
        <table:table-row table:style-name="ro1">
          <table:table-cell office:value-type="time" office:time-value="PT13H45M21.973S" calcext:value-type="time">
            <text:p>13:45:21.97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2576248" calcext:value-type="float">
            <text:p>-2.58E-10</text:p>
          </table:table-cell>
          <table:table-cell table:formula="of:=[.C112]*10^9" office:value-type="float" office:value="-0.2576248" calcext:value-type="float">
            <text:p>-0.2576248</text:p>
          </table:table-cell>
          <table:table-cell table:formula="of:=[.$N$1]*[.D112]" office:value-type="float" office:value="-0.216284176010784" calcext:value-type="float">
            <text:p>-0.216284176010784</text:p>
          </table:table-cell>
          <table:table-cell table:number-columns-repeated="9"/>
        </table:table-row>
        <table:table-row table:style-name="ro1">
          <table:table-cell office:value-type="time" office:time-value="PT13H45M22.357S" calcext:value-type="time">
            <text:p>13:45:22.36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4329342" calcext:value-type="float">
            <text:p>-4.33E-10</text:p>
          </table:table-cell>
          <table:table-cell table:formula="of:=[.C113]*10^9" office:value-type="float" office:value="-0.4329342" calcext:value-type="float">
            <text:p>-0.4329342</text:p>
          </table:table-cell>
          <table:table-cell table:formula="of:=[.$N$1]*[.D113]" office:value-type="float" office:value="-0.363461967612932" calcext:value-type="float">
            <text:p>-0.363461967612932</text:p>
          </table:table-cell>
          <table:table-cell table:number-columns-repeated="9"/>
        </table:table-row>
        <table:table-row table:style-name="ro1">
          <table:table-cell office:value-type="time" office:time-value="PT13H45M22.741S" calcext:value-type="time">
            <text:p>13:45:22.74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2025679" calcext:value-type="float">
            <text:p>-2.03E-10</text:p>
          </table:table-cell>
          <table:table-cell table:formula="of:=[.C114]*10^9" office:value-type="float" office:value="-0.2025679" calcext:value-type="float">
            <text:p>-0.2025679</text:p>
          </table:table-cell>
          <table:table-cell table:formula="of:=[.$N$1]*[.D114]" office:value-type="float" office:value="-0.170062165357275" calcext:value-type="float">
            <text:p>-0.170062165357275</text:p>
          </table:table-cell>
          <table:table-cell table:number-columns-repeated="9"/>
        </table:table-row>
        <table:table-row table:style-name="ro1">
          <table:table-cell office:value-type="time" office:time-value="PT13H45M23.124S" calcext:value-type="time">
            <text:p>13:45:23.12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1266099" calcext:value-type="float">
            <text:p>-1.27E-10</text:p>
          </table:table-cell>
          <table:table-cell table:formula="of:=[.C115]*10^9" office:value-type="float" office:value="-0.1266099" calcext:value-type="float">
            <text:p>-0.1266099</text:p>
          </table:table-cell>
          <table:table-cell table:formula="of:=[.$N$1]*[.D115]" office:value-type="float" office:value="-0.10629301952416" calcext:value-type="float">
            <text:p>-0.10629301952416</text:p>
          </table:table-cell>
          <table:table-cell/>
          <table:table-cell office:value-type="float" office:value="-110" calcext:value-type="float">
            <text:p>-110</text:p>
          </table:table-cell>
          <table:table-cell table:formula="of:=AVERAGE([.D114:.D118])" office:value-type="float" office:value="-0.07782818" calcext:value-type="float">
            <text:p>-0.07782818</text:p>
          </table:table-cell>
          <table:table-cell office:value-type="float" office:value="0.05" calcext:value-type="float">
            <text:p>0.05</text:p>
          </table:table-cell>
          <table:table-cell table:formula="of:=(MAX([.D114:.D118])-MIN([.D114:.D118]))/2" office:value-type="float" office:value="0.139822015" calcext:value-type="float">
            <text:p>0.139822015</text:p>
          </table:table-cell>
          <table:table-cell table:number-columns-repeated="4"/>
        </table:table-row>
        <table:table-row table:style-name="ro1">
          <table:table-cell office:value-type="time" office:time-value="PT13H45M23.508S" calcext:value-type="time">
            <text:p>13:45:23.51</text:p>
          </table:table-cell>
          <table:table-cell office:value-type="float" office:value="-110" calcext:value-type="float">
            <text:p>-110</text:p>
          </table:table-cell>
          <table:table-cell office:value-type="float" office:value="0.00000000007707613" calcext:value-type="float">
            <text:p>7.71E-11</text:p>
          </table:table-cell>
          <table:table-cell table:formula="of:=[.C116]*10^9" office:value-type="float" office:value="0.07707613" calcext:value-type="float">
            <text:p>0.07707613</text:p>
          </table:table-cell>
          <table:table-cell table:formula="of:=[.$N$1]*[.D116]" office:value-type="float" office:value="0.0647078513681528" calcext:value-type="float">
            <text:p>0.064707851368153</text:p>
          </table:table-cell>
          <table:table-cell table:number-columns-repeated="9"/>
        </table:table-row>
        <table:table-row table:style-name="ro1">
          <table:table-cell office:value-type="time" office:time-value="PT13H45M23.892S" calcext:value-type="time">
            <text:p>13:45:23.89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03739685" calcext:value-type="float">
            <text:p>-3.74E-11</text:p>
          </table:table-cell>
          <table:table-cell table:formula="of:=[.C117]*10^9" office:value-type="float" office:value="-0.03739685" calcext:value-type="float">
            <text:p>-0.03739685</text:p>
          </table:table-cell>
          <table:table-cell table:formula="of:=[.$N$1]*[.D117]" office:value-type="float" office:value="-0.0313958395606669" calcext:value-type="float">
            <text:p>-0.031395839560667</text:p>
          </table:table-cell>
          <table:table-cell table:number-columns-repeated="9"/>
        </table:table-row>
        <table:table-row table:style-name="ro1">
          <table:table-cell office:value-type="time" office:time-value="PT13H45M24.276S" calcext:value-type="time">
            <text:p>13:45:24.28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09964238" calcext:value-type="float">
            <text:p>-9.96E-11</text:p>
          </table:table-cell>
          <table:table-cell table:formula="of:=[.C118]*10^9" office:value-type="float" office:value="-0.09964238" calcext:value-type="float">
            <text:p>-0.09964238</text:p>
          </table:table-cell>
          <table:table-cell table:formula="of:=[.$N$1]*[.D118]" office:value-type="float" office:value="-0.0836529326914701" calcext:value-type="float">
            <text:p>-0.08365293269147</text:p>
          </table:table-cell>
          <table:table-cell table:number-columns-repeated="9"/>
        </table:table-row>
        <table:table-row table:style-name="ro1">
          <table:table-cell office:value-type="time" office:time-value="PT13H45M24.66S" calcext:value-type="time">
            <text:p>13:45:24.66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6008479" calcext:value-type="float">
            <text:p>-6.01E-10</text:p>
          </table:table-cell>
          <table:table-cell table:formula="of:=[.C119]*10^9" office:value-type="float" office:value="-0.6008479" calcext:value-type="float">
            <text:p>-0.6008479</text:p>
          </table:table-cell>
          <table:table-cell table:formula="of:=[.$N$1]*[.D119]" office:value-type="float" office:value="-0.504430834916941" calcext:value-type="float">
            <text:p>-0.504430834916941</text:p>
          </table:table-cell>
          <table:table-cell table:number-columns-repeated="9"/>
        </table:table-row>
        <table:table-row table:style-name="ro1">
          <table:table-cell office:value-type="time" office:time-value="PT13H45M25.044S" calcext:value-type="time">
            <text:p>13:45:25.04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1920968" calcext:value-type="float">
            <text:p>-1.92E-10</text:p>
          </table:table-cell>
          <table:table-cell table:formula="of:=[.C120]*10^9" office:value-type="float" office:value="-0.1920968" calcext:value-type="float">
            <text:p>-0.1920968</text:p>
          </table:table-cell>
          <table:table-cell table:formula="of:=[.$N$1]*[.D120]" office:value-type="float" office:value="-0.161271345391858" calcext:value-type="float">
            <text:p>-0.161271345391858</text:p>
          </table:table-cell>
          <table:table-cell/>
          <table:table-cell office:value-type="float" office:value="-115" calcext:value-type="float">
            <text:p>-115</text:p>
          </table:table-cell>
          <table:table-cell table:formula="of:=AVERAGE([.D119:.D123])" office:value-type="float" office:value="-0.24240968" calcext:value-type="float">
            <text:p>-0.24240968</text:p>
          </table:table-cell>
          <table:table-cell office:value-type="float" office:value="0.05" calcext:value-type="float">
            <text:p>0.05</text:p>
          </table:table-cell>
          <table:table-cell table:formula="of:=(MAX([.D119:.D123])-MIN([.D119:.D123]))/2" office:value-type="float" office:value="0.3748825" calcext:value-type="float">
            <text:p>0.3748825</text:p>
          </table:table-cell>
          <table:table-cell table:number-columns-repeated="4"/>
        </table:table-row>
        <table:table-row table:style-name="ro1">
          <table:table-cell office:value-type="time" office:time-value="PT13H45M25.428S" calcext:value-type="time">
            <text:p>13:45:25.43</text:p>
          </table:table-cell>
          <table:table-cell office:value-type="float" office:value="-115" calcext:value-type="float">
            <text:p>-115</text:p>
          </table:table-cell>
          <table:table-cell office:value-type="float" office:value="0.0000000001489171" calcext:value-type="float">
            <text:p>1.49E-10</text:p>
          </table:table-cell>
          <table:table-cell table:formula="of:=[.C121]*10^9" office:value-type="float" office:value="0.1489171" calcext:value-type="float">
            <text:p>0.1489171</text:p>
          </table:table-cell>
          <table:table-cell table:formula="of:=[.$N$1]*[.D121]" office:value-type="float" office:value="0.125020620170945" calcext:value-type="float">
            <text:p>0.125020620170945</text:p>
          </table:table-cell>
          <table:table-cell table:number-columns-repeated="9"/>
        </table:table-row>
        <table:table-row table:style-name="ro1">
          <table:table-cell office:value-type="time" office:time-value="PT13H45M25.811S" calcext:value-type="time">
            <text:p>13:45:25.81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2288288" calcext:value-type="float">
            <text:p>-2.29E-10</text:p>
          </table:table-cell>
          <table:table-cell table:formula="of:=[.C122]*10^9" office:value-type="float" office:value="-0.2288288" calcext:value-type="float">
            <text:p>-0.2288288</text:p>
          </table:table-cell>
          <table:table-cell table:formula="of:=[.$N$1]*[.D122]" office:value-type="float" office:value="-0.192109022328349" calcext:value-type="float">
            <text:p>-0.192109022328349</text:p>
          </table:table-cell>
          <table:table-cell table:number-columns-repeated="9"/>
        </table:table-row>
        <table:table-row table:style-name="ro1">
          <table:table-cell office:value-type="time" office:time-value="PT13H45M26.195S" calcext:value-type="time">
            <text:p>13:45:26.20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339192" calcext:value-type="float">
            <text:p>-3.39E-10</text:p>
          </table:table-cell>
          <table:table-cell table:formula="of:=[.C123]*10^9" office:value-type="float" office:value="-0.339192" calcext:value-type="float">
            <text:p>-0.339192</text:p>
          </table:table-cell>
          <table:table-cell table:formula="of:=[.$N$1]*[.D123]" office:value-type="float" office:value="-0.284762422831381" calcext:value-type="float">
            <text:p>-0.284762422831381</text:p>
          </table:table-cell>
          <table:table-cell table:number-columns-repeated="9"/>
        </table:table-row>
        <table:table-row table:style-name="ro1">
          <table:table-cell office:value-type="time" office:time-value="PT13H45M26.58S" calcext:value-type="time">
            <text:p>13:45:26.58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4595697" calcext:value-type="float">
            <text:p>-4.60E-10</text:p>
          </table:table-cell>
          <table:table-cell table:formula="of:=[.C124]*10^9" office:value-type="float" office:value="-0.4595697" calcext:value-type="float">
            <text:p>-0.4595697</text:p>
          </table:table-cell>
          <table:table-cell table:formula="of:=[.$N$1]*[.D124]" office:value-type="float" office:value="-0.385823313143856" calcext:value-type="float">
            <text:p>-0.385823313143856</text:p>
          </table:table-cell>
          <table:table-cell table:number-columns-repeated="9"/>
        </table:table-row>
        <table:table-row table:style-name="ro1">
          <table:table-cell office:value-type="time" office:time-value="PT13H45M26.963S" calcext:value-type="time">
            <text:p>13:45:26.96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5789083" calcext:value-type="float">
            <text:p>-5.79E-10</text:p>
          </table:table-cell>
          <table:table-cell table:formula="of:=[.C125]*10^9" office:value-type="float" office:value="-0.5789083" calcext:value-type="float">
            <text:p>-0.5789083</text:p>
          </table:table-cell>
          <table:table-cell table:formula="of:=[.$N$1]*[.D125]" office:value-type="float" office:value="-0.486011846108386" calcext:value-type="float">
            <text:p>-0.486011846108386</text:p>
          </table:table-cell>
          <table:table-cell/>
          <table:table-cell office:value-type="float" office:value="-120" calcext:value-type="float">
            <text:p>-120</text:p>
          </table:table-cell>
          <table:table-cell table:formula="of:=AVERAGE([.D124:.D128])" office:value-type="float" office:value="-0.27115646" calcext:value-type="float">
            <text:p>-0.27115646</text:p>
          </table:table-cell>
          <table:table-cell office:value-type="float" office:value="0.05" calcext:value-type="float">
            <text:p>0.05</text:p>
          </table:table-cell>
          <table:table-cell table:formula="of:=(MAX([.D124:.D128])-MIN([.D124:.D128]))/2" office:value-type="float" office:value="0.4043206" calcext:value-type="float">
            <text:p>0.4043206</text:p>
          </table:table-cell>
          <table:table-cell table:number-columns-repeated="4"/>
        </table:table-row>
        <table:table-row table:style-name="ro1">
          <table:table-cell office:value-type="time" office:time-value="PT13H45M27.347S" calcext:value-type="time">
            <text:p>13:45:27.35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2156985" calcext:value-type="float">
            <text:p>-2.16E-10</text:p>
          </table:table-cell>
          <table:table-cell table:formula="of:=[.C126]*10^9" office:value-type="float" office:value="-0.2156985" calcext:value-type="float">
            <text:p>-0.2156985</text:p>
          </table:table-cell>
          <table:table-cell table:formula="of:=[.$N$1]*[.D126]" office:value-type="float" office:value="-0.181085719772561" calcext:value-type="float">
            <text:p>-0.181085719772561</text:p>
          </table:table-cell>
          <table:table-cell table:number-columns-repeated="9"/>
        </table:table-row>
        <table:table-row table:style-name="ro1">
          <table:table-cell office:value-type="time" office:time-value="PT13H45M27.731S" calcext:value-type="time">
            <text:p>13:45:27.73</text:p>
          </table:table-cell>
          <table:table-cell office:value-type="float" office:value="-120" calcext:value-type="float">
            <text:p>-120</text:p>
          </table:table-cell>
          <table:table-cell office:value-type="float" office:value="0.0000000002297329" calcext:value-type="float">
            <text:p>2.30E-10</text:p>
          </table:table-cell>
          <table:table-cell table:formula="of:=[.C127]*10^9" office:value-type="float" office:value="0.2297329" calcext:value-type="float">
            <text:p>0.2297329</text:p>
          </table:table-cell>
          <table:table-cell table:formula="of:=[.$N$1]*[.D127]" office:value-type="float" office:value="0.192868042902189" calcext:value-type="float">
            <text:p>0.192868042902189</text:p>
          </table:table-cell>
          <table:table-cell table:number-columns-repeated="9"/>
        </table:table-row>
        <table:table-row table:style-name="ro1">
          <table:table-cell office:value-type="time" office:time-value="PT13H45M28.114S" calcext:value-type="time">
            <text:p>13:45:28.11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3313387" calcext:value-type="float">
            <text:p>-3.31E-10</text:p>
          </table:table-cell>
          <table:table-cell table:formula="of:=[.C128]*10^9" office:value-type="float" office:value="-0.3313387" calcext:value-type="float">
            <text:p>-0.3313387</text:p>
          </table:table-cell>
          <table:table-cell table:formula="of:=[.$N$1]*[.D128]" office:value-type="float" office:value="-0.27816932884561" calcext:value-type="float">
            <text:p>-0.27816932884561</text:p>
          </table:table-cell>
          <table:table-cell table:number-columns-repeated="9"/>
        </table:table-row>
        <table:table-row table:style-name="ro1">
          <table:table-cell office:value-type="time" office:time-value="PT13H45M28.498S" calcext:value-type="time">
            <text:p>13:45:28.50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4731572" calcext:value-type="float">
            <text:p>-4.73E-10</text:p>
          </table:table-cell>
          <table:table-cell table:formula="of:=[.C129]*10^9" office:value-type="float" office:value="-0.4731572" calcext:value-type="float">
            <text:p>-0.4731572</text:p>
          </table:table-cell>
          <table:table-cell table:formula="of:=[.$N$1]*[.D129]" office:value-type="float" office:value="-0.397230449574613" calcext:value-type="float">
            <text:p>-0.397230449574613</text:p>
          </table:table-cell>
          <table:table-cell table:number-columns-repeated="9"/>
        </table:table-row>
        <table:table-row table:style-name="ro1">
          <table:table-cell office:value-type="time" office:time-value="PT13H45M28.874S" calcext:value-type="time">
            <text:p>13:45:28.87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4062577" calcext:value-type="float">
            <text:p>-4.06E-10</text:p>
          </table:table-cell>
          <table:table-cell table:formula="of:=[.C130]*10^9" office:value-type="float" office:value="-0.4062577" calcext:value-type="float">
            <text:p>-0.4062577</text:p>
          </table:table-cell>
          <table:table-cell table:formula="of:=[.$N$1]*[.D130]" office:value-type="float" office:value="-0.341066201283946" calcext:value-type="float">
            <text:p>-0.341066201283946</text:p>
          </table:table-cell>
          <table:table-cell/>
          <table:table-cell office:value-type="float" office:value="-125" calcext:value-type="float">
            <text:p>-125</text:p>
          </table:table-cell>
          <table:table-cell table:formula="of:=AVERAGE([.D129:.D133])" office:value-type="float" office:value="-0.240913034" calcext:value-type="float">
            <text:p>-0.240913034</text:p>
          </table:table-cell>
          <table:table-cell office:value-type="float" office:value="0.05" calcext:value-type="float">
            <text:p>0.05</text:p>
          </table:table-cell>
          <table:table-cell table:formula="of:=(MAX([.D129:.D133])-MIN([.D129:.D133]))/2" office:value-type="float" office:value="0.271584915" calcext:value-type="float">
            <text:p>0.271584915</text:p>
          </table:table-cell>
          <table:table-cell table:number-columns-repeated="4"/>
        </table:table-row>
        <table:table-row table:style-name="ro1">
          <table:table-cell office:value-type="time" office:time-value="PT13H45M29.25S" calcext:value-type="time">
            <text:p>13:45:29.25</text:p>
          </table:table-cell>
          <table:table-cell office:value-type="float" office:value="-125" calcext:value-type="float">
            <text:p>-125</text:p>
          </table:table-cell>
          <table:table-cell office:value-type="float" office:value="0.00000000007001263" calcext:value-type="float">
            <text:p>7.00E-11</text:p>
          </table:table-cell>
          <table:table-cell table:formula="of:=[.C131]*10^9" office:value-type="float" office:value="0.07001263" calcext:value-type="float">
            <text:p>0.07001263</text:p>
          </table:table-cell>
          <table:table-cell table:formula="of:=[.$N$1]*[.D131]" office:value-type="float" office:value="0.0587778194874791" calcext:value-type="float">
            <text:p>0.058777819487479</text:p>
          </table:table-cell>
          <table:table-cell table:number-columns-repeated="9"/>
        </table:table-row>
        <table:table-row table:style-name="ro1">
          <table:table-cell office:value-type="time" office:time-value="PT13H45M29.634S" calcext:value-type="time">
            <text:p>13:45:29.63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1972491" calcext:value-type="float">
            <text:p>-1.97E-10</text:p>
          </table:table-cell>
          <table:table-cell table:formula="of:=[.C132]*10^9" office:value-type="float" office:value="-0.1972491" calcext:value-type="float">
            <text:p>-0.1972491</text:p>
          </table:table-cell>
          <table:table-cell table:formula="of:=[.$N$1]*[.D132]" office:value-type="float" office:value="-0.165596864363869" calcext:value-type="float">
            <text:p>-0.165596864363869</text:p>
          </table:table-cell>
          <table:table-cell table:number-columns-repeated="9"/>
        </table:table-row>
        <table:table-row table:style-name="ro1">
          <table:table-cell office:value-type="time" office:time-value="PT13H45M30.018S" calcext:value-type="time">
            <text:p>13:45:30.02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1979138" calcext:value-type="float">
            <text:p>-1.98E-10</text:p>
          </table:table-cell>
          <table:table-cell table:formula="of:=[.C133]*10^9" office:value-type="float" office:value="-0.1979138" calcext:value-type="float">
            <text:p>-0.1979138</text:p>
          </table:table-cell>
          <table:table-cell table:formula="of:=[.$N$1]*[.D133]" office:value-type="float" office:value="-0.166154901058295" calcext:value-type="float">
            <text:p>-0.166154901058295</text:p>
          </table:table-cell>
          <table:table-cell table:number-columns-repeated="9"/>
        </table:table-row>
        <table:table-row table:style-name="ro1">
          <table:table-cell office:value-type="time" office:time-value="PT13H45M30.401S" calcext:value-type="time">
            <text:p>13:45:30.40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5429657" calcext:value-type="float">
            <text:p>-5.43E-10</text:p>
          </table:table-cell>
          <table:table-cell table:formula="of:=[.C134]*10^9" office:value-type="float" office:value="-0.5429657" calcext:value-type="float">
            <text:p>-0.5429657</text:p>
          </table:table-cell>
          <table:table-cell table:formula="of:=[.$N$1]*[.D134]" office:value-type="float" office:value="-0.455836895464329" calcext:value-type="float">
            <text:p>-0.455836895464329</text:p>
          </table:table-cell>
          <table:table-cell table:number-columns-repeated="9"/>
        </table:table-row>
        <table:table-row table:style-name="ro1">
          <table:table-cell office:value-type="time" office:time-value="PT13H45M30.785S" calcext:value-type="time">
            <text:p>13:45:30.79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6062494" calcext:value-type="float">
            <text:p>-6.06E-10</text:p>
          </table:table-cell>
          <table:table-cell table:formula="of:=[.C135]*10^9" office:value-type="float" office:value="-0.6062494" calcext:value-type="float">
            <text:p>-0.6062494</text:p>
          </table:table-cell>
          <table:table-cell table:formula="of:=[.$N$1]*[.D135]" office:value-type="float" office:value="-0.508965565178633" calcext:value-type="float">
            <text:p>-0.508965565178633</text:p>
          </table:table-cell>
          <table:table-cell/>
          <table:table-cell office:value-type="float" office:value="-130" calcext:value-type="float">
            <text:p>-130</text:p>
          </table:table-cell>
          <table:table-cell table:formula="of:=AVERAGE([.D134:.D138])" office:value-type="float" office:value="-0.32460916" calcext:value-type="float">
            <text:p>-0.32460916</text:p>
          </table:table-cell>
          <table:table-cell office:value-type="float" office:value="0.05" calcext:value-type="float">
            <text:p>0.05</text:p>
          </table:table-cell>
          <table:table-cell table:formula="of:=(MAX([.D134:.D138])-MIN([.D134:.D138]))/2" office:value-type="float" office:value="0.4094733" calcext:value-type="float">
            <text:p>0.4094733</text:p>
          </table:table-cell>
          <table:table-cell table:number-columns-repeated="4"/>
        </table:table-row>
        <table:table-row table:style-name="ro1">
          <table:table-cell office:value-type="time" office:time-value="PT13H45M31.169S" calcext:value-type="time">
            <text:p>13:45:31.17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2390093" calcext:value-type="float">
            <text:p>-2.39E-10</text:p>
          </table:table-cell>
          <table:table-cell table:formula="of:=[.C136]*10^9" office:value-type="float" office:value="-0.2390093" calcext:value-type="float">
            <text:p>-0.2390093</text:p>
          </table:table-cell>
          <table:table-cell table:formula="of:=[.$N$1]*[.D136]" office:value-type="float" office:value="-0.200655874393359" calcext:value-type="float">
            <text:p>-0.200655874393359</text:p>
          </table:table-cell>
          <table:table-cell table:number-columns-repeated="9"/>
        </table:table-row>
        <table:table-row table:style-name="ro1">
          <table:table-cell office:value-type="time" office:time-value="PT13H45M31.553S" calcext:value-type="time">
            <text:p>13:45:31.55</text:p>
          </table:table-cell>
          <table:table-cell office:value-type="float" office:value="-130" calcext:value-type="float">
            <text:p>-130</text:p>
          </table:table-cell>
          <table:table-cell office:value-type="float" office:value="0.0000000002126972" calcext:value-type="float">
            <text:p>2.13E-10</text:p>
          </table:table-cell>
          <table:table-cell table:formula="of:=[.C137]*10^9" office:value-type="float" office:value="0.2126972" calcext:value-type="float">
            <text:p>0.2126972</text:p>
          </table:table-cell>
          <table:table-cell table:formula="of:=[.$N$1]*[.D137]" office:value-type="float" office:value="0.178566033401291" calcext:value-type="float">
            <text:p>0.178566033401291</text:p>
          </table:table-cell>
          <table:table-cell table:number-columns-repeated="9"/>
        </table:table-row>
        <table:table-row table:style-name="ro1">
          <table:table-cell office:value-type="time" office:time-value="PT13H45M31.937S" calcext:value-type="time">
            <text:p>13:45:31.94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4475186" calcext:value-type="float">
            <text:p>-4.48E-10</text:p>
          </table:table-cell>
          <table:table-cell table:formula="of:=[.C138]*10^9" office:value-type="float" office:value="-0.4475186" calcext:value-type="float">
            <text:p>-0.4475186</text:p>
          </table:table-cell>
          <table:table-cell table:formula="of:=[.$N$1]*[.D138]" office:value-type="float" office:value="-0.37570603315558" calcext:value-type="float">
            <text:p>-0.37570603315558</text:p>
          </table:table-cell>
          <table:table-cell table:number-columns-repeated="9"/>
        </table:table-row>
        <table:table-row table:style-name="ro1">
          <table:table-cell office:value-type="time" office:time-value="PT13H45M32.321S" calcext:value-type="time">
            <text:p>13:45:32.32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3104795" calcext:value-type="float">
            <text:p>-3.10E-10</text:p>
          </table:table-cell>
          <table:table-cell table:formula="of:=[.C139]*10^9" office:value-type="float" office:value="-0.3104795" calcext:value-type="float">
            <text:p>-0.3104795</text:p>
          </table:table-cell>
          <table:table-cell table:formula="of:=[.$N$1]*[.D139]" office:value-type="float" office:value="-0.260657370042559" calcext:value-type="float">
            <text:p>-0.260657370042559</text:p>
          </table:table-cell>
          <table:table-cell table:number-columns-repeated="9"/>
        </table:table-row>
        <table:table-row table:style-name="ro1">
          <table:table-cell office:value-type="time" office:time-value="PT13H45M32.704S" calcext:value-type="time">
            <text:p>13:45:32.70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4679217" calcext:value-type="float">
            <text:p>-4.68E-10</text:p>
          </table:table-cell>
          <table:table-cell table:formula="of:=[.C140]*10^9" office:value-type="float" office:value="-0.4679217" calcext:value-type="float">
            <text:p>-0.4679217</text:p>
          </table:table-cell>
          <table:table-cell table:formula="of:=[.$N$1]*[.D140]" office:value-type="float" office:value="-0.392835081568488" calcext:value-type="float">
            <text:p>-0.392835081568488</text:p>
          </table:table-cell>
          <table:table-cell/>
          <table:table-cell office:value-type="float" office:value="-135" calcext:value-type="float">
            <text:p>-135</text:p>
          </table:table-cell>
          <table:table-cell table:formula="of:=AVERAGE([.D139:.D143])" office:value-type="float" office:value="-0.271337972" calcext:value-type="float">
            <text:p>-0.271337972</text:p>
          </table:table-cell>
          <table:table-cell office:value-type="float" office:value="0.05" calcext:value-type="float">
            <text:p>0.05</text:p>
          </table:table-cell>
          <table:table-cell table:formula="of:=(MAX([.D139:.D143])-MIN([.D139:.D143]))/2" office:value-type="float" office:value="0.27999887" calcext:value-type="float">
            <text:p>0.27999887</text:p>
          </table:table-cell>
          <table:table-cell table:number-columns-repeated="4"/>
        </table:table-row>
        <table:table-row table:style-name="ro1">
          <table:table-cell office:value-type="time" office:time-value="PT13H45M33.087S" calcext:value-type="time">
            <text:p>13:45:33.09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3859386" calcext:value-type="float">
            <text:p>-3.86E-10</text:p>
          </table:table-cell>
          <table:table-cell table:formula="of:=[.C141]*10^9" office:value-type="float" office:value="-0.3859386" calcext:value-type="float">
            <text:p>-0.3859386</text:p>
          </table:table-cell>
          <table:table-cell table:formula="of:=[.$N$1]*[.D141]" office:value-type="float" office:value="-0.324007673530482" calcext:value-type="float">
            <text:p>-0.324007673530482</text:p>
          </table:table-cell>
          <table:table-cell table:number-columns-repeated="9"/>
        </table:table-row>
        <table:table-row table:style-name="ro1">
          <table:table-cell office:value-type="time" office:time-value="PT13H45M33.471S" calcext:value-type="time">
            <text:p>13:45:33.47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2844261" calcext:value-type="float">
            <text:p>-2.84E-10</text:p>
          </table:table-cell>
          <table:table-cell table:formula="of:=[.C142]*10^9" office:value-type="float" office:value="-0.2844261" calcext:value-type="float">
            <text:p>-0.2844261</text:p>
          </table:table-cell>
          <table:table-cell table:formula="of:=[.$N$1]*[.D142]" office:value-type="float" office:value="-0.238784715890943" calcext:value-type="float">
            <text:p>-0.238784715890943</text:p>
          </table:table-cell>
          <table:table-cell table:number-columns-repeated="9"/>
        </table:table-row>
        <table:table-row table:style-name="ro1">
          <table:table-cell office:value-type="time" office:time-value="PT13H45M33.856S" calcext:value-type="time">
            <text:p>13:45:33.86</text:p>
          </table:table-cell>
          <table:table-cell office:value-type="float" office:value="-135" calcext:value-type="float">
            <text:p>-135</text:p>
          </table:table-cell>
          <table:table-cell office:value-type="float" office:value="0.00000000009207604" calcext:value-type="float">
            <text:p>9.21E-11</text:p>
          </table:table-cell>
          <table:table-cell table:formula="of:=[.C143]*10^9" office:value-type="float" office:value="0.09207604" calcext:value-type="float">
            <text:p>0.09207604</text:p>
          </table:table-cell>
          <table:table-cell table:formula="of:=[.$N$1]*[.D143]" office:value-type="float" office:value="0.0773007507108632" calcext:value-type="float">
            <text:p>0.077300750710863</text:p>
          </table:table-cell>
          <table:table-cell table:number-columns-repeated="9"/>
        </table:table-row>
        <table:table-row table:style-name="ro1">
          <table:table-cell office:value-type="time" office:time-value="PT13H45M34.24S" calcext:value-type="time">
            <text:p>13:45:34.24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3343722" calcext:value-type="float">
            <text:p>-3.34E-10</text:p>
          </table:table-cell>
          <table:table-cell table:formula="of:=[.C144]*10^9" office:value-type="float" office:value="-0.3343722" calcext:value-type="float">
            <text:p>-0.3343722</text:p>
          </table:table-cell>
          <table:table-cell table:formula="of:=[.$N$1]*[.D144]" office:value-type="float" office:value="-0.280716048136333" calcext:value-type="float">
            <text:p>-0.280716048136333</text:p>
          </table:table-cell>
          <table:table-cell table:number-columns-repeated="9"/>
        </table:table-row>
        <table:table-row table:style-name="ro1">
          <table:table-cell office:value-type="time" office:time-value="PT13H45M34.623S" calcext:value-type="time">
            <text:p>13:45:34.62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3496638" calcext:value-type="float">
            <text:p>-3.50E-10</text:p>
          </table:table-cell>
          <table:table-cell table:formula="of:=[.C145]*10^9" office:value-type="float" office:value="-0.3496638" calcext:value-type="float">
            <text:p>-0.3496638</text:p>
          </table:table-cell>
          <table:table-cell table:formula="of:=[.$N$1]*[.D145]" office:value-type="float" office:value="-0.29355383046896" calcext:value-type="float">
            <text:p>-0.29355383046896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AVERAGE([.D144:.D148])" office:value-type="float" office:value="-0.3022854038" calcext:value-type="float">
            <text:p>-0.3022854038</text:p>
          </table:table-cell>
          <table:table-cell office:value-type="float" office:value="0.05" calcext:value-type="float">
            <text:p>0.05</text:p>
          </table:table-cell>
          <table:table-cell table:formula="of:=(MAX([.D144:.D148])-MIN([.D144:.D148]))/2" office:value-type="float" office:value="0.2904723405" calcext:value-type="float">
            <text:p>0.2904723405</text:p>
          </table:table-cell>
          <table:table-cell table:number-columns-repeated="4"/>
        </table:table-row>
        <table:table-row table:style-name="ro1">
          <table:table-cell office:value-type="time" office:time-value="PT13H45M35.007S" calcext:value-type="time">
            <text:p>13:45:35.01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589421" calcext:value-type="float">
            <text:p>-5.89E-10</text:p>
          </table:table-cell>
          <table:table-cell table:formula="of:=[.C146]*10^9" office:value-type="float" office:value="-0.589421" calcext:value-type="float">
            <text:p>-0.589421</text:p>
          </table:table-cell>
          <table:table-cell table:formula="of:=[.$N$1]*[.D146]" office:value-type="float" office:value="-0.494837590590861" calcext:value-type="float">
            <text:p>-0.494837590590861</text:p>
          </table:table-cell>
          <table:table-cell table:number-columns-repeated="9"/>
        </table:table-row>
        <table:table-row table:style-name="ro1">
          <table:table-cell office:value-type="time" office:time-value="PT13H45M35.391S" calcext:value-type="time">
            <text:p>13:45:35.39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2294937" calcext:value-type="float">
            <text:p>-2.29E-10</text:p>
          </table:table-cell>
          <table:table-cell table:formula="of:=[.C147]*10^9" office:value-type="float" office:value="-0.2294937" calcext:value-type="float">
            <text:p>-0.2294937</text:p>
          </table:table-cell>
          <table:table-cell table:formula="of:=[.$N$1]*[.D147]" office:value-type="float" office:value="-0.192667226929108" calcext:value-type="float">
            <text:p>-0.192667226929108</text:p>
          </table:table-cell>
          <table:table-cell table:number-columns-repeated="9"/>
        </table:table-row>
        <table:table-row table:style-name="ro1">
          <table:table-cell office:value-type="time" office:time-value="PT13H45M35.775S" calcext:value-type="time">
            <text:p>13:45:35.78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008476319" calcext:value-type="float">
            <text:p>-8.48E-12</text:p>
          </table:table-cell>
          <table:table-cell table:formula="of:=[.C148]*10^9" office:value-type="float" office:value="-0.008476319" calcext:value-type="float">
            <text:p>-0.008476319</text:p>
          </table:table-cell>
          <table:table-cell table:formula="of:=[.$N$1]*[.D148]" office:value-type="float" office:value="-0.00711613816107593" calcext:value-type="float">
            <text:p>-0.007116138161076</text:p>
          </table:table-cell>
          <table:table-cell table:number-columns-repeated="9"/>
        </table:table-row>
        <table:table-row table:style-name="ro1">
          <table:table-cell office:value-type="time" office:time-value="PT13H45M36.159S" calcext:value-type="time">
            <text:p>13:45:36.16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07986346" calcext:value-type="float">
            <text:p>-7.99E-11</text:p>
          </table:table-cell>
          <table:table-cell table:formula="of:=[.C149]*10^9" office:value-type="float" office:value="-0.07986346" calcext:value-type="float">
            <text:p>-0.07986346</text:p>
          </table:table-cell>
          <table:table-cell table:formula="of:=[.$N$1]*[.D149]" office:value-type="float" office:value="-0.0670479031501246" calcext:value-type="float">
            <text:p>-0.067047903150125</text:p>
          </table:table-cell>
          <table:table-cell table:number-columns-repeated="9"/>
        </table:table-row>
        <table:table-row table:style-name="ro1">
          <table:table-cell office:value-type="time" office:time-value="PT13H45M36.543S" calcext:value-type="time">
            <text:p>13:45:36.54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1501702" calcext:value-type="float">
            <text:p>-1.50E-10</text:p>
          </table:table-cell>
          <table:table-cell table:formula="of:=[.C150]*10^9" office:value-type="float" office:value="-0.1501702" calcext:value-type="float">
            <text:p>-0.1501702</text:p>
          </table:table-cell>
          <table:table-cell table:formula="of:=[.$N$1]*[.D150]" office:value-type="float" office:value="-0.126072637294137" calcext:value-type="float">
            <text:p>-0.126072637294137</text:p>
          </table:table-cell>
          <table:table-cell/>
          <table:table-cell office:value-type="float" office:value="-145" calcext:value-type="float">
            <text:p>-145</text:p>
          </table:table-cell>
          <table:table-cell table:formula="of:=AVERAGE([.D149:.D153])" office:value-type="float" office:value="-0.30466216" calcext:value-type="float">
            <text:p>-0.30466216</text:p>
          </table:table-cell>
          <table:table-cell office:value-type="float" office:value="0.05" calcext:value-type="float">
            <text:p>0.05</text:p>
          </table:table-cell>
          <table:table-cell table:formula="of:=(MAX([.D149:.D153])-MIN([.D149:.D153]))/2" office:value-type="float" office:value="0.30900468" calcext:value-type="float">
            <text:p>0.30900468</text:p>
          </table:table-cell>
          <table:table-cell table:number-columns-repeated="4"/>
        </table:table-row>
        <table:table-row table:style-name="ro1">
          <table:table-cell office:value-type="time" office:time-value="PT13H45M36.926S" calcext:value-type="time">
            <text:p>13:45:36.93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5225217" calcext:value-type="float">
            <text:p>-5.23E-10</text:p>
          </table:table-cell>
          <table:table-cell table:formula="of:=[.C151]*10^9" office:value-type="float" office:value="-0.5225217" calcext:value-type="float">
            <text:p>-0.5225217</text:p>
          </table:table-cell>
          <table:table-cell table:formula="of:=[.$N$1]*[.D151]" office:value-type="float" office:value="-0.438673510206526" calcext:value-type="float">
            <text:p>-0.438673510206526</text:p>
          </table:table-cell>
          <table:table-cell table:number-columns-repeated="9"/>
        </table:table-row>
        <table:table-row table:style-name="ro1">
          <table:table-cell office:value-type="time" office:time-value="PT13H45M37.31S" calcext:value-type="time">
            <text:p>13:45:37.31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6943824" calcext:value-type="float">
            <text:p>-6.94E-10</text:p>
          </table:table-cell>
          <table:table-cell table:formula="of:=[.C152]*10^9" office:value-type="float" office:value="-0.6943824" calcext:value-type="float">
            <text:p>-0.6943824</text:p>
          </table:table-cell>
          <table:table-cell table:formula="of:=[.$N$1]*[.D152]" office:value-type="float" office:value="-0.582956008972703" calcext:value-type="float">
            <text:p>-0.582956008972703</text:p>
          </table:table-cell>
          <table:table-cell table:number-columns-repeated="9"/>
        </table:table-row>
        <table:table-row table:style-name="ro1">
          <table:table-cell office:value-type="time" office:time-value="PT13H45M37.694S" calcext:value-type="time">
            <text:p>13:45:37.69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07637304" calcext:value-type="float">
            <text:p>-7.64E-11</text:p>
          </table:table-cell>
          <table:table-cell table:formula="of:=[.C153]*10^9" office:value-type="float" office:value="-0.07637304" calcext:value-type="float">
            <text:p>-0.07637304</text:p>
          </table:table-cell>
          <table:table-cell table:formula="of:=[.$N$1]*[.D153]" office:value-type="float" office:value="-0.0641175850532971" calcext:value-type="float">
            <text:p>-0.064117585053297</text:p>
          </table:table-cell>
          <table:table-cell table:number-columns-repeated="9"/>
        </table:table-row>
        <table:table-row table:style-name="ro1">
          <table:table-cell office:value-type="time" office:time-value="PT13H45M38.078S" calcext:value-type="time">
            <text:p>13:45:38.08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1802127" calcext:value-type="float">
            <text:p>-1.80E-10</text:p>
          </table:table-cell>
          <table:table-cell table:formula="of:=[.C154]*10^9" office:value-type="float" office:value="-0.1802127" calcext:value-type="float">
            <text:p>-0.1802127</text:p>
          </table:table-cell>
          <table:table-cell table:formula="of:=[.$N$1]*[.D154]" office:value-type="float" office:value="-0.151294267190809" calcext:value-type="float">
            <text:p>-0.151294267190809</text:p>
          </table:table-cell>
          <table:table-cell table:number-columns-repeated="9"/>
        </table:table-row>
        <table:table-row table:style-name="ro1">
          <table:table-cell office:value-type="time" office:time-value="PT13H45M38.462S" calcext:value-type="time">
            <text:p>13:45:38.46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212956" calcext:value-type="float">
            <text:p>-2.13E-10</text:p>
          </table:table-cell>
          <table:table-cell table:formula="of:=[.C155]*10^9" office:value-type="float" office:value="-0.212956" calcext:value-type="float">
            <text:p>-0.212956</text:p>
          </table:table-cell>
          <table:table-cell table:formula="of:=[.$N$1]*[.D155]" office:value-type="float" office:value="-0.178783304194909" calcext:value-type="float">
            <text:p>-0.178783304194909</text:p>
          </table:table-cell>
          <table:table-cell/>
          <table:table-cell office:value-type="float" office:value="-150" calcext:value-type="float">
            <text:p>-150</text:p>
          </table:table-cell>
          <table:table-cell table:formula="of:=AVERAGE([.D154:.D158])" office:value-type="float" office:value="-0.4620629" calcext:value-type="float">
            <text:p>-0.4620629</text:p>
          </table:table-cell>
          <table:table-cell office:value-type="float" office:value="0.05" calcext:value-type="float">
            <text:p>0.05</text:p>
          </table:table-cell>
          <table:table-cell table:formula="of:=(MAX([.D154:.D158])-MIN([.D154:.D158]))/2" office:value-type="float" office:value="0.3311523" calcext:value-type="float">
            <text:p>0.3311523</text:p>
          </table:table-cell>
          <table:table-cell table:number-columns-repeated="4"/>
        </table:table-row>
        <table:table-row table:style-name="ro1">
          <table:table-cell office:value-type="time" office:time-value="PT13H45M38.846S" calcext:value-type="time">
            <text:p>13:45:38.85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4735312" calcext:value-type="float">
            <text:p>-4.74E-10</text:p>
          </table:table-cell>
          <table:table-cell table:formula="of:=[.C156]*10^9" office:value-type="float" office:value="-0.4735312" calcext:value-type="float">
            <text:p>-0.4735312</text:p>
          </table:table-cell>
          <table:table-cell table:formula="of:=[.$N$1]*[.D156]" office:value-type="float" office:value="-0.397544434415467" calcext:value-type="float">
            <text:p>-0.397544434415467</text:p>
          </table:table-cell>
          <table:table-cell table:number-columns-repeated="9"/>
        </table:table-row>
        <table:table-row table:style-name="ro1">
          <table:table-cell office:value-type="time" office:time-value="PT13H45M39.229S" calcext:value-type="time">
            <text:p>13:45:39.23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8425173" calcext:value-type="float">
            <text:p>-8.43E-10</text:p>
          </table:table-cell>
          <table:table-cell table:formula="of:=[.C157]*10^9" office:value-type="float" office:value="-0.8425173" calcext:value-type="float">
            <text:p>-0.8425173</text:p>
          </table:table-cell>
          <table:table-cell table:formula="of:=[.$N$1]*[.D157]" office:value-type="float" office:value="-0.707319947479166" calcext:value-type="float">
            <text:p>-0.707319947479166</text:p>
          </table:table-cell>
          <table:table-cell table:number-columns-repeated="9"/>
        </table:table-row>
        <table:table-row table:style-name="ro1">
          <table:table-cell office:value-type="time" office:time-value="PT13H45M39.613S" calcext:value-type="time">
            <text:p>13:45:39.61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6010973" calcext:value-type="float">
            <text:p>-6.01E-10</text:p>
          </table:table-cell>
          <table:table-cell table:formula="of:=[.C158]*10^9" office:value-type="float" office:value="-0.6010973" calcext:value-type="float">
            <text:p>-0.6010973</text:p>
          </table:table-cell>
          <table:table-cell table:formula="of:=[.$N$1]*[.D158]" office:value-type="float" office:value="-0.504640214112955" calcext:value-type="float">
            <text:p>-0.504640214112955</text:p>
          </table:table-cell>
          <table:table-cell table:number-columns-repeated="9"/>
        </table:table-row>
        <table:table-row table:style-name="ro1">
          <table:table-cell office:value-type="time" office:time-value="PT13H45M39.997S" calcext:value-type="time">
            <text:p>13:45:40.00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08231501" calcext:value-type="float">
            <text:p>-8.23E-11</text:p>
          </table:table-cell>
          <table:table-cell table:formula="of:=[.C159]*10^9" office:value-type="float" office:value="-0.08231501" calcext:value-type="float">
            <text:p>-0.08231501</text:p>
          </table:table-cell>
          <table:table-cell table:formula="of:=[.$N$1]*[.D159]" office:value-type="float" office:value="-0.0691060569912891" calcext:value-type="float">
            <text:p>-0.069106056991289</text:p>
          </table:table-cell>
          <table:table-cell table:number-columns-repeated="9"/>
        </table:table-row>
        <table:table-row table:style-name="ro1">
          <table:table-cell office:value-type="time" office:time-value="PT13H45M40.381S" calcext:value-type="time">
            <text:p>13:45:40.38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3450927" calcext:value-type="float">
            <text:p>-3.45E-10</text:p>
          </table:table-cell>
          <table:table-cell table:formula="of:=[.C160]*10^9" office:value-type="float" office:value="-0.3450927" calcext:value-type="float">
            <text:p>-0.3450927</text:p>
          </table:table-cell>
          <table:table-cell table:formula="of:=[.$N$1]*[.D160]" office:value-type="float" office:value="-0.289716247297763" calcext:value-type="float">
            <text:p>-0.289716247297763</text:p>
          </table:table-cell>
          <table:table-cell/>
          <table:table-cell office:value-type="float" office:value="-155" calcext:value-type="float">
            <text:p>-155</text:p>
          </table:table-cell>
          <table:table-cell table:formula="of:=AVERAGE([.D159:.D163])" office:value-type="float" office:value="-0.390542662" calcext:value-type="float">
            <text:p>-0.390542662</text:p>
          </table:table-cell>
          <table:table-cell office:value-type="float" office:value="0.05" calcext:value-type="float">
            <text:p>0.05</text:p>
          </table:table-cell>
          <table:table-cell table:formula="of:=(MAX([.D159:.D163])-MIN([.D159:.D163]))/2" office:value-type="float" office:value="0.329178445" calcext:value-type="float">
            <text:p>0.329178445</text:p>
          </table:table-cell>
          <table:table-cell table:number-columns-repeated="4"/>
        </table:table-row>
        <table:table-row table:style-name="ro1">
          <table:table-cell office:value-type="time" office:time-value="PT13H45M40.765S" calcext:value-type="time">
            <text:p>13:45:40.77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3942491" calcext:value-type="float">
            <text:p>-3.94E-10</text:p>
          </table:table-cell>
          <table:table-cell table:formula="of:=[.C161]*10^9" office:value-type="float" office:value="-0.3942491" calcext:value-type="float">
            <text:p>-0.3942491</text:p>
          </table:table-cell>
          <table:table-cell table:formula="of:=[.$N$1]*[.D161]" office:value-type="float" office:value="-0.330984601391222" calcext:value-type="float">
            <text:p>-0.330984601391222</text:p>
          </table:table-cell>
          <table:table-cell table:number-columns-repeated="9"/>
        </table:table-row>
        <table:table-row table:style-name="ro1">
          <table:table-cell office:value-type="time" office:time-value="PT13H45M41.149S" calcext:value-type="time">
            <text:p>13:45:41.15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3903846" calcext:value-type="float">
            <text:p>-3.90E-10</text:p>
          </table:table-cell>
          <table:table-cell table:formula="of:=[.C162]*10^9" office:value-type="float" office:value="-0.3903846" calcext:value-type="float">
            <text:p>-0.3903846</text:p>
          </table:table-cell>
          <table:table-cell table:formula="of:=[.$N$1]*[.D162]" office:value-type="float" office:value="-0.327740231291007" calcext:value-type="float">
            <text:p>-0.327740231291007</text:p>
          </table:table-cell>
          <table:table-cell table:number-columns-repeated="9"/>
        </table:table-row>
        <table:table-row table:style-name="ro1">
          <table:table-cell office:value-type="time" office:time-value="PT13H45M41.532S" calcext:value-type="time">
            <text:p>13:45:41.53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7406719" calcext:value-type="float">
            <text:p>-7.41E-10</text:p>
          </table:table-cell>
          <table:table-cell table:formula="of:=[.C163]*10^9" office:value-type="float" office:value="-0.7406719" calcext:value-type="float">
            <text:p>-0.7406719</text:p>
          </table:table-cell>
          <table:table-cell table:formula="of:=[.$N$1]*[.D163]" office:value-type="float" office:value="-0.62181750975" calcext:value-type="float">
            <text:p>-0.62181750975</text:p>
          </table:table-cell>
          <table:table-cell table:number-columns-repeated="9"/>
        </table:table-row>
        <table:table-row table:style-name="ro1">
          <table:table-cell office:value-type="time" office:time-value="PT13H45M41.916S" calcext:value-type="time">
            <text:p>13:45:41.92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4342226" calcext:value-type="float">
            <text:p>-4.34E-10</text:p>
          </table:table-cell>
          <table:table-cell table:formula="of:=[.C164]*10^9" office:value-type="float" office:value="-0.4342226" calcext:value-type="float">
            <text:p>-0.4342226</text:p>
          </table:table-cell>
          <table:table-cell table:formula="of:=[.$N$1]*[.D164]" office:value-type="float" office:value="-0.364543620203724" calcext:value-type="float">
            <text:p>-0.364543620203724</text:p>
          </table:table-cell>
          <table:table-cell table:number-columns-repeated="9"/>
        </table:table-row>
        <table:table-row table:style-name="ro1">
          <table:table-cell office:value-type="time" office:time-value="PT13H45M42.3S" calcext:value-type="time">
            <text:p>13:45:42.30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1219975" calcext:value-type="float">
            <text:p>-1.22E-10</text:p>
          </table:table-cell>
          <table:table-cell table:formula="of:=[.C165]*10^9" office:value-type="float" office:value="-0.1219975" calcext:value-type="float">
            <text:p>-0.1219975</text:p>
          </table:table-cell>
          <table:table-cell table:formula="of:=[.$N$1]*[.D165]" office:value-type="float" office:value="-0.102420763695404" calcext:value-type="float">
            <text:p>-0.102420763695404</text:p>
          </table:table-cell>
          <table:table-cell/>
          <table:table-cell office:value-type="float" office:value="-160" calcext:value-type="float">
            <text:p>-160</text:p>
          </table:table-cell>
          <table:table-cell table:formula="of:=AVERAGE([.D164:.D168])" office:value-type="float" office:value="-0.48653712" calcext:value-type="float">
            <text:p>-0.48653712</text:p>
          </table:table-cell>
          <table:table-cell office:value-type="float" office:value="0.05" calcext:value-type="float">
            <text:p>0.05</text:p>
          </table:table-cell>
          <table:table-cell table:formula="of:=(MAX([.D164:.D168])-MIN([.D164:.D168]))/2" office:value-type="float" office:value="0.2963311" calcext:value-type="float">
            <text:p>0.2963311</text:p>
          </table:table-cell>
          <table:table-cell table:number-columns-repeated="4"/>
        </table:table-row>
        <table:table-row table:style-name="ro1">
          <table:table-cell office:value-type="time" office:time-value="PT13H45M42.684S" calcext:value-type="time">
            <text:p>13:45:42.68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6263202" calcext:value-type="float">
            <text:p>-6.26E-10</text:p>
          </table:table-cell>
          <table:table-cell table:formula="of:=[.C166]*10^9" office:value-type="float" office:value="-0.6263202" calcext:value-type="float">
            <text:p>-0.6263202</text:p>
          </table:table-cell>
          <table:table-cell table:formula="of:=[.$N$1]*[.D166]" office:value-type="float" office:value="-0.52581563722091" calcext:value-type="float">
            <text:p>-0.52581563722091</text:p>
          </table:table-cell>
          <table:table-cell table:number-columns-repeated="9"/>
        </table:table-row>
        <table:table-row table:style-name="ro1">
          <table:table-cell office:value-type="time" office:time-value="PT13H45M43.068S" calcext:value-type="time">
            <text:p>13:45:43.07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7146597" calcext:value-type="float">
            <text:p>-7.15E-10</text:p>
          </table:table-cell>
          <table:table-cell table:formula="of:=[.C167]*10^9" office:value-type="float" office:value="-0.7146597" calcext:value-type="float">
            <text:p>-0.7146597</text:p>
          </table:table-cell>
          <table:table-cell table:formula="of:=[.$N$1]*[.D167]" office:value-type="float" office:value="-0.599979444302778" calcext:value-type="float">
            <text:p>-0.599979444302778</text:p>
          </table:table-cell>
          <table:table-cell table:number-columns-repeated="9"/>
        </table:table-row>
        <table:table-row table:style-name="ro1">
          <table:table-cell office:value-type="time" office:time-value="PT13H45M43.452S" calcext:value-type="time">
            <text:p>13:45:43.45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5354856" calcext:value-type="float">
            <text:p>-5.35E-10</text:p>
          </table:table-cell>
          <table:table-cell table:formula="of:=[.C168]*10^9" office:value-type="float" office:value="-0.5354856" calcext:value-type="float">
            <text:p>-0.5354856</text:p>
          </table:table-cell>
          <table:table-cell table:formula="of:=[.$N$1]*[.D168]" office:value-type="float" office:value="-0.449557114694084" calcext:value-type="float">
            <text:p>-0.449557114694084</text:p>
          </table:table-cell>
          <table:table-cell table:number-columns-repeated="9"/>
        </table:table-row>
        <table:table-row table:style-name="ro1">
          <table:table-cell office:value-type="time" office:time-value="PT13H45M43.836S" calcext:value-type="time">
            <text:p>13:45:43.84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138403" calcext:value-type="float">
            <text:p>-1.38E-09</text:p>
          </table:table-cell>
          <table:table-cell table:formula="of:=[.C169]*10^9" office:value-type="float" office:value="-1.38403" calcext:value-type="float">
            <text:p>-1.38403</text:p>
          </table:table-cell>
          <table:table-cell table:formula="of:=[.$N$1]*[.D169]" office:value-type="float" office:value="-1.16193700344146" calcext:value-type="float">
            <text:p>-1.16193700344146</text:p>
          </table:table-cell>
          <table:table-cell table:number-columns-repeated="9"/>
        </table:table-row>
        <table:table-row table:style-name="ro1">
          <table:table-cell office:value-type="time" office:time-value="PT13H45M44.22S" calcext:value-type="time">
            <text:p>13:45:44.22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7973908" calcext:value-type="float">
            <text:p>-7.97E-10</text:p>
          </table:table-cell>
          <table:table-cell table:formula="of:=[.C170]*10^9" office:value-type="float" office:value="-0.7973908" calcext:value-type="float">
            <text:p>-0.7973908</text:p>
          </table:table-cell>
          <table:table-cell table:formula="of:=[.$N$1]*[.D170]" office:value-type="float" office:value="-0.669434822022492" calcext:value-type="float">
            <text:p>-0.669434822022492</text:p>
          </table:table-cell>
          <table:table-cell/>
          <table:table-cell office:value-type="float" office:value="-165" calcext:value-type="float">
            <text:p>-165</text:p>
          </table:table-cell>
          <table:table-cell table:formula="of:=AVERAGE([.D169:.D173])" office:value-type="float" office:value="-0.96991676" calcext:value-type="float">
            <text:p>-0.96991676</text:p>
          </table:table-cell>
          <table:table-cell office:value-type="float" office:value="0.05" calcext:value-type="float">
            <text:p>0.05</text:p>
          </table:table-cell>
          <table:table-cell table:formula="of:=(MAX([.D169:.D173])-MIN([.D169:.D173]))/2" office:value-type="float" office:value="0.4170627" calcext:value-type="float">
            <text:p>0.4170627</text:p>
          </table:table-cell>
          <table:table-cell table:number-columns-repeated="4"/>
        </table:table-row>
        <table:table-row table:style-name="ro1">
          <table:table-cell office:value-type="time" office:time-value="PT13H45M44.603S" calcext:value-type="time">
            <text:p>13:45:44.60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5499046" calcext:value-type="float">
            <text:p>-5.50E-10</text:p>
          </table:table-cell>
          <table:table-cell table:formula="of:=[.C171]*10^9" office:value-type="float" office:value="-0.5499046" calcext:value-type="float">
            <text:p>-0.5499046</text:p>
          </table:table-cell>
          <table:table-cell table:formula="of:=[.$N$1]*[.D171]" office:value-type="float" office:value="-0.461662321700162" calcext:value-type="float">
            <text:p>-0.461662321700162</text:p>
          </table:table-cell>
          <table:table-cell table:number-columns-repeated="9"/>
        </table:table-row>
        <table:table-row table:style-name="ro1">
          <table:table-cell office:value-type="time" office:time-value="PT13H45M44.987S" calcext:value-type="time">
            <text:p>13:45:44.99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1194299" calcext:value-type="float">
            <text:p>-1.19E-09</text:p>
          </table:table-cell>
          <table:table-cell table:formula="of:=[.C172]*10^9" office:value-type="float" office:value="-1.194299" calcext:value-type="float">
            <text:p>-1.194299</text:p>
          </table:table-cell>
          <table:table-cell table:formula="of:=[.$N$1]*[.D172]" office:value-type="float" office:value="-1.00265182205092" calcext:value-type="float">
            <text:p>-1.00265182205092</text:p>
          </table:table-cell>
          <table:table-cell table:number-columns-repeated="9"/>
        </table:table-row>
        <table:table-row table:style-name="ro1">
          <table:table-cell office:value-type="time" office:time-value="PT13H45M45.371S" calcext:value-type="time">
            <text:p>13:45:45.37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9239594" calcext:value-type="float">
            <text:p>-9.24E-10</text:p>
          </table:table-cell>
          <table:table-cell table:formula="of:=[.C173]*10^9" office:value-type="float" office:value="-0.9239594" calcext:value-type="float">
            <text:p>-0.9239594</text:p>
          </table:table-cell>
          <table:table-cell table:formula="of:=[.$N$1]*[.D173]" office:value-type="float" office:value="-0.775693168889092" calcext:value-type="float">
            <text:p>-0.775693168889092</text:p>
          </table:table-cell>
          <table:table-cell table:number-columns-repeated="9"/>
        </table:table-row>
        <table:table-row table:style-name="ro1">
          <table:table-cell office:value-type="time" office:time-value="PT13H45M45.756S" calcext:value-type="time">
            <text:p>13:45:45.76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3549369" calcext:value-type="float">
            <text:p>-3.55E-09</text:p>
          </table:table-cell>
          <table:table-cell table:formula="of:=[.C174]*10^9" office:value-type="float" office:value="-3.549369" calcext:value-type="float">
            <text:p>-3.549369</text:p>
          </table:table-cell>
          <table:table-cell table:formula="of:=[.$N$1]*[.D174]" office:value-type="float" office:value="-2.97980764865502" calcext:value-type="float">
            <text:p>-2.97980764865502</text:p>
          </table:table-cell>
          <table:table-cell table:number-columns-repeated="9"/>
        </table:table-row>
        <table:table-row table:style-name="ro1">
          <table:table-cell office:value-type="time" office:time-value="PT13H45M46.139S" calcext:value-type="time">
            <text:p>13:45:46.14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3112194" calcext:value-type="float">
            <text:p>-3.11E-09</text:p>
          </table:table-cell>
          <table:table-cell table:formula="of:=[.C175]*10^9" office:value-type="float" office:value="-3.112194" calcext:value-type="float">
            <text:p>-3.112194</text:p>
          </table:table-cell>
          <table:table-cell table:formula="of:=[.$N$1]*[.D175]" office:value-type="float" office:value="-2.61278539517821" calcext:value-type="float">
            <text:p>-2.61278539517821</text:p>
          </table:table-cell>
          <table:table-cell/>
          <table:table-cell office:value-type="float" office:value="-170" calcext:value-type="float">
            <text:p>-170</text:p>
          </table:table-cell>
          <table:table-cell table:formula="of:=AVERAGE([.D174:.D178])" office:value-type="float" office:value="-2.9730432" calcext:value-type="float">
            <text:p>-2.9730432</text:p>
          </table:table-cell>
          <table:table-cell office:value-type="float" office:value="0.05" calcext:value-type="float">
            <text:p>0.05</text:p>
          </table:table-cell>
          <table:table-cell table:formula="of:=(MAX([.D174:.D178])-MIN([.D174:.D178]))/2" office:value-type="float" office:value="0.582151" calcext:value-type="float">
            <text:p>0.582151</text:p>
          </table:table-cell>
          <table:table-cell table:number-columns-repeated="4"/>
        </table:table-row>
        <table:table-row table:style-name="ro1">
          <table:table-cell office:value-type="time" office:time-value="PT13H45M46.523S" calcext:value-type="time">
            <text:p>13:45:46.52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2385067" calcext:value-type="float">
            <text:p>-2.39E-09</text:p>
          </table:table-cell>
          <table:table-cell table:formula="of:=[.C176]*10^9" office:value-type="float" office:value="-2.385067" calcext:value-type="float">
            <text:p>-2.385067</text:p>
          </table:table-cell>
          <table:table-cell table:formula="of:=[.$N$1]*[.D176]" office:value-type="float" office:value="-2.00233925781025" calcext:value-type="float">
            <text:p>-2.00233925781025</text:p>
          </table:table-cell>
          <table:table-cell table:number-columns-repeated="9"/>
        </table:table-row>
        <table:table-row table:style-name="ro1">
          <table:table-cell office:value-type="time" office:time-value="PT13H45M46.907S" calcext:value-type="time">
            <text:p>13:45:46.91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2798265" calcext:value-type="float">
            <text:p>-2.80E-09</text:p>
          </table:table-cell>
          <table:table-cell table:formula="of:=[.C177]*10^9" office:value-type="float" office:value="-2.798265" calcext:value-type="float">
            <text:p>-2.798265</text:p>
          </table:table-cell>
          <table:table-cell table:formula="of:=[.$N$1]*[.D177]" office:value-type="float" office:value="-2.34923206067435" calcext:value-type="float">
            <text:p>-2.34923206067435</text:p>
          </table:table-cell>
          <table:table-cell table:number-columns-repeated="9"/>
        </table:table-row>
        <table:table-row table:style-name="ro1">
          <table:table-cell office:value-type="time" office:time-value="PT13H45M47.291S" calcext:value-type="time">
            <text:p>13:45:47.29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3020321" calcext:value-type="float">
            <text:p>-3.02E-09</text:p>
          </table:table-cell>
          <table:table-cell table:formula="of:=[.C178]*10^9" office:value-type="float" office:value="-3.020321" calcext:value-type="float">
            <text:p>-3.020321</text:p>
          </table:table-cell>
          <table:table-cell table:formula="of:=[.$N$1]*[.D178]" office:value-type="float" office:value="-2.5356551029756" calcext:value-type="float">
            <text:p>-2.5356551029756</text:p>
          </table:table-cell>
          <table:table-cell table:number-columns-repeated="9"/>
        </table:table-row>
        <table:table-row table:style-name="ro1">
          <table:table-cell office:value-type="time" office:time-value="PT13H45M47.675S" calcext:value-type="time">
            <text:p>13:45:47.68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8508614" calcext:value-type="float">
            <text:p>-8.51E-09</text:p>
          </table:table-cell>
          <table:table-cell table:formula="of:=[.C179]*10^9" office:value-type="float" office:value="-8.508614" calcext:value-type="float">
            <text:p>-8.508614</text:p>
          </table:table-cell>
          <table:table-cell table:formula="of:=[.$N$1]*[.D179]" office:value-type="float" office:value="-7.14325083603683" calcext:value-type="float">
            <text:p>-7.14325083603683</text:p>
          </table:table-cell>
          <table:table-cell table:number-columns-repeated="9"/>
        </table:table-row>
        <table:table-row table:style-name="ro1">
          <table:table-cell office:value-type="time" office:time-value="PT13H45M48.058S" calcext:value-type="time">
            <text:p>13:45:48.06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883383" calcext:value-type="float">
            <text:p>-8.83E-09</text:p>
          </table:table-cell>
          <table:table-cell table:formula="of:=[.C180]*10^9" office:value-type="float" office:value="-8.83383" calcext:value-type="float">
            <text:p>-8.83383</text:p>
          </table:table-cell>
          <table:table-cell table:formula="of:=[.$N$1]*[.D180]" office:value-type="float" office:value="-7.41627996438754" calcext:value-type="float">
            <text:p>-7.41627996438754</text:p>
          </table:table-cell>
          <table:table-cell/>
          <table:table-cell office:value-type="float" office:value="-175" calcext:value-type="float">
            <text:p>-175</text:p>
          </table:table-cell>
          <table:table-cell table:formula="of:=AVERAGE([.D179:.D183])" office:value-type="float" office:value="-8.5378952" calcext:value-type="float">
            <text:p>-8.5378952</text:p>
          </table:table-cell>
          <table:table-cell office:value-type="float" office:value="0.05" calcext:value-type="float">
            <text:p>0.05</text:p>
          </table:table-cell>
          <table:table-cell table:formula="of:=(MAX([.D179:.D183])-MIN([.D179:.D183]))/2" office:value-type="float" office:value="0.370973000000001" calcext:value-type="float">
            <text:p>0.370973000000001</text:p>
          </table:table-cell>
          <table:table-cell table:number-columns-repeated="4"/>
        </table:table-row>
        <table:table-row table:style-name="ro1">
          <table:table-cell office:value-type="time" office:time-value="PT13H45M48.442S" calcext:value-type="time">
            <text:p>13:45:48.44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8674733" calcext:value-type="float">
            <text:p>-8.67E-09</text:p>
          </table:table-cell>
          <table:table-cell table:formula="of:=[.C181]*10^9" office:value-type="float" office:value="-8.674733" calcext:value-type="float">
            <text:p>-8.674733</text:p>
          </table:table-cell>
          <table:table-cell table:formula="of:=[.$N$1]*[.D181]" office:value-type="float" office:value="-7.28271299587058" calcext:value-type="float">
            <text:p>-7.28271299587058</text:p>
          </table:table-cell>
          <table:table-cell table:number-columns-repeated="9"/>
        </table:table-row>
        <table:table-row table:style-name="ro1">
          <table:table-cell office:value-type="time" office:time-value="PT13H45M48.826S" calcext:value-type="time">
            <text:p>13:45:48.83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8091884" calcext:value-type="float">
            <text:p>-8.09E-09</text:p>
          </table:table-cell>
          <table:table-cell table:formula="of:=[.C182]*10^9" office:value-type="float" office:value="-8.091884" calcext:value-type="float">
            <text:p>-8.091884</text:p>
          </table:table-cell>
          <table:table-cell table:formula="of:=[.$N$1]*[.D182]" office:value-type="float" office:value="-6.79339280734948" calcext:value-type="float">
            <text:p>-6.79339280734948</text:p>
          </table:table-cell>
          <table:table-cell table:number-columns-repeated="9"/>
        </table:table-row>
        <table:table-row table:style-name="ro1">
          <table:table-cell office:value-type="time" office:time-value="PT13H45M49.21S" calcext:value-type="time">
            <text:p>13:45:49.21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8580415" calcext:value-type="float">
            <text:p>-8.58E-09</text:p>
          </table:table-cell>
          <table:table-cell table:formula="of:=[.C183]*10^9" office:value-type="float" office:value="-8.580415" calcext:value-type="float">
            <text:p>-8.580415</text:p>
          </table:table-cell>
          <table:table-cell table:formula="of:=[.$N$1]*[.D183]" office:value-type="float" office:value="-7.20353004875918" calcext:value-type="float">
            <text:p>-7.20353004875918</text:p>
          </table:table-cell>
          <table:table-cell table:number-columns-repeated="9"/>
        </table:table-row>
        <table:table-row table:style-name="ro1">
          <table:table-cell office:value-type="time" office:time-value="PT13H45M49.595S" calcext:value-type="time">
            <text:p>13:45:49.60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2479395" calcext:value-type="float">
            <text:p>-2.48E-08</text:p>
          </table:table-cell>
          <table:table-cell table:formula="of:=[.C184]*10^9" office:value-type="float" office:value="-24.79395" calcext:value-type="float">
            <text:p>-24.79395</text:p>
          </table:table-cell>
          <table:table-cell table:formula="of:=[.$N$1]*[.D184]" office:value-type="float" office:value="-20.8153060023825" calcext:value-type="float">
            <text:p>-20.8153060023825</text:p>
          </table:table-cell>
          <table:table-cell table:number-columns-repeated="9"/>
        </table:table-row>
        <table:table-row table:style-name="ro1">
          <table:table-cell office:value-type="time" office:time-value="PT13H45M49.978S" calcext:value-type="time">
            <text:p>13:45:49.98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2497954" calcext:value-type="float">
            <text:p>-2.50E-08</text:p>
          </table:table-cell>
          <table:table-cell table:formula="of:=[.C185]*10^9" office:value-type="float" office:value="-24.97954" calcext:value-type="float">
            <text:p>-24.97954</text:p>
          </table:table-cell>
          <table:table-cell table:formula="of:=[.$N$1]*[.D185]" office:value-type="float" office:value="-20.9711146831688" calcext:value-type="float">
            <text:p>-20.9711146831688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AVERAGE([.D184:.D188])" office:value-type="float" office:value="-24.70006" calcext:value-type="float">
            <text:p>-24.70006</text:p>
          </table:table-cell>
          <table:table-cell office:value-type="float" office:value="0.05" calcext:value-type="float">
            <text:p>0.05</text:p>
          </table:table-cell>
          <table:table-cell table:formula="of:=(MAX([.D184:.D188])-MIN([.D184:.D188]))/2" office:value-type="float" office:value="0.262449999999999" calcext:value-type="float">
            <text:p>0.262449999999999</text:p>
          </table:table-cell>
          <table:table-cell table:number-columns-repeated="4"/>
        </table:table-row>
        <table:table-row table:style-name="ro1">
          <table:table-cell office:value-type="time" office:time-value="PT13H45M50.361S" calcext:value-type="time">
            <text:p>13:45:50.36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2456921" calcext:value-type="float">
            <text:p>-2.46E-08</text:p>
          </table:table-cell>
          <table:table-cell table:formula="of:=[.C186]*10^9" office:value-type="float" office:value="-24.56921" calcext:value-type="float">
            <text:p>-24.56921</text:p>
          </table:table-cell>
          <table:table-cell table:formula="of:=[.$N$1]*[.D186]" office:value-type="float" office:value="-20.6266296571057" calcext:value-type="float">
            <text:p>-20.6266296571057</text:p>
          </table:table-cell>
          <table:table-cell table:number-columns-repeated="9"/>
        </table:table-row>
        <table:table-row table:style-name="ro1">
          <table:table-cell office:value-type="time" office:time-value="PT13H45M50.745S" calcext:value-type="time">
            <text:p>13:45:50.75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2470296" calcext:value-type="float">
            <text:p>-2.47E-08</text:p>
          </table:table-cell>
          <table:table-cell table:formula="of:=[.C187]*10^9" office:value-type="float" office:value="-24.70296" calcext:value-type="float">
            <text:p>-24.70296</text:p>
          </table:table-cell>
          <table:table-cell table:formula="of:=[.$N$1]*[.D187]" office:value-type="float" office:value="-20.7389170166357" calcext:value-type="float">
            <text:p>-20.7389170166357</text:p>
          </table:table-cell>
          <table:table-cell table:number-columns-repeated="9"/>
        </table:table-row>
        <table:table-row table:style-name="ro1">
          <table:table-cell office:value-type="time" office:time-value="PT13H45M51.129S" calcext:value-type="time">
            <text:p>13:45:51.13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2445464" calcext:value-type="float">
            <text:p>-2.45E-08</text:p>
          </table:table-cell>
          <table:table-cell table:formula="of:=[.C188]*10^9" office:value-type="float" office:value="-24.45464" calcext:value-type="float">
            <text:p>-24.45464</text:p>
          </table:table-cell>
          <table:table-cell table:formula="of:=[.$N$1]*[.D188]" office:value-type="float" office:value="-20.5304445148152" calcext:value-type="float">
            <text:p>-20.5304445148152</text:p>
          </table:table-cell>
          <table:table-cell table:number-columns-repeated="9"/>
        </table:table-row>
        <table:table-row table:style-name="ro1">
          <table:table-cell office:value-type="time" office:time-value="PT13H45M51.514S" calcext:value-type="time">
            <text:p>13:45:51.51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6298912" calcext:value-type="float">
            <text:p>-6.30E-08</text:p>
          </table:table-cell>
          <table:table-cell table:formula="of:=[.C189]*10^9" office:value-type="float" office:value="-62.98912" calcext:value-type="float">
            <text:p>-62.98912</text:p>
          </table:table-cell>
          <table:table-cell table:formula="of:=[.$N$1]*[.D189]" office:value-type="float" office:value="-52.8813604778903" calcext:value-type="float">
            <text:p>-52.8813604778903</text:p>
          </table:table-cell>
          <table:table-cell table:number-columns-repeated="9"/>
        </table:table-row>
        <table:table-row table:style-name="ro1">
          <table:table-cell office:value-type="time" office:time-value="PT13H45M51.896S" calcext:value-type="time">
            <text:p>13:45:51.90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631325" calcext:value-type="float">
            <text:p>-6.31E-08</text:p>
          </table:table-cell>
          <table:table-cell table:formula="of:=[.C190]*10^9" office:value-type="float" office:value="-63.1325" calcext:value-type="float">
            <text:p>-63.1325</text:p>
          </table:table-cell>
          <table:table-cell table:formula="of:=[.$N$1]*[.D190]" office:value-type="float" office:value="-53.0017325273065" calcext:value-type="float">
            <text:p>-53.0017325273065</text:p>
          </table:table-cell>
          <table:table-cell/>
          <table:table-cell office:value-type="float" office:value="-185" calcext:value-type="float">
            <text:p>-185</text:p>
          </table:table-cell>
          <table:table-cell table:formula="of:=AVERAGE([.D189:.D193])" office:value-type="float" office:value="-62.831954" calcext:value-type="float">
            <text:p>-62.831954</text:p>
          </table:table-cell>
          <table:table-cell office:value-type="float" office:value="0.05" calcext:value-type="float">
            <text:p>0.05</text:p>
          </table:table-cell>
          <table:table-cell table:formula="of:=(MAX([.D189:.D193])-MIN([.D189:.D193]))/2" office:value-type="float" office:value="0.336384999999996" calcext:value-type="float">
            <text:p>0.336384999999996</text:p>
          </table:table-cell>
          <table:table-cell table:number-columns-repeated="4"/>
        </table:table-row>
        <table:table-row table:style-name="ro1">
          <table:table-cell office:value-type="time" office:time-value="PT13H45M52.28S" calcext:value-type="time">
            <text:p>13:45:52.28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6305568" calcext:value-type="float">
            <text:p>-6.31E-08</text:p>
          </table:table-cell>
          <table:table-cell table:formula="of:=[.C191]*10^9" office:value-type="float" office:value="-63.05568" calcext:value-type="float">
            <text:p>-63.05568</text:p>
          </table:table-cell>
          <table:table-cell table:formula="of:=[.$N$1]*[.D191]" office:value-type="float" office:value="-52.9372397051824" calcext:value-type="float">
            <text:p>-52.9372397051824</text:p>
          </table:table-cell>
          <table:table-cell table:number-columns-repeated="9"/>
        </table:table-row>
        <table:table-row table:style-name="ro1">
          <table:table-cell office:value-type="time" office:time-value="PT13H45M52.663S" calcext:value-type="time">
            <text:p>13:45:52.66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6252274" calcext:value-type="float">
            <text:p>-6.25E-08</text:p>
          </table:table-cell>
          <table:table-cell table:formula="of:=[.C192]*10^9" office:value-type="float" office:value="-62.52274" calcext:value-type="float">
            <text:p>-62.52274</text:p>
          </table:table-cell>
          <table:table-cell table:formula="of:=[.$N$1]*[.D192]" office:value-type="float" office:value="-52.4898197022821" calcext:value-type="float">
            <text:p>-52.4898197022821</text:p>
          </table:table-cell>
          <table:table-cell table:number-columns-repeated="9"/>
        </table:table-row>
        <table:table-row table:style-name="ro1">
          <table:table-cell office:value-type="time" office:time-value="PT13H45M53.048S" calcext:value-type="time">
            <text:p>13:45:53.05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6245973" calcext:value-type="float">
            <text:p>-6.25E-08</text:p>
          </table:table-cell>
          <table:table-cell table:formula="of:=[.C193]*10^9" office:value-type="float" office:value="-62.45973" calcext:value-type="float">
            <text:p>-62.45973</text:p>
          </table:table-cell>
          <table:table-cell table:formula="of:=[.$N$1]*[.D193]" office:value-type="float" office:value="-52.4369208123832" calcext:value-type="float">
            <text:p>-52.4369208123832</text:p>
          </table:table-cell>
          <table:table-cell table:number-columns-repeated="9"/>
        </table:table-row>
        <table:table-row table:style-name="ro1">
          <table:table-cell office:value-type="time" office:time-value="PT13H45M53.433S" calcext:value-type="time">
            <text:p>13:45:53.43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1379679" calcext:value-type="float">
            <text:p>-1.38E-07</text:p>
          </table:table-cell>
          <table:table-cell table:formula="of:=[.C194]*10^9" office:value-type="float" office:value="-137.9679" calcext:value-type="float">
            <text:p>-137.9679</text:p>
          </table:table-cell>
          <table:table-cell table:formula="of:=[.$N$1]*[.D194]" office:value-type="float" office:value="-115.828420118864" calcext:value-type="float">
            <text:p>-115.828420118864</text:p>
          </table:table-cell>
          <table:table-cell table:number-columns-repeated="9"/>
        </table:table-row>
        <table:table-row table:style-name="ro1">
          <table:table-cell office:value-type="time" office:time-value="PT13H45M53.816S" calcext:value-type="time">
            <text:p>13:45:53.82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137886" calcext:value-type="float">
            <text:p>-1.38E-07</text:p>
          </table:table-cell>
          <table:table-cell table:formula="of:=[.C195]*10^9" office:value-type="float" office:value="-137.886" calcext:value-type="float">
            <text:p>-137.886</text:p>
          </table:table-cell>
          <table:table-cell table:formula="of:=[.$N$1]*[.D195]" office:value-type="float" office:value="-115.759662475907" calcext:value-type="float">
            <text:p>-115.759662475907</text:p>
          </table:table-cell>
          <table:table-cell/>
          <table:table-cell office:value-type="float" office:value="-190" calcext:value-type="float">
            <text:p>-190</text:p>
          </table:table-cell>
          <table:table-cell table:formula="of:=AVERAGE([.D194:.D198])" office:value-type="float" office:value="-137.8299" calcext:value-type="float">
            <text:p>-137.8299</text:p>
          </table:table-cell>
          <table:table-cell office:value-type="float" office:value="0.05" calcext:value-type="float">
            <text:p>0.05</text:p>
          </table:table-cell>
          <table:table-cell table:formula="of:=(MAX([.D194:.D198])-MIN([.D194:.D198]))/2" office:value-type="float" office:value="0.479199999999992" calcext:value-type="float">
            <text:p>0.479199999999992</text:p>
          </table:table-cell>
          <table:table-cell table:number-columns-repeated="4"/>
        </table:table-row>
        <table:table-row table:style-name="ro1">
          <table:table-cell office:value-type="time" office:time-value="PT13H45M54.199S" calcext:value-type="time">
            <text:p>13:45:54.20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1382113" calcext:value-type="float">
            <text:p>-1.38E-07</text:p>
          </table:table-cell>
          <table:table-cell table:formula="of:=[.C196]*10^9" office:value-type="float" office:value="-138.2113" calcext:value-type="float">
            <text:p>-138.2113</text:p>
          </table:table-cell>
          <table:table-cell table:formula="of:=[.$N$1]*[.D196]" office:value-type="float" office:value="-116.032762124917" calcext:value-type="float">
            <text:p>-116.032762124917</text:p>
          </table:table-cell>
          <table:table-cell table:number-columns-repeated="9"/>
        </table:table-row>
        <table:table-row table:style-name="ro1">
          <table:table-cell office:value-type="time" office:time-value="PT13H45M54.583S" calcext:value-type="time">
            <text:p>13:45:54.58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1378314" calcext:value-type="float">
            <text:p>-1.38E-07</text:p>
          </table:table-cell>
          <table:table-cell table:formula="of:=[.C197]*10^9" office:value-type="float" office:value="-137.8314" calcext:value-type="float">
            <text:p>-137.8314</text:p>
          </table:table-cell>
          <table:table-cell table:formula="of:=[.$N$1]*[.D197]" office:value-type="float" office:value="-115.713824047269" calcext:value-type="float">
            <text:p>-115.713824047269</text:p>
          </table:table-cell>
          <table:table-cell table:number-columns-repeated="9"/>
        </table:table-row>
        <table:table-row table:style-name="ro1">
          <table:table-cell office:value-type="time" office:time-value="PT13H45M54.967S" calcext:value-type="time">
            <text:p>13:45:54.97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1372529" calcext:value-type="float">
            <text:p>-1.37E-07</text:p>
          </table:table-cell>
          <table:table-cell table:formula="of:=[.C198]*10^9" office:value-type="float" office:value="-137.2529" calcext:value-type="float">
            <text:p>-137.2529</text:p>
          </table:table-cell>
          <table:table-cell table:formula="of:=[.$N$1]*[.D198]" office:value-type="float" office:value="-115.228154981937" calcext:value-type="float">
            <text:p>-115.228154981937</text:p>
          </table:table-cell>
          <table:table-cell table:number-columns-repeated="9"/>
        </table:table-row>
        <table:table-row table:style-name="ro1">
          <table:table-cell office:value-type="time" office:time-value="PT13H45M55.352S" calcext:value-type="time">
            <text:p>13:45:55.35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2629282" calcext:value-type="float">
            <text:p>-2.63E-07</text:p>
          </table:table-cell>
          <table:table-cell table:formula="of:=[.C199]*10^9" office:value-type="float" office:value="-262.9282" calcext:value-type="float">
            <text:p>-262.9282</text:p>
          </table:table-cell>
          <table:table-cell table:formula="of:=[.$N$1]*[.D199]" office:value-type="float" office:value="-220.736548216626" calcext:value-type="float">
            <text:p>-220.736548216626</text:p>
          </table:table-cell>
          <table:table-cell table:number-columns-repeated="9"/>
        </table:table-row>
        <table:table-row table:style-name="ro1">
          <table:table-cell office:value-type="time" office:time-value="PT13H45M55.735S" calcext:value-type="time">
            <text:p>13:45:55.74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2625581" calcext:value-type="float">
            <text:p>-2.63E-07</text:p>
          </table:table-cell>
          <table:table-cell table:formula="of:=[.C200]*10^9" office:value-type="float" office:value="-262.5581" calcext:value-type="float">
            <text:p>-262.5581</text:p>
          </table:table-cell>
          <table:table-cell table:formula="of:=[.$N$1]*[.D200]" office:value-type="float" office:value="-220.425837549246" calcext:value-type="float">
            <text:p>-220.425837549246</text:p>
          </table:table-cell>
          <table:table-cell/>
          <table:table-cell office:value-type="float" office:value="-195" calcext:value-type="float">
            <text:p>-195</text:p>
          </table:table-cell>
          <table:table-cell table:formula="of:=AVERAGE([.D199:.D203])" office:value-type="float" office:value="-262.54218" calcext:value-type="float">
            <text:p>-262.54218</text:p>
          </table:table-cell>
          <table:table-cell office:value-type="float" office:value="0.05" calcext:value-type="float">
            <text:p>0.05</text:p>
          </table:table-cell>
          <table:table-cell table:formula="of:=(MAX([.D199:.D203])-MIN([.D199:.D203]))/2" office:value-type="float" office:value="0.371799999999979" calcext:value-type="float">
            <text:p>0.371799999999979</text:p>
          </table:table-cell>
          <table:table-cell table:number-columns-repeated="4"/>
        </table:table-row>
        <table:table-row table:style-name="ro1">
          <table:table-cell office:value-type="time" office:time-value="PT13H45M56.118S" calcext:value-type="time">
            <text:p>13:45:56.12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2621846" calcext:value-type="float">
            <text:p>-2.62E-07</text:p>
          </table:table-cell>
          <table:table-cell table:formula="of:=[.C201]*10^9" office:value-type="float" office:value="-262.1846" calcext:value-type="float">
            <text:p>-262.1846</text:p>
          </table:table-cell>
          <table:table-cell table:formula="of:=[.$N$1]*[.D201]" office:value-type="float" office:value="-220.112272474222" calcext:value-type="float">
            <text:p>-220.112272474222</text:p>
          </table:table-cell>
          <table:table-cell table:number-columns-repeated="9"/>
        </table:table-row>
        <table:table-row table:style-name="ro1">
          <table:table-cell office:value-type="time" office:time-value="PT13H45M56.502S" calcext:value-type="time">
            <text:p>13:45:56.50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2627347" calcext:value-type="float">
            <text:p>-2.63E-07</text:p>
          </table:table-cell>
          <table:table-cell table:formula="of:=[.C202]*10^9" office:value-type="float" office:value="-262.7347" calcext:value-type="float">
            <text:p>-262.7347</text:p>
          </table:table-cell>
          <table:table-cell table:formula="of:=[.$N$1]*[.D202]" office:value-type="float" office:value="-220.574098840409" calcext:value-type="float">
            <text:p>-220.574098840409</text:p>
          </table:table-cell>
          <table:table-cell table:number-columns-repeated="9"/>
        </table:table-row>
        <table:table-row table:style-name="ro1">
          <table:table-cell office:value-type="time" office:time-value="PT13H45M56.886S" calcext:value-type="time">
            <text:p>13:45:56.89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2623053" calcext:value-type="float">
            <text:p>-2.62E-07</text:p>
          </table:table-cell>
          <table:table-cell table:formula="of:=[.C203]*10^9" office:value-type="float" office:value="-262.3053" calcext:value-type="float">
            <text:p>-262.3053</text:p>
          </table:table-cell>
          <table:table-cell table:formula="of:=[.$N$1]*[.D203]" office:value-type="float" office:value="-220.213603945589" calcext:value-type="float">
            <text:p>-220.213603945589</text:p>
          </table:table-cell>
          <table:table-cell table:number-columns-repeated="9"/>
        </table:table-row>
        <table:table-row table:style-name="ro1">
          <table:table-cell office:value-type="time" office:time-value="PT13H45M57.27S" calcext:value-type="time">
            <text:p>13:45:57.27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4392337" calcext:value-type="float">
            <text:p>-4.39E-07</text:p>
          </table:table-cell>
          <table:table-cell table:formula="of:=[.C204]*10^9" office:value-type="float" office:value="-439.2337" calcext:value-type="float">
            <text:p>-439.2337</text:p>
          </table:table-cell>
          <table:table-cell table:formula="of:=[.$N$1]*[.D204]" office:value-type="float" office:value="-368.750597305337" calcext:value-type="float">
            <text:p>-368.750597305337</text:p>
          </table:table-cell>
          <table:table-cell table:number-columns-repeated="9"/>
        </table:table-row>
        <table:table-row table:style-name="ro1">
          <table:table-cell office:value-type="time" office:time-value="PT13H45M57.654S" calcext:value-type="time">
            <text:p>13:45:57.65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4392025" calcext:value-type="float">
            <text:p>-4.39E-07</text:p>
          </table:table-cell>
          <table:table-cell table:formula="of:=[.C205]*10^9" office:value-type="float" office:value="-439.2025" calcext:value-type="float">
            <text:p>-439.2025</text:p>
          </table:table-cell>
          <table:table-cell table:formula="of:=[.$N$1]*[.D205]" office:value-type="float" office:value="-368.724403917544" calcext:value-type="float">
            <text:p>-368.724403917544</text:p>
          </table:table-cell>
          <table:table-cell/>
          <table:table-cell office:value-type="float" office:value="-200" calcext:value-type="float">
            <text:p>-200</text:p>
          </table:table-cell>
          <table:table-cell table:formula="of:=AVERAGE([.D204:.D208])" office:value-type="float" office:value="-439.1096" calcext:value-type="float">
            <text:p>-439.1096</text:p>
          </table:table-cell>
          <table:table-cell office:value-type="float" office:value="0.05" calcext:value-type="float">
            <text:p>0.05</text:p>
          </table:table-cell>
          <table:table-cell table:formula="of:=(MAX([.D204:.D208])-MIN([.D204:.D208]))/2" office:value-type="float" office:value="0.193849999999998" calcext:value-type="float">
            <text:p>0.193849999999998</text:p>
          </table:table-cell>
          <table:table-cell table:number-columns-repeated="4"/>
        </table:table-row>
        <table:table-row table:style-name="ro1">
          <table:table-cell office:value-type="time" office:time-value="PT13H45M58.038S" calcext:value-type="time">
            <text:p>13:45:58.04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4392378" calcext:value-type="float">
            <text:p>-4.39E-07</text:p>
          </table:table-cell>
          <table:table-cell table:formula="of:=[.C206]*10^9" office:value-type="float" office:value="-439.2378" calcext:value-type="float">
            <text:p>-439.2378</text:p>
          </table:table-cell>
          <table:table-cell table:formula="of:=[.$N$1]*[.D206]" office:value-type="float" office:value="-368.754039385143" calcext:value-type="float">
            <text:p>-368.754039385143</text:p>
          </table:table-cell>
          <table:table-cell table:number-columns-repeated="9"/>
        </table:table-row>
        <table:table-row table:style-name="ro1">
          <table:table-cell office:value-type="time" office:time-value="PT13H45M58.421S" calcext:value-type="time">
            <text:p>13:45:58.42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4388501" calcext:value-type="float">
            <text:p>-4.39E-07</text:p>
          </table:table-cell>
          <table:table-cell table:formula="of:=[.C207]*10^9" office:value-type="float" office:value="-438.8501" calcext:value-type="float">
            <text:p>-438.8501</text:p>
          </table:table-cell>
          <table:table-cell table:formula="of:=[.$N$1]*[.D207]" office:value-type="float" office:value="-368.428552960547" calcext:value-type="float">
            <text:p>-368.428552960547</text:p>
          </table:table-cell>
          <table:table-cell table:number-columns-repeated="9"/>
        </table:table-row>
        <table:table-row table:style-name="ro1">
          <table:table-cell office:value-type="time" office:time-value="PT13H45M58.797S" calcext:value-type="time">
            <text:p>13:45:58.80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4390239" calcext:value-type="float">
            <text:p>-4.39E-07</text:p>
          </table:table-cell>
          <table:table-cell table:formula="of:=[.C208]*10^9" office:value-type="float" office:value="-439.0239" calcext:value-type="float">
            <text:p>-439.0239</text:p>
          </table:table-cell>
          <table:table-cell table:formula="of:=[.$N$1]*[.D208]" office:value-type="float" office:value="-368.574463563061" calcext:value-type="float">
            <text:p>-368.574463563061</text:p>
          </table:table-cell>
          <table:table-cell table:number-columns-repeated="9"/>
        </table:table-row>
        <table:table-row table:style-name="ro1">
          <table:table-cell office:value-type="time" office:time-value="PT13H45M59.174S" calcext:value-type="time">
            <text:p>13:45:59.17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6610539" calcext:value-type="float">
            <text:p>-6.61E-07</text:p>
          </table:table-cell>
          <table:table-cell table:formula="of:=[.C209]*10^9" office:value-type="float" office:value="-661.0539" calcext:value-type="float">
            <text:p>-661.0539</text:p>
          </table:table-cell>
          <table:table-cell table:formula="of:=[.$N$1]*[.D209]" office:value-type="float" office:value="-554.975678041149" calcext:value-type="float">
            <text:p>-554.975678041149</text:p>
          </table:table-cell>
          <table:table-cell table:number-columns-repeated="9"/>
        </table:table-row>
        <table:table-row table:style-name="ro1">
          <table:table-cell office:value-type="time" office:time-value="PT13H45M59.557S" calcext:value-type="time">
            <text:p>13:45:59.56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6608147" calcext:value-type="float">
            <text:p>-6.61E-07</text:p>
          </table:table-cell>
          <table:table-cell table:formula="of:=[.C210]*10^9" office:value-type="float" office:value="-660.8147" calcext:value-type="float">
            <text:p>-660.8147</text:p>
          </table:table-cell>
          <table:table-cell table:formula="of:=[.$N$1]*[.D210]" office:value-type="float" office:value="-554.774862068068" calcext:value-type="float">
            <text:p>-554.774862068068</text:p>
          </table:table-cell>
          <table:table-cell/>
          <table:table-cell office:value-type="float" office:value="-205" calcext:value-type="float">
            <text:p>-205</text:p>
          </table:table-cell>
          <table:table-cell table:formula="of:=AVERAGE([.D209:.D213])" office:value-type="float" office:value="-660.69686" calcext:value-type="float">
            <text:p>-660.69686</text:p>
          </table:table-cell>
          <table:table-cell office:value-type="float" office:value="0.05" calcext:value-type="float">
            <text:p>0.05</text:p>
          </table:table-cell>
          <table:table-cell table:formula="of:=(MAX([.D209:.D213])-MIN([.D209:.D213]))/2" office:value-type="float" office:value="0.488099999999974" calcext:value-type="float">
            <text:p>0.488099999999974</text:p>
          </table:table-cell>
          <table:table-cell table:number-columns-repeated="4"/>
        </table:table-row>
        <table:table-row table:style-name="ro1">
          <table:table-cell office:value-type="time" office:time-value="PT13H45M59.941S" calcext:value-type="time">
            <text:p>13:45:59.94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6611129" calcext:value-type="float">
            <text:p>-6.61E-07</text:p>
          </table:table-cell>
          <table:table-cell table:formula="of:=[.C211]*10^9" office:value-type="float" office:value="-661.1129" calcext:value-type="float">
            <text:p>-661.1129</text:p>
          </table:table-cell>
          <table:table-cell table:formula="of:=[.$N$1]*[.D211]" office:value-type="float" office:value="-555.025210409091" calcext:value-type="float">
            <text:p>-555.025210409091</text:p>
          </table:table-cell>
          <table:table-cell table:number-columns-repeated="9"/>
        </table:table-row>
        <table:table-row table:style-name="ro1">
          <table:table-cell office:value-type="time" office:time-value="PT13H46M00.326S" calcext:value-type="time">
            <text:p>13:46:00.33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6603661" calcext:value-type="float">
            <text:p>-6.60E-07</text:p>
          </table:table-cell>
          <table:table-cell table:formula="of:=[.C212]*10^9" office:value-type="float" office:value="-660.3661" calcext:value-type="float">
            <text:p>-660.3661</text:p>
          </table:table-cell>
          <table:table-cell table:formula="of:=[.$N$1]*[.D212]" office:value-type="float" office:value="-554.398248165375" calcext:value-type="float">
            <text:p>-554.398248165375</text:p>
          </table:table-cell>
          <table:table-cell table:number-columns-repeated="9"/>
        </table:table-row>
        <table:table-row table:style-name="ro1">
          <table:table-cell office:value-type="time" office:time-value="PT13H46M00.709S" calcext:value-type="time">
            <text:p>13:46:00.71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6601367" calcext:value-type="float">
            <text:p>-6.60E-07</text:p>
          </table:table-cell>
          <table:table-cell table:formula="of:=[.C213]*10^9" office:value-type="float" office:value="-660.1367" calcext:value-type="float">
            <text:p>-660.1367</text:p>
          </table:table-cell>
          <table:table-cell table:formula="of:=[.$N$1]*[.D213]" office:value-type="float" office:value="-554.205659602562" calcext:value-type="float">
            <text:p>-554.205659602562</text:p>
          </table:table-cell>
          <table:table-cell table:number-columns-repeated="9"/>
        </table:table-row>
        <table:table-row table:style-name="ro1">
          <table:table-cell office:value-type="time" office:time-value="PT13H46M01.165S" calcext:value-type="time">
            <text:p>13:46:01.1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9204953" calcext:value-type="float">
            <text:p>-9.20E-07</text:p>
          </table:table-cell>
          <table:table-cell table:formula="of:=[.C214]*10^9" office:value-type="float" office:value="-920.4953" calcext:value-type="float">
            <text:p>-920.4953</text:p>
          </table:table-cell>
          <table:table-cell table:formula="of:=[.$N$1]*[.D214]" office:value-type="float" office:value="-772.784947265557" calcext:value-type="float">
            <text:p>-772.784947265557</text:p>
          </table:table-cell>
          <table:table-cell table:number-columns-repeated="9"/>
        </table:table-row>
        <table:table-row table:style-name="ro1">
          <table:table-cell office:value-type="time" office:time-value="PT13H46M01.733S" calcext:value-type="time">
            <text:p>13:46:01.73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9199212" calcext:value-type="float">
            <text:p>-9.20E-07</text:p>
          </table:table-cell>
          <table:table-cell table:formula="of:=[.C215]*10^9" office:value-type="float" office:value="-919.9212" calcext:value-type="float">
            <text:p>-919.9212</text:p>
          </table:table-cell>
          <table:table-cell table:formula="of:=[.$N$1]*[.D215]" office:value-type="float" office:value="-772.302972139529" calcext:value-type="float">
            <text:p>-772.302972139529</text:p>
          </table:table-cell>
          <table:table-cell/>
          <table:table-cell office:value-type="float" office:value="-210" calcext:value-type="float">
            <text:p>-210</text:p>
          </table:table-cell>
          <table:table-cell table:formula="of:=AVERAGE([.D214:.D218])" office:value-type="float" office:value="-912.73348" calcext:value-type="float">
            <text:p>-912.73348</text:p>
          </table:table-cell>
          <table:table-cell office:value-type="float" office:value="0.05" calcext:value-type="float">
            <text:p>0.05</text:p>
          </table:table-cell>
          <table:table-cell table:formula="of:=(MAX([.D214:.D218])-MIN([.D214:.D218]))/2" office:value-type="float" office:value="17.7802" calcext:value-type="float">
            <text:p>17.7802</text:p>
          </table:table-cell>
          <table:table-cell table:number-columns-repeated="4"/>
        </table:table-row>
        <table:table-row table:style-name="ro1">
          <table:table-cell office:value-type="time" office:time-value="PT13H46M02.269S" calcext:value-type="time">
            <text:p>13:46:02.2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8849349" calcext:value-type="float">
            <text:p>-8.85E-07</text:p>
          </table:table-cell>
          <table:table-cell table:formula="of:=[.C216]*10^9" office:value-type="float" office:value="-884.9349" calcext:value-type="float">
            <text:p>-884.9349</text:p>
          </table:table-cell>
          <table:table-cell table:formula="of:=[.$N$1]*[.D216]" office:value-type="float" office:value="-742.930865621965" calcext:value-type="float">
            <text:p>-742.930865621965</text:p>
          </table:table-cell>
          <table:table-cell table:number-columns-repeated="9"/>
        </table:table-row>
        <table:table-row table:style-name="ro1">
          <table:table-cell office:value-type="time" office:time-value="PT13H46M02.764S" calcext:value-type="time">
            <text:p>13:46:02.76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9191364" calcext:value-type="float">
            <text:p>-9.19E-07</text:p>
          </table:table-cell>
          <table:table-cell table:formula="of:=[.C217]*10^9" office:value-type="float" office:value="-919.1364" calcext:value-type="float">
            <text:p>-919.1364</text:p>
          </table:table-cell>
          <table:table-cell table:formula="of:=[.$N$1]*[.D217]" office:value-type="float" office:value="-771.644107692732" calcext:value-type="float">
            <text:p>-771.644107692732</text:p>
          </table:table-cell>
          <table:table-cell table:number-columns-repeated="9"/>
        </table:table-row>
        <table:table-row table:style-name="ro1">
          <table:table-cell office:value-type="time" office:time-value="PT13H46M03.332S" calcext:value-type="time">
            <text:p>13:46:03.33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9191796" calcext:value-type="float">
            <text:p>-9.19E-07</text:p>
          </table:table-cell>
          <table:table-cell table:formula="of:=[.C218]*10^9" office:value-type="float" office:value="-919.1796" calcext:value-type="float">
            <text:p>-919.1796</text:p>
          </table:table-cell>
          <table:table-cell table:formula="of:=[.$N$1]*[.D218]" office:value-type="float" office:value="-771.680375460445" calcext:value-type="float">
            <text:p>-771.680375460445</text:p>
          </table:table-cell>
          <table:table-cell table:number-columns-repeated="9"/>
        </table:table-row>
        <table:table-row table:style-name="ro1">
          <table:table-cell office:value-type="time" office:time-value="PT14H49M19.319S" calcext:value-type="time">
            <text:p>14:49:19.3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392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19.703S" calcext:value-type="time">
            <text:p>14:49:19.70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256" calcext:value-type="float">
            <text:p>-1.26E-06</text:p>
          </table:table-cell>
          <table:table-cell table:number-columns-repeated="6"/>
          <table:table-cell table:formula="of:=(MAX([.D219:.D223])-MIN([.D219:.D223]))/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time" office:time-value="PT14H49M20.086S" calcext:value-type="time">
            <text:p>14:49:20.0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4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0.469S" calcext:value-type="time">
            <text:p>14:49:20.4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848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0.853S" calcext:value-type="time">
            <text:p>14:49:20.8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936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1.238S" calcext:value-type="time">
            <text:p>14:49:21.24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031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1.622S" calcext:value-type="time">
            <text:p>14:49:21.6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259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2.006S" calcext:value-type="time">
            <text:p>14:49:22.01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763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2.389S" calcext:value-type="time">
            <text:p>14:49:22.3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60019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2.765S" calcext:value-type="time">
            <text:p>14:49:22.7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6" calcext:value-type="float">
            <text:p>-1.26E-06</text:p>
          </table:table-cell>
          <table:table-cell table:number-columns-repeated="11"/>
        </table:table-row>
      </table:table>
      <table:table table:name="21.4C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73478625" calcext:value-type="float">
            <text:p>-0.073478625</text:p>
          </table:table-cell>
          <table:table-cell office:value-type="float" office:value="0.05" calcext:value-type="float">
            <text:p>0.05</text:p>
          </table:table-cell>
          <table:table-cell office:value-type="float" office:value="0.14217996" calcext:value-type="float">
            <text:p>0.142179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12727628674" calcext:value-type="float">
            <text:p>-0.12727628674</text:p>
          </table:table-cell>
          <table:table-cell office:value-type="float" office:value="0.05" calcext:value-type="float">
            <text:p>0.05</text:p>
          </table:table-cell>
          <table:table-cell office:value-type="float" office:value="0.184359635" calcext:value-type="float">
            <text:p>0.1843596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16946014" calcext:value-type="float">
            <text:p>-0.16946014</text:p>
          </table:table-cell>
          <table:table-cell office:value-type="float" office:value="0.05" calcext:value-type="float">
            <text:p>0.05</text:p>
          </table:table-cell>
          <table:table-cell office:value-type="float" office:value="0.4706706" calcext:value-type="float">
            <text:p>0.47067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0935488894" calcext:value-type="float">
            <text:p>-0.0935488894</text:p>
          </table:table-cell>
          <table:table-cell office:value-type="float" office:value="0.05" calcext:value-type="float">
            <text:p>0.05</text:p>
          </table:table-cell>
          <table:table-cell office:value-type="float" office:value="0.0941853565" calcext:value-type="float">
            <text:p>0.09418535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897666" calcext:value-type="float">
            <text:p>-0.1897666</text:p>
          </table:table-cell>
          <table:table-cell office:value-type="float" office:value="0.05" calcext:value-type="float">
            <text:p>0.05</text:p>
          </table:table-cell>
          <table:table-cell office:value-type="float" office:value="0.13821365" calcext:value-type="float">
            <text:p>0.138213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533307042" calcext:value-type="float">
            <text:p>-0.1533307042</text:p>
          </table:table-cell>
          <table:table-cell office:value-type="float" office:value="0.05" calcext:value-type="float">
            <text:p>0.05</text:p>
          </table:table-cell>
          <table:table-cell office:value-type="float" office:value="0.1316063395" calcext:value-type="float">
            <text:p>0.13160633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150205558" calcext:value-type="float">
            <text:p>-0.150205558</text:p>
          </table:table-cell>
          <table:table-cell office:value-type="float" office:value="0.05" calcext:value-type="float">
            <text:p>0.05</text:p>
          </table:table-cell>
          <table:table-cell office:value-type="float" office:value="0.0929389" calcext:value-type="float">
            <text:p>0.09293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23394026" calcext:value-type="float">
            <text:p>-0.23394026</text:p>
          </table:table-cell>
          <table:table-cell office:value-type="float" office:value="0.05" calcext:value-type="float">
            <text:p>0.05</text:p>
          </table:table-cell>
          <table:table-cell office:value-type="float" office:value="0.10451235" calcext:value-type="float">
            <text:p>0.104512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22409974" calcext:value-type="float">
            <text:p>-0.22409974</text:p>
          </table:table-cell>
          <table:table-cell office:value-type="float" office:value="0.05" calcext:value-type="float">
            <text:p>0.05</text:p>
          </table:table-cell>
          <table:table-cell office:value-type="float" office:value="0.08537575" calcext:value-type="float">
            <text:p>0.085375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179876238" calcext:value-type="float">
            <text:p>-0.179876238</text:p>
          </table:table-cell>
          <table:table-cell office:value-type="float" office:value="0.05" calcext:value-type="float">
            <text:p>0.05</text:p>
          </table:table-cell>
          <table:table-cell office:value-type="float" office:value="0.107504205" calcext:value-type="float">
            <text:p>0.1075042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171556956" calcext:value-type="float">
            <text:p>-0.171556956</text:p>
          </table:table-cell>
          <table:table-cell office:value-type="float" office:value="0.05" calcext:value-type="float">
            <text:p>0.05</text:p>
          </table:table-cell>
          <table:table-cell office:value-type="float" office:value="0.07770876" calcext:value-type="float">
            <text:p>0.077708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26315334" calcext:value-type="float">
            <text:p>-0.26315334</text:p>
          </table:table-cell>
          <table:table-cell office:value-type="float" office:value="0.05" calcext:value-type="float">
            <text:p>0.05</text:p>
          </table:table-cell>
          <table:table-cell office:value-type="float" office:value="0.07629575" calcext:value-type="float">
            <text:p>0.076295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2304493" calcext:value-type="float">
            <text:p>-0.2304493</text:p>
          </table:table-cell>
          <table:table-cell office:value-type="float" office:value="0.05" calcext:value-type="float">
            <text:p>0.05</text:p>
          </table:table-cell>
          <table:table-cell office:value-type="float" office:value="0.10127085" calcext:value-type="float">
            <text:p>0.101270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23810376" calcext:value-type="float">
            <text:p>-0.23810376</text:p>
          </table:table-cell>
          <table:table-cell office:value-type="float" office:value="0.05" calcext:value-type="float">
            <text:p>0.05</text:p>
          </table:table-cell>
          <table:table-cell office:value-type="float" office:value="0.1151919" calcext:value-type="float">
            <text:p>0.11519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27400768" calcext:value-type="float">
            <text:p>-0.27400768</text:p>
          </table:table-cell>
          <table:table-cell office:value-type="float" office:value="0.05" calcext:value-type="float">
            <text:p>0.05</text:p>
          </table:table-cell>
          <table:table-cell office:value-type="float" office:value="0.11602295" calcext:value-type="float">
            <text:p>0.116022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2748305" calcext:value-type="float">
            <text:p>-0.2748305</text:p>
          </table:table-cell>
          <table:table-cell office:value-type="float" office:value="0.05" calcext:value-type="float">
            <text:p>0.05</text:p>
          </table:table-cell>
          <table:table-cell office:value-type="float" office:value="0.11284395" calcext:value-type="float">
            <text:p>0.112843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27163894" calcext:value-type="float">
            <text:p>-0.27163894</text:p>
          </table:table-cell>
          <table:table-cell office:value-type="float" office:value="0.05" calcext:value-type="float">
            <text:p>0.05</text:p>
          </table:table-cell>
          <table:table-cell office:value-type="float" office:value="0.1195344" calcext:value-type="float">
            <text:p>0.11953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29050502" calcext:value-type="float">
            <text:p>-0.29050502</text:p>
          </table:table-cell>
          <table:table-cell office:value-type="float" office:value="0.05" calcext:value-type="float">
            <text:p>0.05</text:p>
          </table:table-cell>
          <table:table-cell office:value-type="float" office:value="0.11891095" calcext:value-type="float">
            <text:p>0.118910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2856763" calcext:value-type="float">
            <text:p>-0.2856763</text:p>
          </table:table-cell>
          <table:table-cell office:value-type="float" office:value="0.05" calcext:value-type="float">
            <text:p>0.05</text:p>
          </table:table-cell>
          <table:table-cell office:value-type="float" office:value="0.1043043" calcext:value-type="float">
            <text:p>0.10430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3340385" calcext:value-type="float">
            <text:p>-0.3340385</text:p>
          </table:table-cell>
          <table:table-cell office:value-type="float" office:value="0.05" calcext:value-type="float">
            <text:p>0.05</text:p>
          </table:table-cell>
          <table:table-cell office:value-type="float" office:value="0.1105377" calcext:value-type="float">
            <text:p>0.110537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28391414" calcext:value-type="float">
            <text:p>-0.28391414</text:p>
          </table:table-cell>
          <table:table-cell office:value-type="float" office:value="0.05" calcext:value-type="float">
            <text:p>0.05</text:p>
          </table:table-cell>
          <table:table-cell office:value-type="float" office:value="0.112927" calcext:value-type="float">
            <text:p>0.11292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3262178" calcext:value-type="float">
            <text:p>-0.3262178</text:p>
          </table:table-cell>
          <table:table-cell office:value-type="float" office:value="0.05" calcext:value-type="float">
            <text:p>0.05</text:p>
          </table:table-cell>
          <table:table-cell office:value-type="float" office:value="0.1222772" calcext:value-type="float">
            <text:p>0.12227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34497558" calcext:value-type="float">
            <text:p>-0.34497558</text:p>
          </table:table-cell>
          <table:table-cell office:value-type="float" office:value="0.05" calcext:value-type="float">
            <text:p>0.05</text:p>
          </table:table-cell>
          <table:table-cell office:value-type="float" office:value="0.1179759" calcext:value-type="float">
            <text:p>0.11797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34843312" calcext:value-type="float">
            <text:p>-0.34843312</text:p>
          </table:table-cell>
          <table:table-cell office:value-type="float" office:value="0.05" calcext:value-type="float">
            <text:p>0.05</text:p>
          </table:table-cell>
          <table:table-cell office:value-type="float" office:value="0.1175394" calcext:value-type="float">
            <text:p>0.11753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38833446" calcext:value-type="float">
            <text:p>-0.38833446</text:p>
          </table:table-cell>
          <table:table-cell office:value-type="float" office:value="0.05" calcext:value-type="float">
            <text:p>0.05</text:p>
          </table:table-cell>
          <table:table-cell office:value-type="float" office:value="0.10831425" calcext:value-type="float">
            <text:p>0.108314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39160086" calcext:value-type="float">
            <text:p>-0.39160086</text:p>
          </table:table-cell>
          <table:table-cell office:value-type="float" office:value="0.05" calcext:value-type="float">
            <text:p>0.05</text:p>
          </table:table-cell>
          <table:table-cell office:value-type="float" office:value="0.101603" calcext:value-type="float">
            <text:p>0.1016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4177057" calcext:value-type="float">
            <text:p>-0.4177057</text:p>
          </table:table-cell>
          <table:table-cell office:value-type="float" office:value="0.05" calcext:value-type="float">
            <text:p>0.05</text:p>
          </table:table-cell>
          <table:table-cell office:value-type="float" office:value="0.12206885" calcext:value-type="float">
            <text:p>0.122068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45777354" calcext:value-type="float">
            <text:p>-0.45777354</text:p>
          </table:table-cell>
          <table:table-cell office:value-type="float" office:value="0.05" calcext:value-type="float">
            <text:p>0.05</text:p>
          </table:table-cell>
          <table:table-cell office:value-type="float" office:value="0.10733775" calcext:value-type="float">
            <text:p>0.107337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48933886" calcext:value-type="float">
            <text:p>-0.48933886</text:p>
          </table:table-cell>
          <table:table-cell office:value-type="float" office:value="0.05" calcext:value-type="float">
            <text:p>0.05</text:p>
          </table:table-cell>
          <table:table-cell office:value-type="float" office:value="0.1300062" calcext:value-type="float">
            <text:p>0.13000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57328064" calcext:value-type="float">
            <text:p>-0.57328064</text:p>
          </table:table-cell>
          <table:table-cell office:value-type="float" office:value="0.05" calcext:value-type="float">
            <text:p>0.05</text:p>
          </table:table-cell>
          <table:table-cell office:value-type="float" office:value="0.0926475" calcext:value-type="float">
            <text:p>0.09264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66986354" calcext:value-type="float">
            <text:p>-0.66986354</text:p>
          </table:table-cell>
          <table:table-cell office:value-type="float" office:value="0.05" calcext:value-type="float">
            <text:p>0.05</text:p>
          </table:table-cell>
          <table:table-cell office:value-type="float" office:value="0.1168332" calcext:value-type="float">
            <text:p>0.116833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0.8985008" calcext:value-type="float">
            <text:p>-0.8985008</text:p>
          </table:table-cell>
          <table:table-cell office:value-type="float" office:value="0.05" calcext:value-type="float">
            <text:p>0.05</text:p>
          </table:table-cell>
          <table:table-cell office:value-type="float" office:value="0.11837" calcext:value-type="float">
            <text:p>0.118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1.5059074" calcext:value-type="float">
            <text:p>-1.5059074</text:p>
          </table:table-cell>
          <table:table-cell office:value-type="float" office:value="0.05" calcext:value-type="float">
            <text:p>0.05</text:p>
          </table:table-cell>
          <table:table-cell office:value-type="float" office:value="0.1236895" calcext:value-type="float">
            <text:p>0.12368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3.0187388" calcext:value-type="float">
            <text:p>-3.0187388</text:p>
          </table:table-cell>
          <table:table-cell office:value-type="float" office:value="0.05" calcext:value-type="float">
            <text:p>0.05</text:p>
          </table:table-cell>
          <table:table-cell office:value-type="float" office:value="0.1089365" calcext:value-type="float">
            <text:p>0.10893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7.1395312" calcext:value-type="float">
            <text:p>-7.1395312</text:p>
          </table:table-cell>
          <table:table-cell office:value-type="float" office:value="0.05" calcext:value-type="float">
            <text:p>0.05</text:p>
          </table:table-cell>
          <table:table-cell office:value-type="float" office:value="0.0971990000000003" calcext:value-type="float">
            <text:p>0.0971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18.244426" calcext:value-type="float">
            <text:p>-18.244426</text:p>
          </table:table-cell>
          <table:table-cell office:value-type="float" office:value="0.05" calcext:value-type="float">
            <text:p>0.05</text:p>
          </table:table-cell>
          <table:table-cell office:value-type="float" office:value="0.105029999999999" calcext:value-type="float">
            <text:p>0.105029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45.83777" calcext:value-type="float">
            <text:p>-45.83777</text:p>
          </table:table-cell>
          <table:table-cell office:value-type="float" office:value="0.05" calcext:value-type="float">
            <text:p>0.05</text:p>
          </table:table-cell>
          <table:table-cell office:value-type="float" office:value="0.150135000000002" calcext:value-type="float">
            <text:p>0.1501350000000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04.71184" calcext:value-type="float">
            <text:p>-104.71184</text:p>
          </table:table-cell>
          <table:table-cell office:value-type="float" office:value="0.05" calcext:value-type="float">
            <text:p>0.05</text:p>
          </table:table-cell>
          <table:table-cell office:value-type="float" office:value="0.235400000000013" calcext:value-type="float">
            <text:p>0.23540000000001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212.7914" calcext:value-type="float">
            <text:p>-212.7914</text:p>
          </table:table-cell>
          <table:table-cell office:value-type="float" office:value="0.05" calcext:value-type="float">
            <text:p>0.05</text:p>
          </table:table-cell>
          <table:table-cell office:value-type="float" office:value="0.10260000000001" calcext:value-type="float">
            <text:p>0.10260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385.05148" calcext:value-type="float">
            <text:p>-385.05148</text:p>
          </table:table-cell>
          <table:table-cell office:value-type="float" office:value="0.05" calcext:value-type="float">
            <text:p>0.05</text:p>
          </table:table-cell>
          <table:table-cell office:value-type="float" office:value="0.32974999999999" calcext:value-type="float">
            <text:p>0.32974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625.19242" calcext:value-type="float">
            <text:p>-625.19242</text:p>
          </table:table-cell>
          <table:table-cell office:value-type="float" office:value="0.05" calcext:value-type="float">
            <text:p>0.05</text:p>
          </table:table-cell>
          <table:table-cell office:value-type="float" office:value="0.396600000000035" calcext:value-type="float">
            <text:p>0.3966000000000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928.53176" calcext:value-type="float">
            <text:p>-928.53176</text:p>
          </table:table-cell>
          <table:table-cell office:value-type="float" office:value="0.05" calcext:value-type="float">
            <text:p>0.05</text:p>
          </table:table-cell>
          <table:table-cell office:value-type="float" office:value="0.261399999999924" calcext:value-type="float">
            <text:p>0.2613999999999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1278.6084" calcext:value-type="float">
            <text:p>-1278.6084</text:p>
          </table:table-cell>
          <table:table-cell office:value-type="float" office:value="0.05" calcext:value-type="float">
            <text:p>0.05</text:p>
          </table:table-cell>
          <table:table-cell office:value-type="float" office:value="0.343500000000063" calcext:value-type="float">
            <text:p>0.343500000000063</text:p>
          </table:table-cell>
        </table:table-row>
      </table:table>
      <table:table table:name="60.1C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620976" calcext:value-type="float">
            <text:p>7.9620976</text:p>
          </table:table-cell>
          <table:table-cell office:value-type="float" office:value="0.05" calcext:value-type="float">
            <text:p>0.05</text:p>
          </table:table-cell>
          <table:table-cell office:value-type="float" office:value="0.9995305" calcext:value-type="float">
            <text:p>0.99953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3.956998" calcext:value-type="float">
            <text:p>-13.956998</text:p>
          </table:table-cell>
          <table:table-cell office:value-type="float" office:value="0.05" calcext:value-type="float">
            <text:p>0.05</text:p>
          </table:table-cell>
          <table:table-cell office:value-type="float" office:value="0.118589999999999" calcext:value-type="float">
            <text:p>0.118589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6.187194" calcext:value-type="float">
            <text:p>-16.187194</text:p>
          </table:table-cell>
          <table:table-cell office:value-type="float" office:value="0.05" calcext:value-type="float">
            <text:p>0.05</text:p>
          </table:table-cell>
          <table:table-cell office:value-type="float" office:value="0.176894999999998" calcext:value-type="float">
            <text:p>0.1768949999999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8.034864" calcext:value-type="float">
            <text:p>-18.034864</text:p>
          </table:table-cell>
          <table:table-cell office:value-type="float" office:value="0.05" calcext:value-type="float">
            <text:p>0.05</text:p>
          </table:table-cell>
          <table:table-cell office:value-type="float" office:value="0.333654999999998" calcext:value-type="float">
            <text:p>0.3336549999999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9.90144" calcext:value-type="float">
            <text:p>-19.90144</text:p>
          </table:table-cell>
          <table:table-cell office:value-type="float" office:value="0.05" calcext:value-type="float">
            <text:p>0.05</text:p>
          </table:table-cell>
          <table:table-cell office:value-type="float" office:value="0.264285000000001" calcext:value-type="float">
            <text:p>0.264285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21.471064" calcext:value-type="float">
            <text:p>-21.471064</text:p>
          </table:table-cell>
          <table:table-cell office:value-type="float" office:value="0.05" calcext:value-type="float">
            <text:p>0.05</text:p>
          </table:table-cell>
          <table:table-cell office:value-type="float" office:value="0.135400000000001" calcext:value-type="float">
            <text:p>0.135400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23.111642" calcext:value-type="float">
            <text:p>-23.111642</text:p>
          </table:table-cell>
          <table:table-cell office:value-type="float" office:value="0.05" calcext:value-type="float">
            <text:p>0.05</text:p>
          </table:table-cell>
          <table:table-cell office:value-type="float" office:value="0.201325000000002" calcext:value-type="float">
            <text:p>0.2013250000000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24.775076" calcext:value-type="float">
            <text:p>-24.775076</text:p>
          </table:table-cell>
          <table:table-cell office:value-type="float" office:value="0.05" calcext:value-type="float">
            <text:p>0.05</text:p>
          </table:table-cell>
          <table:table-cell office:value-type="float" office:value="0.267795" calcext:value-type="float">
            <text:p>0.2677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26.444794" calcext:value-type="float">
            <text:p>-26.444794</text:p>
          </table:table-cell>
          <table:table-cell office:value-type="float" office:value="0.05" calcext:value-type="float">
            <text:p>0.05</text:p>
          </table:table-cell>
          <table:table-cell office:value-type="float" office:value="0.134995" calcext:value-type="float">
            <text:p>0.1349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28.09126" calcext:value-type="float">
            <text:p>-28.09126</text:p>
          </table:table-cell>
          <table:table-cell office:value-type="float" office:value="0.05" calcext:value-type="float">
            <text:p>0.05</text:p>
          </table:table-cell>
          <table:table-cell office:value-type="float" office:value="0.179765" calcext:value-type="float">
            <text:p>0.1797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29.76619" calcext:value-type="float">
            <text:p>-29.76619</text:p>
          </table:table-cell>
          <table:table-cell office:value-type="float" office:value="0.05" calcext:value-type="float">
            <text:p>0.05</text:p>
          </table:table-cell>
          <table:table-cell office:value-type="float" office:value="0.202344999999999" calcext:value-type="float">
            <text:p>0.202344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31.596168" calcext:value-type="float">
            <text:p>-31.596168</text:p>
          </table:table-cell>
          <table:table-cell office:value-type="float" office:value="0.05" calcext:value-type="float">
            <text:p>0.05</text:p>
          </table:table-cell>
          <table:table-cell office:value-type="float" office:value="0.31442" calcext:value-type="float">
            <text:p>0.3144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33.394196" calcext:value-type="float">
            <text:p>-33.394196</text:p>
          </table:table-cell>
          <table:table-cell office:value-type="float" office:value="0.05" calcext:value-type="float">
            <text:p>0.05</text:p>
          </table:table-cell>
          <table:table-cell office:value-type="float" office:value="0.297195000000002" calcext:value-type="float">
            <text:p>0.2971950000000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35.543202" calcext:value-type="float">
            <text:p>-35.543202</text:p>
          </table:table-cell>
          <table:table-cell office:value-type="float" office:value="0.05" calcext:value-type="float">
            <text:p>0.05</text:p>
          </table:table-cell>
          <table:table-cell office:value-type="float" office:value="0.378760000000003" calcext:value-type="float">
            <text:p>0.3787600000000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37.49656" calcext:value-type="float">
            <text:p>-37.49656</text:p>
          </table:table-cell>
          <table:table-cell office:value-type="float" office:value="0.05" calcext:value-type="float">
            <text:p>0.05</text:p>
          </table:table-cell>
          <table:table-cell office:value-type="float" office:value="0.191869999999994" calcext:value-type="float">
            <text:p>0.1918699999999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39.55015" calcext:value-type="float">
            <text:p>-39.55015</text:p>
          </table:table-cell>
          <table:table-cell office:value-type="float" office:value="0.05" calcext:value-type="float">
            <text:p>0.05</text:p>
          </table:table-cell>
          <table:table-cell office:value-type="float" office:value="0.440719999999999" calcext:value-type="float">
            <text:p>0.440719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42.026692" calcext:value-type="float">
            <text:p>-42.026692</text:p>
          </table:table-cell>
          <table:table-cell office:value-type="float" office:value="0.05" calcext:value-type="float">
            <text:p>0.05</text:p>
          </table:table-cell>
          <table:table-cell office:value-type="float" office:value="0.282089999999997" calcext:value-type="float">
            <text:p>0.2820899999999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44.557008" calcext:value-type="float">
            <text:p>-44.557008</text:p>
          </table:table-cell>
          <table:table-cell office:value-type="float" office:value="0.05" calcext:value-type="float">
            <text:p>0.05</text:p>
          </table:table-cell>
          <table:table-cell office:value-type="float" office:value="0.263959999999994" calcext:value-type="float">
            <text:p>0.2639599999999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47.373432" calcext:value-type="float">
            <text:p>-47.373432</text:p>
          </table:table-cell>
          <table:table-cell office:value-type="float" office:value="0.05" calcext:value-type="float">
            <text:p>0.05</text:p>
          </table:table-cell>
          <table:table-cell office:value-type="float" office:value="0.149915000000004" calcext:value-type="float">
            <text:p>0.1499150000000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50.471608" calcext:value-type="float">
            <text:p>-50.471608</text:p>
          </table:table-cell>
          <table:table-cell office:value-type="float" office:value="0.05" calcext:value-type="float">
            <text:p>0.05</text:p>
          </table:table-cell>
          <table:table-cell office:value-type="float" office:value="0.29515" calcext:value-type="float">
            <text:p>0.295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53.774416" calcext:value-type="float">
            <text:p>-53.774416</text:p>
          </table:table-cell>
          <table:table-cell office:value-type="float" office:value="0.05" calcext:value-type="float">
            <text:p>0.05</text:p>
          </table:table-cell>
          <table:table-cell office:value-type="float" office:value="0.301599999999993" calcext:value-type="float">
            <text:p>0.3015999999999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57.700786" calcext:value-type="float">
            <text:p>-57.700786</text:p>
          </table:table-cell>
          <table:table-cell office:value-type="float" office:value="0.05" calcext:value-type="float">
            <text:p>0.05</text:p>
          </table:table-cell>
          <table:table-cell office:value-type="float" office:value="0.294850000000004" calcext:value-type="float">
            <text:p>0.2948500000000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62.1157" calcext:value-type="float">
            <text:p>-62.1157</text:p>
          </table:table-cell>
          <table:table-cell office:value-type="float" office:value="0.05" calcext:value-type="float">
            <text:p>0.05</text:p>
          </table:table-cell>
          <table:table-cell office:value-type="float" office:value="0.324850000000005" calcext:value-type="float">
            <text:p>0.3248500000000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67.430452" calcext:value-type="float">
            <text:p>-67.430452</text:p>
          </table:table-cell>
          <table:table-cell office:value-type="float" office:value="0.05" calcext:value-type="float">
            <text:p>0.05</text:p>
          </table:table-cell>
          <table:table-cell office:value-type="float" office:value="0.330664999999996" calcext:value-type="float">
            <text:p>0.3306649999999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74.026856" calcext:value-type="float">
            <text:p>-74.026856</text:p>
          </table:table-cell>
          <table:table-cell office:value-type="float" office:value="0.05" calcext:value-type="float">
            <text:p>0.05</text:p>
          </table:table-cell>
          <table:table-cell office:value-type="float" office:value="0.225515000000009" calcext:value-type="float">
            <text:p>0.2255150000000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82.384212" calcext:value-type="float">
            <text:p>-82.384212</text:p>
          </table:table-cell>
          <table:table-cell office:value-type="float" office:value="0.05" calcext:value-type="float">
            <text:p>0.05</text:p>
          </table:table-cell>
          <table:table-cell office:value-type="float" office:value="0.312830000000005" calcext:value-type="float">
            <text:p>0.3128300000000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93.930148" calcext:value-type="float">
            <text:p>-93.930148</text:p>
          </table:table-cell>
          <table:table-cell office:value-type="float" office:value="0.05" calcext:value-type="float">
            <text:p>0.05</text:p>
          </table:table-cell>
          <table:table-cell office:value-type="float" office:value="0.578224999999996" calcext:value-type="float">
            <text:p>0.5782249999999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112.03436" calcext:value-type="float">
            <text:p>-112.03436</text:p>
          </table:table-cell>
          <table:table-cell office:value-type="float" office:value="0.05" calcext:value-type="float">
            <text:p>0.05</text:p>
          </table:table-cell>
          <table:table-cell office:value-type="float" office:value="1.06660000000002" calcext:value-type="float">
            <text:p>1.066600000000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144.37602" calcext:value-type="float">
            <text:p>-144.37602</text:p>
          </table:table-cell>
          <table:table-cell office:value-type="float" office:value="0.05" calcext:value-type="float">
            <text:p>0.05</text:p>
          </table:table-cell>
          <table:table-cell office:value-type="float" office:value="2.35860000000001" calcext:value-type="float">
            <text:p>2.35860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207.57536" calcext:value-type="float">
            <text:p>-207.57536</text:p>
          </table:table-cell>
          <table:table-cell office:value-type="float" office:value="0.05" calcext:value-type="float">
            <text:p>0.05</text:p>
          </table:table-cell>
          <table:table-cell office:value-type="float" office:value="5.02234999999999" calcext:value-type="float">
            <text:p>5.02234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334.66872" calcext:value-type="float">
            <text:p>-334.66872</text:p>
          </table:table-cell>
          <table:table-cell office:value-type="float" office:value="0.05" calcext:value-type="float">
            <text:p>0.05</text:p>
          </table:table-cell>
          <table:table-cell office:value-type="float" office:value="10.3152" calcext:value-type="float">
            <text:p>10.31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577.38046" calcext:value-type="float">
            <text:p>-577.38046</text:p>
          </table:table-cell>
          <table:table-cell office:value-type="float" office:value="0.05" calcext:value-type="float">
            <text:p>0.05</text:p>
          </table:table-cell>
          <table:table-cell office:value-type="float" office:value="19.7223" calcext:value-type="float">
            <text:p>19.72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1005.87738" calcext:value-type="float">
            <text:p>-1005.87738</text:p>
          </table:table-cell>
          <table:table-cell office:value-type="float" office:value="0.05" calcext:value-type="float">
            <text:p>0.05</text:p>
          </table:table-cell>
          <table:table-cell office:value-type="float" office:value="64.2129999999999" calcext:value-type="float">
            <text:p>64.2129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1702.0558" calcext:value-type="float">
            <text:p>-1702.0558</text:p>
          </table:table-cell>
          <table:table-cell office:value-type="float" office:value="0.05" calcext:value-type="float">
            <text:p>0.05</text:p>
          </table:table-cell>
          <table:table-cell office:value-type="float" office:value="54.183" calcext:value-type="float">
            <text:p>54.1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2653.3754" calcext:value-type="float">
            <text:p>-2653.3754</text:p>
          </table:table-cell>
          <table:table-cell office:value-type="float" office:value="0.05" calcext:value-type="float">
            <text:p>0.05</text:p>
          </table:table-cell>
          <table:table-cell office:value-type="float" office:value="74.347" calcext:value-type="float">
            <text:p>74.3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3858.6554" calcext:value-type="float">
            <text:p>-3858.6554</text:p>
          </table:table-cell>
          <table:table-cell office:value-type="float" office:value="0.05" calcext:value-type="float">
            <text:p>0.05</text:p>
          </table:table-cell>
          <table:table-cell office:value-type="float" office:value="94.7284999999999" calcext:value-type="float">
            <text:p>94.7284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5301.5592" calcext:value-type="float">
            <text:p>-5301.5592</text:p>
          </table:table-cell>
          <table:table-cell office:value-type="float" office:value="0.05" calcext:value-type="float">
            <text:p>0.05</text:p>
          </table:table-cell>
          <table:table-cell office:value-type="float" office:value="113.974" calcext:value-type="float">
            <text:p>113.9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6933.8878" calcext:value-type="float">
            <text:p>-6933.8878</text:p>
          </table:table-cell>
          <table:table-cell office:value-type="float" office:value="0.05" calcext:value-type="float">
            <text:p>0.05</text:p>
          </table:table-cell>
          <table:table-cell office:value-type="float" office:value="131.2585" calcext:value-type="float">
            <text:p>131.25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8702.2562" calcext:value-type="float">
            <text:p>-8702.2562</text:p>
          </table:table-cell>
          <table:table-cell office:value-type="float" office:value="0.05" calcext:value-type="float">
            <text:p>0.05</text:p>
          </table:table-cell>
          <table:table-cell office:value-type="float" office:value="145.4215" calcext:value-type="float">
            <text:p>145.42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10566.908" calcext:value-type="float">
            <text:p>-10566.908</text:p>
          </table:table-cell>
          <table:table-cell office:value-type="float" office:value="0.05" calcext:value-type="float">
            <text:p>0.05</text:p>
          </table:table-cell>
          <table:table-cell office:value-type="float" office:value="153.650000000001" calcext:value-type="float">
            <text:p>153.650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12446.47" calcext:value-type="float">
            <text:p>-12446.47</text:p>
          </table:table-cell>
          <table:table-cell office:value-type="float" office:value="0.05" calcext:value-type="float">
            <text:p>0.05</text:p>
          </table:table-cell>
          <table:table-cell office:value-type="float" office:value="165.559999999999" calcext:value-type="float">
            <text:p>165.559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14342.228" calcext:value-type="float">
            <text:p>-14342.228</text:p>
          </table:table-cell>
          <table:table-cell office:value-type="float" office:value="0.05" calcext:value-type="float">
            <text:p>0.05</text:p>
          </table:table-cell>
          <table:table-cell office:value-type="float" office:value="173.35" calcext:value-type="float">
            <text:p>173.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15000.512" calcext:value-type="float">
            <text:p>-15000.512</text:p>
          </table:table-cell>
          <table:table-cell office:value-type="float" office:value="0.05" calcext:value-type="float">
            <text:p>0.05</text:p>
          </table:table-cell>
          <table:table-cell office:value-type="float" office:value="0.0799999999999272" calcext:value-type="float">
            <text:p>0.079999999999927</text:p>
          </table:table-cell>
        </table:table-row>
      </table:table>
      <table:table table:name="55.1C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781158" calcext:value-type="float">
            <text:p>6.1781158</text:p>
          </table:table-cell>
          <table:table-cell office:value-type="float" office:value="0.05" calcext:value-type="float">
            <text:p>0.05</text:p>
          </table:table-cell>
          <table:table-cell office:value-type="float" office:value="1.633578" calcext:value-type="float">
            <text:p>1.6335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7.634562" calcext:value-type="float">
            <text:p>-7.634562</text:p>
          </table:table-cell>
          <table:table-cell office:value-type="float" office:value="0.05" calcext:value-type="float">
            <text:p>0.05</text:p>
          </table:table-cell>
          <table:table-cell office:value-type="float" office:value="0.911543" calcext:value-type="float">
            <text:p>0.9115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8.2833658" calcext:value-type="float">
            <text:p>-8.2833658</text:p>
          </table:table-cell>
          <table:table-cell office:value-type="float" office:value="0.05" calcext:value-type="float">
            <text:p>0.05</text:p>
          </table:table-cell>
          <table:table-cell office:value-type="float" office:value="0.594624999999999" calcext:value-type="float">
            <text:p>0.594624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9.968832" calcext:value-type="float">
            <text:p>-9.968832</text:p>
          </table:table-cell>
          <table:table-cell office:value-type="float" office:value="0.05" calcext:value-type="float">
            <text:p>0.05</text:p>
          </table:table-cell>
          <table:table-cell office:value-type="float" office:value="1.5053225" calcext:value-type="float">
            <text:p>1.50532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0.812184" calcext:value-type="float">
            <text:p>-10.812184</text:p>
          </table:table-cell>
          <table:table-cell office:value-type="float" office:value="0.05" calcext:value-type="float">
            <text:p>0.05</text:p>
          </table:table-cell>
          <table:table-cell office:value-type="float" office:value="0.659629999999999" calcext:value-type="float">
            <text:p>0.659629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12.281992" calcext:value-type="float">
            <text:p>-12.281992</text:p>
          </table:table-cell>
          <table:table-cell office:value-type="float" office:value="0.05" calcext:value-type="float">
            <text:p>0.05</text:p>
          </table:table-cell>
          <table:table-cell office:value-type="float" office:value="0.454405" calcext:value-type="float">
            <text:p>0.4544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13.11909" calcext:value-type="float">
            <text:p>-13.11909</text:p>
          </table:table-cell>
          <table:table-cell office:value-type="float" office:value="0.05" calcext:value-type="float">
            <text:p>0.05</text:p>
          </table:table-cell>
          <table:table-cell office:value-type="float" office:value="0.64069" calcext:value-type="float">
            <text:p>0.640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13.033344" calcext:value-type="float">
            <text:p>-13.033344</text:p>
          </table:table-cell>
          <table:table-cell office:value-type="float" office:value="0.05" calcext:value-type="float">
            <text:p>0.05</text:p>
          </table:table-cell>
          <table:table-cell office:value-type="float" office:value="0.853090000000001" calcext:value-type="float">
            <text:p>0.853090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14.845476" calcext:value-type="float">
            <text:p>-14.845476</text:p>
          </table:table-cell>
          <table:table-cell office:value-type="float" office:value="0.05" calcext:value-type="float">
            <text:p>0.05</text:p>
          </table:table-cell>
          <table:table-cell office:value-type="float" office:value="1.48841" calcext:value-type="float">
            <text:p>1.4884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15.551912" calcext:value-type="float">
            <text:p>-15.551912</text:p>
          </table:table-cell>
          <table:table-cell office:value-type="float" office:value="0.05" calcext:value-type="float">
            <text:p>0.05</text:p>
          </table:table-cell>
          <table:table-cell office:value-type="float" office:value="1.2985" calcext:value-type="float">
            <text:p>1.29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16.744494" calcext:value-type="float">
            <text:p>-16.744494</text:p>
          </table:table-cell>
          <table:table-cell office:value-type="float" office:value="0.05" calcext:value-type="float">
            <text:p>0.05</text:p>
          </table:table-cell>
          <table:table-cell office:value-type="float" office:value="0.646285000000002" calcext:value-type="float">
            <text:p>0.6462850000000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17.532454" calcext:value-type="float">
            <text:p>-17.532454</text:p>
          </table:table-cell>
          <table:table-cell office:value-type="float" office:value="0.05" calcext:value-type="float">
            <text:p>0.05</text:p>
          </table:table-cell>
          <table:table-cell office:value-type="float" office:value="0.560239999999999" calcext:value-type="float">
            <text:p>0.560239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18.028922" calcext:value-type="float">
            <text:p>-18.028922</text:p>
          </table:table-cell>
          <table:table-cell office:value-type="float" office:value="0.05" calcext:value-type="float">
            <text:p>0.05</text:p>
          </table:table-cell>
          <table:table-cell office:value-type="float" office:value="0.350124999999998" calcext:value-type="float">
            <text:p>0.3501249999999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19.347054" calcext:value-type="float">
            <text:p>-19.347054</text:p>
          </table:table-cell>
          <table:table-cell office:value-type="float" office:value="0.05" calcext:value-type="float">
            <text:p>0.05</text:p>
          </table:table-cell>
          <table:table-cell office:value-type="float" office:value="1.18349" calcext:value-type="float">
            <text:p>1.183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20.53198" calcext:value-type="float">
            <text:p>-20.53198</text:p>
          </table:table-cell>
          <table:table-cell office:value-type="float" office:value="0.05" calcext:value-type="float">
            <text:p>0.05</text:p>
          </table:table-cell>
          <table:table-cell office:value-type="float" office:value="0.884139999999999" calcext:value-type="float">
            <text:p>0.884139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21.84845" calcext:value-type="float">
            <text:p>-21.84845</text:p>
          </table:table-cell>
          <table:table-cell office:value-type="float" office:value="0.05" calcext:value-type="float">
            <text:p>0.05</text:p>
          </table:table-cell>
          <table:table-cell office:value-type="float" office:value="0.514435000000001" calcext:value-type="float">
            <text:p>0.514435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22.727986" calcext:value-type="float">
            <text:p>-22.727986</text:p>
          </table:table-cell>
          <table:table-cell office:value-type="float" office:value="0.05" calcext:value-type="float">
            <text:p>0.05</text:p>
          </table:table-cell>
          <table:table-cell office:value-type="float" office:value="0.606995" calcext:value-type="float">
            <text:p>0.6069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24.09818" calcext:value-type="float">
            <text:p>-24.09818</text:p>
          </table:table-cell>
          <table:table-cell office:value-type="float" office:value="0.05" calcext:value-type="float">
            <text:p>0.05</text:p>
          </table:table-cell>
          <table:table-cell office:value-type="float" office:value="0.588865" calcext:value-type="float">
            <text:p>0.5888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25.730418" calcext:value-type="float">
            <text:p>-25.730418</text:p>
          </table:table-cell>
          <table:table-cell office:value-type="float" office:value="0.05" calcext:value-type="float">
            <text:p>0.05</text:p>
          </table:table-cell>
          <table:table-cell office:value-type="float" office:value="0.918919999999998" calcext:value-type="float">
            <text:p>0.9189199999999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27.166584" calcext:value-type="float">
            <text:p>-27.166584</text:p>
          </table:table-cell>
          <table:table-cell office:value-type="float" office:value="0.05" calcext:value-type="float">
            <text:p>0.05</text:p>
          </table:table-cell>
          <table:table-cell office:value-type="float" office:value="0.84435" calcext:value-type="float">
            <text:p>0.844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29.242956" calcext:value-type="float">
            <text:p>-29.242956</text:p>
          </table:table-cell>
          <table:table-cell office:value-type="float" office:value="0.05" calcext:value-type="float">
            <text:p>0.05</text:p>
          </table:table-cell>
          <table:table-cell office:value-type="float" office:value="0.53964" calcext:value-type="float">
            <text:p>0.539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30.898014" calcext:value-type="float">
            <text:p>-30.898014</text:p>
          </table:table-cell>
          <table:table-cell office:value-type="float" office:value="0.05" calcext:value-type="float">
            <text:p>0.05</text:p>
          </table:table-cell>
          <table:table-cell office:value-type="float" office:value="0.742144999999999" calcext:value-type="float">
            <text:p>0.742144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32.911102" calcext:value-type="float">
            <text:p>-32.911102</text:p>
          </table:table-cell>
          <table:table-cell office:value-type="float" office:value="0.05" calcext:value-type="float">
            <text:p>0.05</text:p>
          </table:table-cell>
          <table:table-cell office:value-type="float" office:value="0.3903" calcext:value-type="float">
            <text:p>0.39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35.770686" calcext:value-type="float">
            <text:p>-35.770686</text:p>
          </table:table-cell>
          <table:table-cell office:value-type="float" office:value="0.05" calcext:value-type="float">
            <text:p>0.05</text:p>
          </table:table-cell>
          <table:table-cell office:value-type="float" office:value="0.774004999999999" calcext:value-type="float">
            <text:p>0.774004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38.712456" calcext:value-type="float">
            <text:p>-38.712456</text:p>
          </table:table-cell>
          <table:table-cell office:value-type="float" office:value="0.05" calcext:value-type="float">
            <text:p>0.05</text:p>
          </table:table-cell>
          <table:table-cell office:value-type="float" office:value="0.830994999999998" calcext:value-type="float">
            <text:p>0.8309949999999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42.673278" calcext:value-type="float">
            <text:p>-42.673278</text:p>
          </table:table-cell>
          <table:table-cell office:value-type="float" office:value="0.05" calcext:value-type="float">
            <text:p>0.05</text:p>
          </table:table-cell>
          <table:table-cell office:value-type="float" office:value="0.831430000000001" calcext:value-type="float">
            <text:p>0.831430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47.560558" calcext:value-type="float">
            <text:p>-47.560558</text:p>
          </table:table-cell>
          <table:table-cell office:value-type="float" office:value="0.05" calcext:value-type="float">
            <text:p>0.05</text:p>
          </table:table-cell>
          <table:table-cell office:value-type="float" office:value="0.622885000000004" calcext:value-type="float">
            <text:p>0.6228850000000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54.289334" calcext:value-type="float">
            <text:p>-54.289334</text:p>
          </table:table-cell>
          <table:table-cell office:value-type="float" office:value="0.05" calcext:value-type="float">
            <text:p>0.05</text:p>
          </table:table-cell>
          <table:table-cell office:value-type="float" office:value="0.754370000000002" calcext:value-type="float">
            <text:p>0.7543700000000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65.311942" calcext:value-type="float">
            <text:p>-65.311942</text:p>
          </table:table-cell>
          <table:table-cell office:value-type="float" office:value="0.05" calcext:value-type="float">
            <text:p>0.05</text:p>
          </table:table-cell>
          <table:table-cell office:value-type="float" office:value="0.789720000000003" calcext:value-type="float">
            <text:p>0.7897200000000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85.373866" calcext:value-type="float">
            <text:p>-85.373866</text:p>
          </table:table-cell>
          <table:table-cell office:value-type="float" office:value="0.05" calcext:value-type="float">
            <text:p>0.05</text:p>
          </table:table-cell>
          <table:table-cell office:value-type="float" office:value="0.39161" calcext:value-type="float">
            <text:p>0.3916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124.65752" calcext:value-type="float">
            <text:p>-124.65752</text:p>
          </table:table-cell>
          <table:table-cell office:value-type="float" office:value="0.05" calcext:value-type="float">
            <text:p>0.05</text:p>
          </table:table-cell>
          <table:table-cell office:value-type="float" office:value="1.42510000000001" calcext:value-type="float">
            <text:p>1.42510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203.46148" calcext:value-type="float">
            <text:p>-203.46148</text:p>
          </table:table-cell>
          <table:table-cell office:value-type="float" office:value="0.05" calcext:value-type="float">
            <text:p>0.05</text:p>
          </table:table-cell>
          <table:table-cell office:value-type="float" office:value="4.18285" calcext:value-type="float">
            <text:p>4.182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356.61834" calcext:value-type="float">
            <text:p>-356.61834</text:p>
          </table:table-cell>
          <table:table-cell office:value-type="float" office:value="0.05" calcext:value-type="float">
            <text:p>0.05</text:p>
          </table:table-cell>
          <table:table-cell office:value-type="float" office:value="9.02705" calcext:value-type="float">
            <text:p>9.027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631.79966" calcext:value-type="float">
            <text:p>-631.79966</text:p>
          </table:table-cell>
          <table:table-cell office:value-type="float" office:value="0.05" calcext:value-type="float">
            <text:p>0.05</text:p>
          </table:table-cell>
          <table:table-cell office:value-type="float" office:value="16.39805" calcext:value-type="float">
            <text:p>16.398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1080.7238" calcext:value-type="float">
            <text:p>-1080.7238</text:p>
          </table:table-cell>
          <table:table-cell office:value-type="float" office:value="0.05" calcext:value-type="float">
            <text:p>0.05</text:p>
          </table:table-cell>
          <table:table-cell office:value-type="float" office:value="23.312" calcext:value-type="float">
            <text:p>23.3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1720.5028" calcext:value-type="float">
            <text:p>-1720.5028</text:p>
          </table:table-cell>
          <table:table-cell office:value-type="float" office:value="0.05" calcext:value-type="float">
            <text:p>0.05</text:p>
          </table:table-cell>
          <table:table-cell office:value-type="float" office:value="32.6884999999999" calcext:value-type="float">
            <text:p>32.6884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2559.7676" calcext:value-type="float">
            <text:p>-2559.7676</text:p>
          </table:table-cell>
          <table:table-cell office:value-type="float" office:value="0.05" calcext:value-type="float">
            <text:p>0.05</text:p>
          </table:table-cell>
          <table:table-cell office:value-type="float" office:value="42.8464999999999" calcext:value-type="float">
            <text:p>42.8464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3575.8818" calcext:value-type="float">
            <text:p>-3575.8818</text:p>
          </table:table-cell>
          <table:table-cell office:value-type="float" office:value="0.05" calcext:value-type="float">
            <text:p>0.05</text:p>
          </table:table-cell>
          <table:table-cell office:value-type="float" office:value="51.9404999999997" calcext:value-type="float">
            <text:p>51.94049999999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4744.7854" calcext:value-type="float">
            <text:p>-4744.7854</text:p>
          </table:table-cell>
          <table:table-cell office:value-type="float" office:value="0.05" calcext:value-type="float">
            <text:p>0.05</text:p>
          </table:table-cell>
          <table:table-cell office:value-type="float" office:value="61.7975000000001" calcext:value-type="float">
            <text:p>61.7975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6033.388" calcext:value-type="float">
            <text:p>-6033.388</text:p>
          </table:table-cell>
          <table:table-cell office:value-type="float" office:value="0.05" calcext:value-type="float">
            <text:p>0.05</text:p>
          </table:table-cell>
          <table:table-cell office:value-type="float" office:value="68.8539999999998" calcext:value-type="float">
            <text:p>68.85399999999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7385.8824" calcext:value-type="float">
            <text:p>-7385.8824</text:p>
          </table:table-cell>
          <table:table-cell office:value-type="float" office:value="0.05" calcext:value-type="float">
            <text:p>0.05</text:p>
          </table:table-cell>
          <table:table-cell office:value-type="float" office:value="75.221" calcext:value-type="float">
            <text:p>75.2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8773.6268" calcext:value-type="float">
            <text:p>-8773.6268</text:p>
          </table:table-cell>
          <table:table-cell office:value-type="float" office:value="0.05" calcext:value-type="float">
            <text:p>0.05</text:p>
          </table:table-cell>
          <table:table-cell office:value-type="float" office:value="80.1435000000001" calcext:value-type="float">
            <text:p>80.1435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9945.6884" calcext:value-type="float">
            <text:p>-9945.6884</text:p>
          </table:table-cell>
          <table:table-cell office:value-type="float" office:value="0.05" calcext:value-type="float">
            <text:p>0.05</text:p>
          </table:table-cell>
          <table:table-cell office:value-type="float" office:value="23.3734999999997" calcext:value-type="float">
            <text:p>23.3734999999997</text:p>
          </table:table-cell>
        </table:table-row>
      </table:table>
      <table:table table:name="50.1C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765064" calcext:value-type="float">
            <text:p>4.0765064</text:p>
          </table:table-cell>
          <table:table-cell office:value-type="float" office:value="0.05" calcext:value-type="float">
            <text:p>0.05</text:p>
          </table:table-cell>
          <table:table-cell office:value-type="float" office:value="0.845867500000001" calcext:value-type="float">
            <text:p>0.8458675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3.989219" calcext:value-type="float">
            <text:p>-3.989219</text:p>
          </table:table-cell>
          <table:table-cell office:value-type="float" office:value="0.05" calcext:value-type="float">
            <text:p>0.05</text:p>
          </table:table-cell>
          <table:table-cell office:value-type="float" office:value="0.9815605" calcext:value-type="float">
            <text:p>0.98156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4.918934" calcext:value-type="float">
            <text:p>-4.918934</text:p>
          </table:table-cell>
          <table:table-cell office:value-type="float" office:value="0.05" calcext:value-type="float">
            <text:p>0.05</text:p>
          </table:table-cell>
          <table:table-cell office:value-type="float" office:value="0.846322" calcext:value-type="float">
            <text:p>0.8463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5.3136796" calcext:value-type="float">
            <text:p>-5.3136796</text:p>
          </table:table-cell>
          <table:table-cell office:value-type="float" office:value="0.05" calcext:value-type="float">
            <text:p>0.05</text:p>
          </table:table-cell>
          <table:table-cell office:value-type="float" office:value="1.0604455" calcext:value-type="float">
            <text:p>1.06044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5.7080806" calcext:value-type="float">
            <text:p>-5.7080806</text:p>
          </table:table-cell>
          <table:table-cell office:value-type="float" office:value="0.05" calcext:value-type="float">
            <text:p>0.05</text:p>
          </table:table-cell>
          <table:table-cell office:value-type="float" office:value="0.6137235" calcext:value-type="float">
            <text:p>0.61372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6.5693442" calcext:value-type="float">
            <text:p>-6.5693442</text:p>
          </table:table-cell>
          <table:table-cell office:value-type="float" office:value="0.05" calcext:value-type="float">
            <text:p>0.05</text:p>
          </table:table-cell>
          <table:table-cell office:value-type="float" office:value="0.455235" calcext:value-type="float">
            <text:p>0.4552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6.7710028" calcext:value-type="float">
            <text:p>-6.7710028</text:p>
          </table:table-cell>
          <table:table-cell office:value-type="float" office:value="0.05" calcext:value-type="float">
            <text:p>0.05</text:p>
          </table:table-cell>
          <table:table-cell office:value-type="float" office:value="0.539971" calcext:value-type="float">
            <text:p>0.5399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7.1927004" calcext:value-type="float">
            <text:p>-7.1927004</text:p>
          </table:table-cell>
          <table:table-cell office:value-type="float" office:value="0.05" calcext:value-type="float">
            <text:p>0.05</text:p>
          </table:table-cell>
          <table:table-cell office:value-type="float" office:value="0.652901000000001" calcext:value-type="float">
            <text:p>0.652901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7.964943" calcext:value-type="float">
            <text:p>-7.964943</text:p>
          </table:table-cell>
          <table:table-cell office:value-type="float" office:value="0.05" calcext:value-type="float">
            <text:p>0.05</text:p>
          </table:table-cell>
          <table:table-cell office:value-type="float" office:value="0.609500500000002" calcext:value-type="float">
            <text:p>0.6095005000000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8.3996224" calcext:value-type="float">
            <text:p>-8.3996224</text:p>
          </table:table-cell>
          <table:table-cell office:value-type="float" office:value="0.05" calcext:value-type="float">
            <text:p>0.05</text:p>
          </table:table-cell>
          <table:table-cell office:value-type="float" office:value="0.700626999999999" calcext:value-type="float">
            <text:p>0.700626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8.8329698" calcext:value-type="float">
            <text:p>-8.8329698</text:p>
          </table:table-cell>
          <table:table-cell office:value-type="float" office:value="0.05" calcext:value-type="float">
            <text:p>0.05</text:p>
          </table:table-cell>
          <table:table-cell office:value-type="float" office:value="0.416017999999998" calcext:value-type="float">
            <text:p>0.4160179999999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9.5335452" calcext:value-type="float">
            <text:p>-9.5335452</text:p>
          </table:table-cell>
          <table:table-cell office:value-type="float" office:value="0.05" calcext:value-type="float">
            <text:p>0.05</text:p>
          </table:table-cell>
          <table:table-cell office:value-type="float" office:value="0.579778" calcext:value-type="float">
            <text:p>0.5797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10.1173226" calcext:value-type="float">
            <text:p>-10.1173226</text:p>
          </table:table-cell>
          <table:table-cell office:value-type="float" office:value="0.05" calcext:value-type="float">
            <text:p>0.05</text:p>
          </table:table-cell>
          <table:table-cell office:value-type="float" office:value="0.4574635" calcext:value-type="float">
            <text:p>0.45746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10.67938" calcext:value-type="float">
            <text:p>-10.67938</text:p>
          </table:table-cell>
          <table:table-cell office:value-type="float" office:value="0.05" calcext:value-type="float">
            <text:p>0.05</text:p>
          </table:table-cell>
          <table:table-cell office:value-type="float" office:value="0.40207" calcext:value-type="float">
            <text:p>0.402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10.983666" calcext:value-type="float">
            <text:p>-10.983666</text:p>
          </table:table-cell>
          <table:table-cell office:value-type="float" office:value="0.05" calcext:value-type="float">
            <text:p>0.05</text:p>
          </table:table-cell>
          <table:table-cell office:value-type="float" office:value="0.64393" calcext:value-type="float">
            <text:p>0.643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11.77748" calcext:value-type="float">
            <text:p>-11.77748</text:p>
          </table:table-cell>
          <table:table-cell office:value-type="float" office:value="0.05" calcext:value-type="float">
            <text:p>0.05</text:p>
          </table:table-cell>
          <table:table-cell office:value-type="float" office:value="0.59504" calcext:value-type="float">
            <text:p>0.595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12.204562" calcext:value-type="float">
            <text:p>-12.204562</text:p>
          </table:table-cell>
          <table:table-cell office:value-type="float" office:value="0.05" calcext:value-type="float">
            <text:p>0.05</text:p>
          </table:table-cell>
          <table:table-cell office:value-type="float" office:value="0.47787" calcext:value-type="float">
            <text:p>0.4778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12.920996" calcext:value-type="float">
            <text:p>-12.920996</text:p>
          </table:table-cell>
          <table:table-cell office:value-type="float" office:value="0.05" calcext:value-type="float">
            <text:p>0.05</text:p>
          </table:table-cell>
          <table:table-cell office:value-type="float" office:value="0.42583" calcext:value-type="float">
            <text:p>0.425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13.8393" calcext:value-type="float">
            <text:p>-13.8393</text:p>
          </table:table-cell>
          <table:table-cell office:value-type="float" office:value="0.05" calcext:value-type="float">
            <text:p>0.05</text:p>
          </table:table-cell>
          <table:table-cell office:value-type="float" office:value="0.658135000000001" calcext:value-type="float">
            <text:p>0.658135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14.58188" calcext:value-type="float">
            <text:p>-14.58188</text:p>
          </table:table-cell>
          <table:table-cell office:value-type="float" office:value="0.05" calcext:value-type="float">
            <text:p>0.05</text:p>
          </table:table-cell>
          <table:table-cell office:value-type="float" office:value="0.533095000000002" calcext:value-type="float">
            <text:p>0.5330950000000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15.48239" calcext:value-type="float">
            <text:p>-15.48239</text:p>
          </table:table-cell>
          <table:table-cell office:value-type="float" office:value="0.05" calcext:value-type="float">
            <text:p>0.05</text:p>
          </table:table-cell>
          <table:table-cell office:value-type="float" office:value="0.607075000000002" calcext:value-type="float">
            <text:p>0.6070750000000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16.61453" calcext:value-type="float">
            <text:p>-16.61453</text:p>
          </table:table-cell>
          <table:table-cell office:value-type="float" office:value="0.05" calcext:value-type="float">
            <text:p>0.05</text:p>
          </table:table-cell>
          <table:table-cell office:value-type="float" office:value="0.279285" calcext:value-type="float">
            <text:p>0.2792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17.70206" calcext:value-type="float">
            <text:p>-17.70206</text:p>
          </table:table-cell>
          <table:table-cell office:value-type="float" office:value="0.05" calcext:value-type="float">
            <text:p>0.05</text:p>
          </table:table-cell>
          <table:table-cell office:value-type="float" office:value="0.527465000000001" calcext:value-type="float">
            <text:p>0.527465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18.526686" calcext:value-type="float">
            <text:p>-18.526686</text:p>
          </table:table-cell>
          <table:table-cell office:value-type="float" office:value="0.05" calcext:value-type="float">
            <text:p>0.05</text:p>
          </table:table-cell>
          <table:table-cell office:value-type="float" office:value="0.448625" calcext:value-type="float">
            <text:p>0.4486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20.130638" calcext:value-type="float">
            <text:p>-20.130638</text:p>
          </table:table-cell>
          <table:table-cell office:value-type="float" office:value="0.05" calcext:value-type="float">
            <text:p>0.05</text:p>
          </table:table-cell>
          <table:table-cell office:value-type="float" office:value="0.630694999999999" calcext:value-type="float">
            <text:p>0.630694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22.099658" calcext:value-type="float">
            <text:p>-22.099658</text:p>
          </table:table-cell>
          <table:table-cell office:value-type="float" office:value="0.05" calcext:value-type="float">
            <text:p>0.05</text:p>
          </table:table-cell>
          <table:table-cell office:value-type="float" office:value="0.864685000000002" calcext:value-type="float">
            <text:p>0.8646850000000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24.094042" calcext:value-type="float">
            <text:p>-24.094042</text:p>
          </table:table-cell>
          <table:table-cell office:value-type="float" office:value="0.05" calcext:value-type="float">
            <text:p>0.05</text:p>
          </table:table-cell>
          <table:table-cell office:value-type="float" office:value="0.879660000000001" calcext:value-type="float">
            <text:p>0.879660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26.898924" calcext:value-type="float">
            <text:p>-26.898924</text:p>
          </table:table-cell>
          <table:table-cell office:value-type="float" office:value="0.05" calcext:value-type="float">
            <text:p>0.05</text:p>
          </table:table-cell>
          <table:table-cell office:value-type="float" office:value="0.687750000000001" calcext:value-type="float">
            <text:p>0.687750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31.24637" calcext:value-type="float">
            <text:p>-31.24637</text:p>
          </table:table-cell>
          <table:table-cell office:value-type="float" office:value="0.05" calcext:value-type="float">
            <text:p>0.05</text:p>
          </table:table-cell>
          <table:table-cell office:value-type="float" office:value="0.440980000000002" calcext:value-type="float">
            <text:p>0.4409800000000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37.787904" calcext:value-type="float">
            <text:p>-37.787904</text:p>
          </table:table-cell>
          <table:table-cell office:value-type="float" office:value="0.05" calcext:value-type="float">
            <text:p>0.05</text:p>
          </table:table-cell>
          <table:table-cell office:value-type="float" office:value="0.94894" calcext:value-type="float">
            <text:p>0.948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50.010862" calcext:value-type="float">
            <text:p>-50.010862</text:p>
          </table:table-cell>
          <table:table-cell office:value-type="float" office:value="0.05" calcext:value-type="float">
            <text:p>0.05</text:p>
          </table:table-cell>
          <table:table-cell office:value-type="float" office:value="0.841345" calcext:value-type="float">
            <text:p>0.8413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74.08683" calcext:value-type="float">
            <text:p>-74.08683</text:p>
          </table:table-cell>
          <table:table-cell office:value-type="float" office:value="0.05" calcext:value-type="float">
            <text:p>0.05</text:p>
          </table:table-cell>
          <table:table-cell office:value-type="float" office:value="1.158375" calcext:value-type="float">
            <text:p>1.1583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123.95242" calcext:value-type="float">
            <text:p>-123.95242</text:p>
          </table:table-cell>
          <table:table-cell office:value-type="float" office:value="0.05" calcext:value-type="float">
            <text:p>0.05</text:p>
          </table:table-cell>
          <table:table-cell office:value-type="float" office:value="1.3983" calcext:value-type="float">
            <text:p>1.39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222.2723" calcext:value-type="float">
            <text:p>-222.2723</text:p>
          </table:table-cell>
          <table:table-cell office:value-type="float" office:value="0.05" calcext:value-type="float">
            <text:p>0.05</text:p>
          </table:table-cell>
          <table:table-cell office:value-type="float" office:value="2.4957" calcext:value-type="float">
            <text:p>2.49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402.38652" calcext:value-type="float">
            <text:p>-402.38652</text:p>
          </table:table-cell>
          <table:table-cell office:value-type="float" office:value="0.05" calcext:value-type="float">
            <text:p>0.05</text:p>
          </table:table-cell>
          <table:table-cell office:value-type="float" office:value="5.45524999999998" calcext:value-type="float">
            <text:p>5.455249999999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694.84938" calcext:value-type="float">
            <text:p>-694.84938</text:p>
          </table:table-cell>
          <table:table-cell office:value-type="float" office:value="0.05" calcext:value-type="float">
            <text:p>0.05</text:p>
          </table:table-cell>
          <table:table-cell office:value-type="float" office:value="8.96870000000001" calcext:value-type="float">
            <text:p>8.96870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1143.6868" calcext:value-type="float">
            <text:p>-1143.6868</text:p>
          </table:table-cell>
          <table:table-cell office:value-type="float" office:value="0.05" calcext:value-type="float">
            <text:p>0.05</text:p>
          </table:table-cell>
          <table:table-cell office:value-type="float" office:value="13.4465" calcext:value-type="float">
            <text:p>13.44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739.2094" calcext:value-type="float">
            <text:p>-1739.2094</text:p>
          </table:table-cell>
          <table:table-cell office:value-type="float" office:value="0.05" calcext:value-type="float">
            <text:p>0.05</text:p>
          </table:table-cell>
          <table:table-cell office:value-type="float" office:value="19.3065000000001" calcext:value-type="float">
            <text:p>19.3065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2479.082" calcext:value-type="float">
            <text:p>-2479.082</text:p>
          </table:table-cell>
          <table:table-cell office:value-type="float" office:value="0.05" calcext:value-type="float">
            <text:p>0.05</text:p>
          </table:table-cell>
          <table:table-cell office:value-type="float" office:value="23.2465" calcext:value-type="float">
            <text:p>23.24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3346.744" calcext:value-type="float">
            <text:p>-3346.744</text:p>
          </table:table-cell>
          <table:table-cell office:value-type="float" office:value="0.05" calcext:value-type="float">
            <text:p>0.05</text:p>
          </table:table-cell>
          <table:table-cell office:value-type="float" office:value="27.5504999999998" calcext:value-type="float">
            <text:p>27.55049999999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4309.6418" calcext:value-type="float">
            <text:p>-4309.6418</text:p>
          </table:table-cell>
          <table:table-cell office:value-type="float" office:value="0.05" calcext:value-type="float">
            <text:p>0.05</text:p>
          </table:table-cell>
          <table:table-cell office:value-type="float" office:value="30.7864999999997" calcext:value-type="float">
            <text:p>30.78649999999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5337.8596" calcext:value-type="float">
            <text:p>-5337.8596</text:p>
          </table:table-cell>
          <table:table-cell office:value-type="float" office:value="0.05" calcext:value-type="float">
            <text:p>0.05</text:p>
          </table:table-cell>
          <table:table-cell office:value-type="float" office:value="33.9560000000006" calcext:value-type="float">
            <text:p>33.95600000000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6392.719" calcext:value-type="float">
            <text:p>-6392.719</text:p>
          </table:table-cell>
          <table:table-cell office:value-type="float" office:value="0.05" calcext:value-type="float">
            <text:p>0.05</text:p>
          </table:table-cell>
          <table:table-cell office:value-type="float" office:value="36.5390000000002" calcext:value-type="float">
            <text:p>36.5390000000002</text:p>
          </table:table-cell>
        </table:table-row>
      </table:table>
      <table:table table:name="45.3C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817884" calcext:value-type="float">
            <text:p>2.5817884</text:p>
          </table:table-cell>
          <table:table-cell office:value-type="float" office:value="0.05" calcext:value-type="float">
            <text:p>0.05</text:p>
          </table:table-cell>
          <table:table-cell office:value-type="float" office:value="0.3381515" calcext:value-type="float">
            <text:p>0.33815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.9922608" calcext:value-type="float">
            <text:p>-1.9922608</text:p>
          </table:table-cell>
          <table:table-cell office:value-type="float" office:value="0.05" calcext:value-type="float">
            <text:p>0.05</text:p>
          </table:table-cell>
          <table:table-cell office:value-type="float" office:value="0.338463" calcext:value-type="float">
            <text:p>0.3384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2.3757352" calcext:value-type="float">
            <text:p>-2.3757352</text:p>
          </table:table-cell>
          <table:table-cell office:value-type="float" office:value="0.05" calcext:value-type="float">
            <text:p>0.05</text:p>
          </table:table-cell>
          <table:table-cell office:value-type="float" office:value="0.3006085" calcext:value-type="float">
            <text:p>0.30060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2.8786692" calcext:value-type="float">
            <text:p>-2.8786692</text:p>
          </table:table-cell>
          <table:table-cell office:value-type="float" office:value="0.05" calcext:value-type="float">
            <text:p>0.05</text:p>
          </table:table-cell>
          <table:table-cell office:value-type="float" office:value="0.341702" calcext:value-type="float">
            <text:p>0.3417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3.1231714" calcext:value-type="float">
            <text:p>-3.1231714</text:p>
          </table:table-cell>
          <table:table-cell office:value-type="float" office:value="0.05" calcext:value-type="float">
            <text:p>0.05</text:p>
          </table:table-cell>
          <table:table-cell office:value-type="float" office:value="0.377418" calcext:value-type="float">
            <text:p>0.3774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3.3600806" calcext:value-type="float">
            <text:p>-3.3600806</text:p>
          </table:table-cell>
          <table:table-cell office:value-type="float" office:value="0.05" calcext:value-type="float">
            <text:p>0.05</text:p>
          </table:table-cell>
          <table:table-cell office:value-type="float" office:value="0.4173235" calcext:value-type="float">
            <text:p>0.41732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3.8090024" calcext:value-type="float">
            <text:p>-3.8090024</text:p>
          </table:table-cell>
          <table:table-cell office:value-type="float" office:value="0.05" calcext:value-type="float">
            <text:p>0.05</text:p>
          </table:table-cell>
          <table:table-cell office:value-type="float" office:value="0.193627" calcext:value-type="float">
            <text:p>0.19362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4.0467152" calcext:value-type="float">
            <text:p>-4.0467152</text:p>
          </table:table-cell>
          <table:table-cell office:value-type="float" office:value="0.05" calcext:value-type="float">
            <text:p>0.05</text:p>
          </table:table-cell>
          <table:table-cell office:value-type="float" office:value="0.111193" calcext:value-type="float">
            <text:p>0.1111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4.1742884" calcext:value-type="float">
            <text:p>-4.1742884</text:p>
          </table:table-cell>
          <table:table-cell office:value-type="float" office:value="0.05" calcext:value-type="float">
            <text:p>0.05</text:p>
          </table:table-cell>
          <table:table-cell office:value-type="float" office:value="0.1464085" calcext:value-type="float">
            <text:p>0.14640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4.4120738" calcext:value-type="float">
            <text:p>-4.4120738</text:p>
          </table:table-cell>
          <table:table-cell office:value-type="float" office:value="0.05" calcext:value-type="float">
            <text:p>0.05</text:p>
          </table:table-cell>
          <table:table-cell office:value-type="float" office:value="0.171346" calcext:value-type="float">
            <text:p>0.1713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4.732546" calcext:value-type="float">
            <text:p>-4.732546</text:p>
          </table:table-cell>
          <table:table-cell office:value-type="float" office:value="0.05" calcext:value-type="float">
            <text:p>0.05</text:p>
          </table:table-cell>
          <table:table-cell office:value-type="float" office:value="0.258866000000001" calcext:value-type="float">
            <text:p>0.258866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5.0305826" calcext:value-type="float">
            <text:p>-5.0305826</text:p>
          </table:table-cell>
          <table:table-cell office:value-type="float" office:value="0.05" calcext:value-type="float">
            <text:p>0.05</text:p>
          </table:table-cell>
          <table:table-cell office:value-type="float" office:value="0.362996" calcext:value-type="float">
            <text:p>0.3629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5.3294896" calcext:value-type="float">
            <text:p>-5.3294896</text:p>
          </table:table-cell>
          <table:table-cell office:value-type="float" office:value="0.05" calcext:value-type="float">
            <text:p>0.05</text:p>
          </table:table-cell>
          <table:table-cell office:value-type="float" office:value="0.303664" calcext:value-type="float">
            <text:p>0.3036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5.7355836" calcext:value-type="float">
            <text:p>-5.7355836</text:p>
          </table:table-cell>
          <table:table-cell office:value-type="float" office:value="0.05" calcext:value-type="float">
            <text:p>0.05</text:p>
          </table:table-cell>
          <table:table-cell office:value-type="float" office:value="0.227141999999999" calcext:value-type="float">
            <text:p>0.227141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5.9502466" calcext:value-type="float">
            <text:p>-5.9502466</text:p>
          </table:table-cell>
          <table:table-cell office:value-type="float" office:value="0.05" calcext:value-type="float">
            <text:p>0.05</text:p>
          </table:table-cell>
          <table:table-cell office:value-type="float" office:value="0.496358" calcext:value-type="float">
            <text:p>0.49635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6.1448286" calcext:value-type="float">
            <text:p>-6.1448286</text:p>
          </table:table-cell>
          <table:table-cell office:value-type="float" office:value="0.05" calcext:value-type="float">
            <text:p>0.05</text:p>
          </table:table-cell>
          <table:table-cell office:value-type="float" office:value="0.362873" calcext:value-type="float">
            <text:p>0.36287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6.462732" calcext:value-type="float">
            <text:p>-6.462732</text:p>
          </table:table-cell>
          <table:table-cell office:value-type="float" office:value="0.05" calcext:value-type="float">
            <text:p>0.05</text:p>
          </table:table-cell>
          <table:table-cell office:value-type="float" office:value="0.210668" calcext:value-type="float">
            <text:p>0.21066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6.8949918" calcext:value-type="float">
            <text:p>-6.8949918</text:p>
          </table:table-cell>
          <table:table-cell office:value-type="float" office:value="0.05" calcext:value-type="float">
            <text:p>0.05</text:p>
          </table:table-cell>
          <table:table-cell office:value-type="float" office:value="0.4894145" calcext:value-type="float">
            <text:p>0.48941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7.2655544" calcext:value-type="float">
            <text:p>-7.2655544</text:p>
          </table:table-cell>
          <table:table-cell office:value-type="float" office:value="0.05" calcext:value-type="float">
            <text:p>0.05</text:p>
          </table:table-cell>
          <table:table-cell office:value-type="float" office:value="0.635122999999999" calcext:value-type="float">
            <text:p>0.635122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7.6300558" calcext:value-type="float">
            <text:p>-7.6300558</text:p>
          </table:table-cell>
          <table:table-cell office:value-type="float" office:value="0.05" calcext:value-type="float">
            <text:p>0.05</text:p>
          </table:table-cell>
          <table:table-cell office:value-type="float" office:value="0.521352" calcext:value-type="float">
            <text:p>0.5213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8.0502612" calcext:value-type="float">
            <text:p>-8.0502612</text:p>
          </table:table-cell>
          <table:table-cell office:value-type="float" office:value="0.05" calcext:value-type="float">
            <text:p>0.05</text:p>
          </table:table-cell>
          <table:table-cell office:value-type="float" office:value="0.549106499999999" calcext:value-type="float">
            <text:p>0.5491064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8.5115358" calcext:value-type="float">
            <text:p>-8.5115358</text:p>
          </table:table-cell>
          <table:table-cell office:value-type="float" office:value="0.05" calcext:value-type="float">
            <text:p>0.05</text:p>
          </table:table-cell>
          <table:table-cell office:value-type="float" office:value="0.392663000000002" calcext:value-type="float">
            <text:p>0.3926630000000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9.101347" calcext:value-type="float">
            <text:p>-9.101347</text:p>
          </table:table-cell>
          <table:table-cell office:value-type="float" office:value="0.05" calcext:value-type="float">
            <text:p>0.05</text:p>
          </table:table-cell>
          <table:table-cell office:value-type="float" office:value="0.4205905" calcext:value-type="float">
            <text:p>0.42059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9.6910374" calcext:value-type="float">
            <text:p>-9.6910374</text:p>
          </table:table-cell>
          <table:table-cell office:value-type="float" office:value="0.05" calcext:value-type="float">
            <text:p>0.05</text:p>
          </table:table-cell>
          <table:table-cell office:value-type="float" office:value="0.448847999999999" calcext:value-type="float">
            <text:p>0.448847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10.1305558" calcext:value-type="float">
            <text:p>-10.1305558</text:p>
          </table:table-cell>
          <table:table-cell office:value-type="float" office:value="0.05" calcext:value-type="float">
            <text:p>0.05</text:p>
          </table:table-cell>
          <table:table-cell office:value-type="float" office:value="0.440140499999998" calcext:value-type="float">
            <text:p>0.4401404999999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10.972712" calcext:value-type="float">
            <text:p>-10.972712</text:p>
          </table:table-cell>
          <table:table-cell office:value-type="float" office:value="0.05" calcext:value-type="float">
            <text:p>0.05</text:p>
          </table:table-cell>
          <table:table-cell office:value-type="float" office:value="0.63844" calcext:value-type="float">
            <text:p>0.638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12.191102" calcext:value-type="float">
            <text:p>-12.191102</text:p>
          </table:table-cell>
          <table:table-cell office:value-type="float" office:value="0.05" calcext:value-type="float">
            <text:p>0.05</text:p>
          </table:table-cell>
          <table:table-cell office:value-type="float" office:value="0.980720000000001" calcext:value-type="float">
            <text:p>0.980720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13.62566" calcext:value-type="float">
            <text:p>-13.62566</text:p>
          </table:table-cell>
          <table:table-cell office:value-type="float" office:value="0.05" calcext:value-type="float">
            <text:p>0.05</text:p>
          </table:table-cell>
          <table:table-cell office:value-type="float" office:value="0.579155" calcext:value-type="float">
            <text:p>0.5791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15.211322" calcext:value-type="float">
            <text:p>-15.211322</text:p>
          </table:table-cell>
          <table:table-cell office:value-type="float" office:value="0.05" calcext:value-type="float">
            <text:p>0.05</text:p>
          </table:table-cell>
          <table:table-cell office:value-type="float" office:value="0.678874999999999" calcext:value-type="float">
            <text:p>0.678874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17.683734" calcext:value-type="float">
            <text:p>-17.683734</text:p>
          </table:table-cell>
          <table:table-cell office:value-type="float" office:value="0.05" calcext:value-type="float">
            <text:p>0.05</text:p>
          </table:table-cell>
          <table:table-cell office:value-type="float" office:value="0.91445" calcext:value-type="float">
            <text:p>0.914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22.199456" calcext:value-type="float">
            <text:p>-22.199456</text:p>
          </table:table-cell>
          <table:table-cell office:value-type="float" office:value="0.05" calcext:value-type="float">
            <text:p>0.05</text:p>
          </table:table-cell>
          <table:table-cell office:value-type="float" office:value="0.51337" calcext:value-type="float">
            <text:p>0.513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31.317684" calcext:value-type="float">
            <text:p>-31.317684</text:p>
          </table:table-cell>
          <table:table-cell office:value-type="float" office:value="0.05" calcext:value-type="float">
            <text:p>0.05</text:p>
          </table:table-cell>
          <table:table-cell office:value-type="float" office:value="0.894005" calcext:value-type="float">
            <text:p>0.8940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50.191916" calcext:value-type="float">
            <text:p>-50.191916</text:p>
          </table:table-cell>
          <table:table-cell office:value-type="float" office:value="0.05" calcext:value-type="float">
            <text:p>0.05</text:p>
          </table:table-cell>
          <table:table-cell office:value-type="float" office:value="0.588750000000005" calcext:value-type="float">
            <text:p>0.5887500000000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89.68711" calcext:value-type="float">
            <text:p>-89.68711</text:p>
          </table:table-cell>
          <table:table-cell office:value-type="float" office:value="0.05" calcext:value-type="float">
            <text:p>0.05</text:p>
          </table:table-cell>
          <table:table-cell office:value-type="float" office:value="0.722070000000009" calcext:value-type="float">
            <text:p>0.7220700000000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169.4726" calcext:value-type="float">
            <text:p>-169.4726</text:p>
          </table:table-cell>
          <table:table-cell office:value-type="float" office:value="0.05" calcext:value-type="float">
            <text:p>0.05</text:p>
          </table:table-cell>
          <table:table-cell office:value-type="float" office:value="0.983900000000006" calcext:value-type="float">
            <text:p>0.9839000000000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315.50308" calcext:value-type="float">
            <text:p>-315.50308</text:p>
          </table:table-cell>
          <table:table-cell office:value-type="float" office:value="0.05" calcext:value-type="float">
            <text:p>0.05</text:p>
          </table:table-cell>
          <table:table-cell office:value-type="float" office:value="2.40725" calcext:value-type="float">
            <text:p>2.407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557.44066" calcext:value-type="float">
            <text:p>-557.44066</text:p>
          </table:table-cell>
          <table:table-cell office:value-type="float" office:value="0.05" calcext:value-type="float">
            <text:p>0.05</text:p>
          </table:table-cell>
          <table:table-cell office:value-type="float" office:value="4.85949999999997" calcext:value-type="float">
            <text:p>4.859499999999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903.26762" calcext:value-type="float">
            <text:p>-903.26762</text:p>
          </table:table-cell>
          <table:table-cell office:value-type="float" office:value="0.05" calcext:value-type="float">
            <text:p>0.05</text:p>
          </table:table-cell>
          <table:table-cell office:value-type="float" office:value="23.81415" calcext:value-type="float">
            <text:p>23.814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405.8796" calcext:value-type="float">
            <text:p>-1405.8796</text:p>
          </table:table-cell>
          <table:table-cell office:value-type="float" office:value="0.05" calcext:value-type="float">
            <text:p>0.05</text:p>
          </table:table-cell>
          <table:table-cell office:value-type="float" office:value="7.86599999999976" calcext:value-type="float">
            <text:p>7.865999999999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2011.8432" calcext:value-type="float">
            <text:p>-2011.8432</text:p>
          </table:table-cell>
          <table:table-cell office:value-type="float" office:value="0.05" calcext:value-type="float">
            <text:p>0.05</text:p>
          </table:table-cell>
          <table:table-cell office:value-type="float" office:value="10.6589999999999" calcext:value-type="float">
            <text:p>10.6589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2714.9464" calcext:value-type="float">
            <text:p>-2714.9464</text:p>
          </table:table-cell>
          <table:table-cell office:value-type="float" office:value="0.05" calcext:value-type="float">
            <text:p>0.05</text:p>
          </table:table-cell>
          <table:table-cell office:value-type="float" office:value="12.0485000000003" calcext:value-type="float">
            <text:p>12.04850000000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3496.2082" calcext:value-type="float">
            <text:p>-3496.2082</text:p>
          </table:table-cell>
          <table:table-cell office:value-type="float" office:value="0.05" calcext:value-type="float">
            <text:p>0.05</text:p>
          </table:table-cell>
          <table:table-cell office:value-type="float" office:value="14.4760000000003" calcext:value-type="float">
            <text:p>14.47600000000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4321.5668" calcext:value-type="float">
            <text:p>-4321.5668</text:p>
          </table:table-cell>
          <table:table-cell office:value-type="float" office:value="0.05" calcext:value-type="float">
            <text:p>0.05</text:p>
          </table:table-cell>
          <table:table-cell office:value-type="float" office:value="16.8184999999999" calcext:value-type="float">
            <text:p>16.8184999999999</text:p>
          </table:table-cell>
        </table:table-row>
      </table:table>
      <table:table table:name="40.0C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725778" calcext:value-type="float">
            <text:p>1.6725778</text:p>
          </table:table-cell>
          <table:table-cell office:value-type="float" office:value="0.05" calcext:value-type="float">
            <text:p>0.05</text:p>
          </table:table-cell>
          <table:table-cell office:value-type="float" office:value="0.1018365" calcext:value-type="float">
            <text:p>0.10183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.0742164" calcext:value-type="float">
            <text:p>-1.0742164</text:p>
          </table:table-cell>
          <table:table-cell office:value-type="float" office:value="0.05" calcext:value-type="float">
            <text:p>0.05</text:p>
          </table:table-cell>
          <table:table-cell office:value-type="float" office:value="0.36879375" calcext:value-type="float">
            <text:p>0.368793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.17418094" calcext:value-type="float">
            <text:p>-1.17418094</text:p>
          </table:table-cell>
          <table:table-cell office:value-type="float" office:value="0.05" calcext:value-type="float">
            <text:p>0.05</text:p>
          </table:table-cell>
          <table:table-cell office:value-type="float" office:value="0.30667215" calcext:value-type="float">
            <text:p>0.306672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.5316422" calcext:value-type="float">
            <text:p>-1.5316422</text:p>
          </table:table-cell>
          <table:table-cell office:value-type="float" office:value="0.05" calcext:value-type="float">
            <text:p>0.05</text:p>
          </table:table-cell>
          <table:table-cell office:value-type="float" office:value="0.2292815" calcext:value-type="float">
            <text:p>0.22928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.6333628" calcext:value-type="float">
            <text:p>-1.6333628</text:p>
          </table:table-cell>
          <table:table-cell office:value-type="float" office:value="0.05" calcext:value-type="float">
            <text:p>0.05</text:p>
          </table:table-cell>
          <table:table-cell office:value-type="float" office:value="0.2953085" calcext:value-type="float">
            <text:p>0.29530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1.9908428" calcext:value-type="float">
            <text:p>-1.9908428</text:p>
          </table:table-cell>
          <table:table-cell office:value-type="float" office:value="0.05" calcext:value-type="float">
            <text:p>0.05</text:p>
          </table:table-cell>
          <table:table-cell office:value-type="float" office:value="0.3234395" calcext:value-type="float">
            <text:p>0.32343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1.9856316" calcext:value-type="float">
            <text:p>-1.9856316</text:p>
          </table:table-cell>
          <table:table-cell office:value-type="float" office:value="0.05" calcext:value-type="float">
            <text:p>0.05</text:p>
          </table:table-cell>
          <table:table-cell office:value-type="float" office:value="0.2331475" calcext:value-type="float">
            <text:p>0.23314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2.1961406" calcext:value-type="float">
            <text:p>-2.1961406</text:p>
          </table:table-cell>
          <table:table-cell office:value-type="float" office:value="0.05" calcext:value-type="float">
            <text:p>0.05</text:p>
          </table:table-cell>
          <table:table-cell office:value-type="float" office:value="0.3431145" calcext:value-type="float">
            <text:p>0.34311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2.2100608" calcext:value-type="float">
            <text:p>-2.2100608</text:p>
          </table:table-cell>
          <table:table-cell office:value-type="float" office:value="0.05" calcext:value-type="float">
            <text:p>0.05</text:p>
          </table:table-cell>
          <table:table-cell office:value-type="float" office:value="0.3174945" calcext:value-type="float">
            <text:p>0.31749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2.533393" calcext:value-type="float">
            <text:p>-2.533393</text:p>
          </table:table-cell>
          <table:table-cell office:value-type="float" office:value="0.05" calcext:value-type="float">
            <text:p>0.05</text:p>
          </table:table-cell>
          <table:table-cell office:value-type="float" office:value="0.493719" calcext:value-type="float">
            <text:p>0.4937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2.4101336" calcext:value-type="float">
            <text:p>-2.4101336</text:p>
          </table:table-cell>
          <table:table-cell office:value-type="float" office:value="0.05" calcext:value-type="float">
            <text:p>0.05</text:p>
          </table:table-cell>
          <table:table-cell office:value-type="float" office:value="0.238114" calcext:value-type="float">
            <text:p>0.2381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2.7372976" calcext:value-type="float">
            <text:p>-2.7372976</text:p>
          </table:table-cell>
          <table:table-cell office:value-type="float" office:value="0.05" calcext:value-type="float">
            <text:p>0.05</text:p>
          </table:table-cell>
          <table:table-cell office:value-type="float" office:value="0.1418585" calcext:value-type="float">
            <text:p>0.14185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2.774203" calcext:value-type="float">
            <text:p>-2.774203</text:p>
          </table:table-cell>
          <table:table-cell office:value-type="float" office:value="0.05" calcext:value-type="float">
            <text:p>0.05</text:p>
          </table:table-cell>
          <table:table-cell office:value-type="float" office:value="0.196478" calcext:value-type="float">
            <text:p>0.1964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2.9514802" calcext:value-type="float">
            <text:p>-2.9514802</text:p>
          </table:table-cell>
          <table:table-cell office:value-type="float" office:value="0.05" calcext:value-type="float">
            <text:p>0.05</text:p>
          </table:table-cell>
          <table:table-cell office:value-type="float" office:value="0.3185565" calcext:value-type="float">
            <text:p>0.31855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3.1095778" calcext:value-type="float">
            <text:p>-3.1095778</text:p>
          </table:table-cell>
          <table:table-cell office:value-type="float" office:value="0.05" calcext:value-type="float">
            <text:p>0.05</text:p>
          </table:table-cell>
          <table:table-cell office:value-type="float" office:value="0.222756" calcext:value-type="float">
            <text:p>0.22275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3.3885884" calcext:value-type="float">
            <text:p>-3.3885884</text:p>
          </table:table-cell>
          <table:table-cell office:value-type="float" office:value="0.05" calcext:value-type="float">
            <text:p>0.05</text:p>
          </table:table-cell>
          <table:table-cell office:value-type="float" office:value="0.3479355" calcext:value-type="float">
            <text:p>0.34793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3.4141876" calcext:value-type="float">
            <text:p>-3.4141876</text:p>
          </table:table-cell>
          <table:table-cell office:value-type="float" office:value="0.05" calcext:value-type="float">
            <text:p>0.05</text:p>
          </table:table-cell>
          <table:table-cell office:value-type="float" office:value="0.305054" calcext:value-type="float">
            <text:p>0.30505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3.6825692" calcext:value-type="float">
            <text:p>-3.6825692</text:p>
          </table:table-cell>
          <table:table-cell office:value-type="float" office:value="0.05" calcext:value-type="float">
            <text:p>0.05</text:p>
          </table:table-cell>
          <table:table-cell office:value-type="float" office:value="0.344507" calcext:value-type="float">
            <text:p>0.3445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3.8668022" calcext:value-type="float">
            <text:p>-3.8668022</text:p>
          </table:table-cell>
          <table:table-cell office:value-type="float" office:value="0.05" calcext:value-type="float">
            <text:p>0.05</text:p>
          </table:table-cell>
          <table:table-cell office:value-type="float" office:value="0.154695" calcext:value-type="float">
            <text:p>0.1546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4.0078544" calcext:value-type="float">
            <text:p>-4.0078544</text:p>
          </table:table-cell>
          <table:table-cell office:value-type="float" office:value="0.05" calcext:value-type="float">
            <text:p>0.05</text:p>
          </table:table-cell>
          <table:table-cell office:value-type="float" office:value="0.2493345" calcext:value-type="float">
            <text:p>0.24933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4.2459382" calcext:value-type="float">
            <text:p>-4.2459382</text:p>
          </table:table-cell>
          <table:table-cell office:value-type="float" office:value="0.05" calcext:value-type="float">
            <text:p>0.05</text:p>
          </table:table-cell>
          <table:table-cell office:value-type="float" office:value="0.1579165" calcext:value-type="float">
            <text:p>0.15791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4.5148598" calcext:value-type="float">
            <text:p>-4.5148598</text:p>
          </table:table-cell>
          <table:table-cell office:value-type="float" office:value="0.05" calcext:value-type="float">
            <text:p>0.05</text:p>
          </table:table-cell>
          <table:table-cell office:value-type="float" office:value="0.184904" calcext:value-type="float">
            <text:p>0.1849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4.7377544" calcext:value-type="float">
            <text:p>-4.7377544</text:p>
          </table:table-cell>
          <table:table-cell office:value-type="float" office:value="0.05" calcext:value-type="float">
            <text:p>0.05</text:p>
          </table:table-cell>
          <table:table-cell office:value-type="float" office:value="0.215388000000001" calcext:value-type="float">
            <text:p>0.215388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4.9540328" calcext:value-type="float">
            <text:p>-4.9540328</text:p>
          </table:table-cell>
          <table:table-cell office:value-type="float" office:value="0.05" calcext:value-type="float">
            <text:p>0.05</text:p>
          </table:table-cell>
          <table:table-cell office:value-type="float" office:value="0.243097" calcext:value-type="float">
            <text:p>0.2430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5.3242678" calcext:value-type="float">
            <text:p>-5.3242678</text:p>
          </table:table-cell>
          <table:table-cell office:value-type="float" office:value="0.05" calcext:value-type="float">
            <text:p>0.05</text:p>
          </table:table-cell>
          <table:table-cell office:value-type="float" office:value="0.235637" calcext:value-type="float">
            <text:p>0.2356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5.7474222" calcext:value-type="float">
            <text:p>-5.7474222</text:p>
          </table:table-cell>
          <table:table-cell office:value-type="float" office:value="0.05" calcext:value-type="float">
            <text:p>0.05</text:p>
          </table:table-cell>
          <table:table-cell office:value-type="float" office:value="0.286957999999999" calcext:value-type="float">
            <text:p>0.286957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6.1745984" calcext:value-type="float">
            <text:p>-6.1745984</text:p>
          </table:table-cell>
          <table:table-cell office:value-type="float" office:value="0.05" calcext:value-type="float">
            <text:p>0.05</text:p>
          </table:table-cell>
          <table:table-cell office:value-type="float" office:value="0.250309" calcext:value-type="float">
            <text:p>0.2503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6.7487938" calcext:value-type="float">
            <text:p>-6.7487938</text:p>
          </table:table-cell>
          <table:table-cell office:value-type="float" office:value="0.05" calcext:value-type="float">
            <text:p>0.05</text:p>
          </table:table-cell>
          <table:table-cell office:value-type="float" office:value="0.1467395" calcext:value-type="float">
            <text:p>0.14673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7.5839606" calcext:value-type="float">
            <text:p>-7.5839606</text:p>
          </table:table-cell>
          <table:table-cell office:value-type="float" office:value="0.05" calcext:value-type="float">
            <text:p>0.05</text:p>
          </table:table-cell>
          <table:table-cell office:value-type="float" office:value="0.3284305" calcext:value-type="float">
            <text:p>0.32843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8.7255358" calcext:value-type="float">
            <text:p>-8.7255358</text:p>
          </table:table-cell>
          <table:table-cell office:value-type="float" office:value="0.05" calcext:value-type="float">
            <text:p>0.05</text:p>
          </table:table-cell>
          <table:table-cell office:value-type="float" office:value="0.210319999999999" calcext:value-type="float">
            <text:p>0.210319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10.808274" calcext:value-type="float">
            <text:p>-10.808274</text:p>
          </table:table-cell>
          <table:table-cell office:value-type="float" office:value="0.05" calcext:value-type="float">
            <text:p>0.05</text:p>
          </table:table-cell>
          <table:table-cell office:value-type="float" office:value="0.275175" calcext:value-type="float">
            <text:p>0.2751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14.69651" calcext:value-type="float">
            <text:p>-14.69651</text:p>
          </table:table-cell>
          <table:table-cell office:value-type="float" office:value="0.05" calcext:value-type="float">
            <text:p>0.05</text:p>
          </table:table-cell>
          <table:table-cell office:value-type="float" office:value="0.181309999999998" calcext:value-type="float">
            <text:p>0.1813099999999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22.861922" calcext:value-type="float">
            <text:p>-22.861922</text:p>
          </table:table-cell>
          <table:table-cell office:value-type="float" office:value="0.05" calcext:value-type="float">
            <text:p>0.05</text:p>
          </table:table-cell>
          <table:table-cell office:value-type="float" office:value="0.134495000000001" calcext:value-type="float">
            <text:p>0.134495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40.999424" calcext:value-type="float">
            <text:p>-40.999424</text:p>
          </table:table-cell>
          <table:table-cell office:value-type="float" office:value="0.05" calcext:value-type="float">
            <text:p>0.05</text:p>
          </table:table-cell>
          <table:table-cell office:value-type="float" office:value="0.279624999999999" calcext:value-type="float">
            <text:p>0.279624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80.223892" calcext:value-type="float">
            <text:p>-80.223892</text:p>
          </table:table-cell>
          <table:table-cell office:value-type="float" office:value="0.05" calcext:value-type="float">
            <text:p>0.05</text:p>
          </table:table-cell>
          <table:table-cell office:value-type="float" office:value="0.292160000000003" calcext:value-type="float">
            <text:p>0.2921600000000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158.8401" calcext:value-type="float">
            <text:p>-158.8401</text:p>
          </table:table-cell>
          <table:table-cell office:value-type="float" office:value="0.05" calcext:value-type="float">
            <text:p>0.05</text:p>
          </table:table-cell>
          <table:table-cell office:value-type="float" office:value="0.693100000000015" calcext:value-type="float">
            <text:p>0.6931000000000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301.283" calcext:value-type="float">
            <text:p>-301.283</text:p>
          </table:table-cell>
          <table:table-cell office:value-type="float" office:value="0.05" calcext:value-type="float">
            <text:p>0.05</text:p>
          </table:table-cell>
          <table:table-cell office:value-type="float" office:value="1.28919999999997" calcext:value-type="float">
            <text:p>1.289199999999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530.82356" calcext:value-type="float">
            <text:p>-530.82356</text:p>
          </table:table-cell>
          <table:table-cell office:value-type="float" office:value="0.05" calcext:value-type="float">
            <text:p>0.05</text:p>
          </table:table-cell>
          <table:table-cell office:value-type="float" office:value="2.46329999999995" calcext:value-type="float">
            <text:p>2.463299999999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844.26126" calcext:value-type="float">
            <text:p>-844.26126</text:p>
          </table:table-cell>
          <table:table-cell office:value-type="float" office:value="0.05" calcext:value-type="float">
            <text:p>0.05</text:p>
          </table:table-cell>
          <table:table-cell office:value-type="float" office:value="14.01185" calcext:value-type="float">
            <text:p>14.011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1306.2096" calcext:value-type="float">
            <text:p>-1306.2096</text:p>
          </table:table-cell>
          <table:table-cell office:value-type="float" office:value="0.05" calcext:value-type="float">
            <text:p>0.05</text:p>
          </table:table-cell>
          <table:table-cell office:value-type="float" office:value="3.88049999999998" calcext:value-type="float">
            <text:p>3.880499999999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1841.3588" calcext:value-type="float">
            <text:p>-1841.3588</text:p>
          </table:table-cell>
          <table:table-cell office:value-type="float" office:value="0.05" calcext:value-type="float">
            <text:p>0.05</text:p>
          </table:table-cell>
          <table:table-cell office:value-type="float" office:value="5.08049999999992" calcext:value-type="float">
            <text:p>5.080499999999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2455.9138" calcext:value-type="float">
            <text:p>-2455.9138</text:p>
          </table:table-cell>
          <table:table-cell office:value-type="float" office:value="0.05" calcext:value-type="float">
            <text:p>0.05</text:p>
          </table:table-cell>
          <table:table-cell office:value-type="float" office:value="6.16099999999983" calcext:value-type="float">
            <text:p>6.160999999999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3122.1278" calcext:value-type="float">
            <text:p>-3122.1278</text:p>
          </table:table-cell>
          <table:table-cell office:value-type="float" office:value="0.05" calcext:value-type="float">
            <text:p>0.05</text:p>
          </table:table-cell>
          <table:table-cell office:value-type="float" office:value="6.97450000000026" calcext:value-type="float">
            <text:p>6.97450000000026</text:p>
          </table:table-cell>
        </table:table-row>
      </table:table>
      <table:table table:name="35.0C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3183952" calcext:value-type="float">
            <text:p>0.83183952</text:p>
          </table:table-cell>
          <table:table-cell office:value-type="float" office:value="0.05" calcext:value-type="float">
            <text:p>0.05</text:p>
          </table:table-cell>
          <table:table-cell office:value-type="float" office:value="1.41620405" calcext:value-type="float">
            <text:p>1.416204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43211336" calcext:value-type="float">
            <text:p>-0.43211336</text:p>
          </table:table-cell>
          <table:table-cell office:value-type="float" office:value="0.05" calcext:value-type="float">
            <text:p>0.05</text:p>
          </table:table-cell>
          <table:table-cell office:value-type="float" office:value="1.05267685" calcext:value-type="float">
            <text:p>1.052676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4387696" calcext:value-type="float">
            <text:p>-0.4387696</text:p>
          </table:table-cell>
          <table:table-cell office:value-type="float" office:value="0.05" calcext:value-type="float">
            <text:p>0.05</text:p>
          </table:table-cell>
          <table:table-cell office:value-type="float" office:value="0.8942839" calcext:value-type="float">
            <text:p>0.894283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.2861147" calcext:value-type="float">
            <text:p>-1.2861147</text:p>
          </table:table-cell>
          <table:table-cell office:value-type="float" office:value="0.05" calcext:value-type="float">
            <text:p>0.05</text:p>
          </table:table-cell>
          <table:table-cell office:value-type="float" office:value="0.83330235" calcext:value-type="float">
            <text:p>0.833302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.16071968" calcext:value-type="float">
            <text:p>-1.16071968</text:p>
          </table:table-cell>
          <table:table-cell office:value-type="float" office:value="0.05" calcext:value-type="float">
            <text:p>0.05</text:p>
          </table:table-cell>
          <table:table-cell office:value-type="float" office:value="1.03233585" calcext:value-type="float">
            <text:p>1.032335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1.42217236" calcext:value-type="float">
            <text:p>-1.42217236</text:p>
          </table:table-cell>
          <table:table-cell office:value-type="float" office:value="0.05" calcext:value-type="float">
            <text:p>0.05</text:p>
          </table:table-cell>
          <table:table-cell office:value-type="float" office:value="0.8936366" calcext:value-type="float">
            <text:p>0.893636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7518758" calcext:value-type="float">
            <text:p>-0.7518758</text:p>
          </table:table-cell>
          <table:table-cell office:value-type="float" office:value="0.05" calcext:value-type="float">
            <text:p>0.05</text:p>
          </table:table-cell>
          <table:table-cell office:value-type="float" office:value="0.78998035" calcext:value-type="float">
            <text:p>0.789980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1.1251702" calcext:value-type="float">
            <text:p>-1.1251702</text:p>
          </table:table-cell>
          <table:table-cell office:value-type="float" office:value="0.05" calcext:value-type="float">
            <text:p>0.05</text:p>
          </table:table-cell>
          <table:table-cell office:value-type="float" office:value="1.2839665" calcext:value-type="float">
            <text:p>1.28396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1.63453642" calcext:value-type="float">
            <text:p>-1.63453642</text:p>
          </table:table-cell>
          <table:table-cell office:value-type="float" office:value="0.05" calcext:value-type="float">
            <text:p>0.05</text:p>
          </table:table-cell>
          <table:table-cell office:value-type="float" office:value="0.98885445" calcext:value-type="float">
            <text:p>0.988854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1.6286926" calcext:value-type="float">
            <text:p>-1.6286926</text:p>
          </table:table-cell>
          <table:table-cell office:value-type="float" office:value="0.05" calcext:value-type="float">
            <text:p>0.05</text:p>
          </table:table-cell>
          <table:table-cell office:value-type="float" office:value="0.581788" calcext:value-type="float">
            <text:p>0.58178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1.287335118" calcext:value-type="float">
            <text:p>-1.287335118</text:p>
          </table:table-cell>
          <table:table-cell office:value-type="float" office:value="0.05" calcext:value-type="float">
            <text:p>0.05</text:p>
          </table:table-cell>
          <table:table-cell office:value-type="float" office:value="1.349271905" calcext:value-type="float">
            <text:p>1.3492719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1.159456012" calcext:value-type="float">
            <text:p>-1.159456012</text:p>
          </table:table-cell>
          <table:table-cell office:value-type="float" office:value="0.05" calcext:value-type="float">
            <text:p>0.05</text:p>
          </table:table-cell>
          <table:table-cell office:value-type="float" office:value="0.92153847" calcext:value-type="float">
            <text:p>0.921538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1.6347351" calcext:value-type="float">
            <text:p>-1.6347351</text:p>
          </table:table-cell>
          <table:table-cell office:value-type="float" office:value="0.05" calcext:value-type="float">
            <text:p>0.05</text:p>
          </table:table-cell>
          <table:table-cell office:value-type="float" office:value="0.98116675" calcext:value-type="float">
            <text:p>0.981166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1.8691962" calcext:value-type="float">
            <text:p>-1.8691962</text:p>
          </table:table-cell>
          <table:table-cell office:value-type="float" office:value="0.05" calcext:value-type="float">
            <text:p>0.05</text:p>
          </table:table-cell>
          <table:table-cell office:value-type="float" office:value="0.715712" calcext:value-type="float">
            <text:p>0.7157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1.81451386" calcext:value-type="float">
            <text:p>-1.81451386</text:p>
          </table:table-cell>
          <table:table-cell office:value-type="float" office:value="0.05" calcext:value-type="float">
            <text:p>0.05</text:p>
          </table:table-cell>
          <table:table-cell office:value-type="float" office:value="0.93809885" calcext:value-type="float">
            <text:p>0.938098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1.440139" calcext:value-type="float">
            <text:p>-1.440139</text:p>
          </table:table-cell>
          <table:table-cell office:value-type="float" office:value="0.05" calcext:value-type="float">
            <text:p>0.05</text:p>
          </table:table-cell>
          <table:table-cell office:value-type="float" office:value="0.443067" calcext:value-type="float">
            <text:p>0.4430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1.87282754" calcext:value-type="float">
            <text:p>-1.87282754</text:p>
          </table:table-cell>
          <table:table-cell office:value-type="float" office:value="0.05" calcext:value-type="float">
            <text:p>0.05</text:p>
          </table:table-cell>
          <table:table-cell office:value-type="float" office:value="1.03881815" calcext:value-type="float">
            <text:p>1.038818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1.90926886" calcext:value-type="float">
            <text:p>-1.90926886</text:p>
          </table:table-cell>
          <table:table-cell office:value-type="float" office:value="0.05" calcext:value-type="float">
            <text:p>0.05</text:p>
          </table:table-cell>
          <table:table-cell office:value-type="float" office:value="1.06476835" calcext:value-type="float">
            <text:p>1.064768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2.1060746" calcext:value-type="float">
            <text:p>-2.1060746</text:p>
          </table:table-cell>
          <table:table-cell office:value-type="float" office:value="0.05" calcext:value-type="float">
            <text:p>0.05</text:p>
          </table:table-cell>
          <table:table-cell office:value-type="float" office:value="0.7568275" calcext:value-type="float">
            <text:p>0.75682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2.1612312" calcext:value-type="float">
            <text:p>-2.1612312</text:p>
          </table:table-cell>
          <table:table-cell office:value-type="float" office:value="0.05" calcext:value-type="float">
            <text:p>0.05</text:p>
          </table:table-cell>
          <table:table-cell office:value-type="float" office:value="0.9960215" calcext:value-type="float">
            <text:p>0.99602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2.0865964" calcext:value-type="float">
            <text:p>-2.0865964</text:p>
          </table:table-cell>
          <table:table-cell office:value-type="float" office:value="0.05" calcext:value-type="float">
            <text:p>0.05</text:p>
          </table:table-cell>
          <table:table-cell office:value-type="float" office:value="1.0370735" calcext:value-type="float">
            <text:p>1.03707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2.0911008" calcext:value-type="float">
            <text:p>-2.0911008</text:p>
          </table:table-cell>
          <table:table-cell office:value-type="float" office:value="0.05" calcext:value-type="float">
            <text:p>0.05</text:p>
          </table:table-cell>
          <table:table-cell office:value-type="float" office:value="0.418491" calcext:value-type="float">
            <text:p>0.4184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2.2361154" calcext:value-type="float">
            <text:p>-2.2361154</text:p>
          </table:table-cell>
          <table:table-cell office:value-type="float" office:value="0.05" calcext:value-type="float">
            <text:p>0.05</text:p>
          </table:table-cell>
          <table:table-cell office:value-type="float" office:value="0.837292" calcext:value-type="float">
            <text:p>0.8372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2.586881" calcext:value-type="float">
            <text:p>-2.586881</text:p>
          </table:table-cell>
          <table:table-cell office:value-type="float" office:value="0.05" calcext:value-type="float">
            <text:p>0.05</text:p>
          </table:table-cell>
          <table:table-cell office:value-type="float" office:value="0.8288765" calcext:value-type="float">
            <text:p>0.82887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2.8885226" calcext:value-type="float">
            <text:p>-2.8885226</text:p>
          </table:table-cell>
          <table:table-cell office:value-type="float" office:value="0.05" calcext:value-type="float">
            <text:p>0.05</text:p>
          </table:table-cell>
          <table:table-cell office:value-type="float" office:value="0.8463905" calcext:value-type="float">
            <text:p>0.84639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3.0555372" calcext:value-type="float">
            <text:p>-3.0555372</text:p>
          </table:table-cell>
          <table:table-cell office:value-type="float" office:value="0.05" calcext:value-type="float">
            <text:p>0.05</text:p>
          </table:table-cell>
          <table:table-cell office:value-type="float" office:value="0.422583" calcext:value-type="float">
            <text:p>0.4225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2.8538108" calcext:value-type="float">
            <text:p>-2.8538108</text:p>
          </table:table-cell>
          <table:table-cell office:value-type="float" office:value="0.05" calcext:value-type="float">
            <text:p>0.05</text:p>
          </table:table-cell>
          <table:table-cell office:value-type="float" office:value="0.584948" calcext:value-type="float">
            <text:p>0.58494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3.3470636" calcext:value-type="float">
            <text:p>-3.3470636</text:p>
          </table:table-cell>
          <table:table-cell office:value-type="float" office:value="0.05" calcext:value-type="float">
            <text:p>0.05</text:p>
          </table:table-cell>
          <table:table-cell office:value-type="float" office:value="1.000196" calcext:value-type="float">
            <text:p>1.0001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4.0052982" calcext:value-type="float">
            <text:p>-4.0052982</text:p>
          </table:table-cell>
          <table:table-cell office:value-type="float" office:value="0.05" calcext:value-type="float">
            <text:p>0.05</text:p>
          </table:table-cell>
          <table:table-cell office:value-type="float" office:value="0.587695" calcext:value-type="float">
            <text:p>0.5876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4.65152" calcext:value-type="float">
            <text:p>-4.65152</text:p>
          </table:table-cell>
          <table:table-cell office:value-type="float" office:value="0.05" calcext:value-type="float">
            <text:p>0.05</text:p>
          </table:table-cell>
          <table:table-cell office:value-type="float" office:value="0.602292" calcext:value-type="float">
            <text:p>0.6022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5.393831" calcext:value-type="float">
            <text:p>-5.393831</text:p>
          </table:table-cell>
          <table:table-cell office:value-type="float" office:value="0.05" calcext:value-type="float">
            <text:p>0.05</text:p>
          </table:table-cell>
          <table:table-cell office:value-type="float" office:value="0.8281295" calcext:value-type="float">
            <text:p>0.82812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6.7929426" calcext:value-type="float">
            <text:p>-6.7929426</text:p>
          </table:table-cell>
          <table:table-cell office:value-type="float" office:value="0.05" calcext:value-type="float">
            <text:p>0.05</text:p>
          </table:table-cell>
          <table:table-cell office:value-type="float" office:value="0.541296" calcext:value-type="float">
            <text:p>0.5412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10.8436022" calcext:value-type="float">
            <text:p>-10.8436022</text:p>
          </table:table-cell>
          <table:table-cell office:value-type="float" office:value="0.05" calcext:value-type="float">
            <text:p>0.05</text:p>
          </table:table-cell>
          <table:table-cell office:value-type="float" office:value="0.8970745" calcext:value-type="float">
            <text:p>0.89707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19.868148" calcext:value-type="float">
            <text:p>-19.868148</text:p>
          </table:table-cell>
          <table:table-cell office:value-type="float" office:value="0.05" calcext:value-type="float">
            <text:p>0.05</text:p>
          </table:table-cell>
          <table:table-cell office:value-type="float" office:value="0.904345000000001" calcext:value-type="float">
            <text:p>0.904345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40.792304" calcext:value-type="float">
            <text:p>-40.792304</text:p>
          </table:table-cell>
          <table:table-cell office:value-type="float" office:value="0.05" calcext:value-type="float">
            <text:p>0.05</text:p>
          </table:table-cell>
          <table:table-cell office:value-type="float" office:value="0.736560000000001" calcext:value-type="float">
            <text:p>0.736560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85.4071" calcext:value-type="float">
            <text:p>-85.4071</text:p>
          </table:table-cell>
          <table:table-cell office:value-type="float" office:value="0.05" calcext:value-type="float">
            <text:p>0.05</text:p>
          </table:table-cell>
          <table:table-cell office:value-type="float" office:value="1.09154500000001" calcext:value-type="float">
            <text:p>1.091545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173.90114" calcext:value-type="float">
            <text:p>-173.90114</text:p>
          </table:table-cell>
          <table:table-cell office:value-type="float" office:value="0.05" calcext:value-type="float">
            <text:p>0.05</text:p>
          </table:table-cell>
          <table:table-cell office:value-type="float" office:value="0.630500000000012" calcext:value-type="float">
            <text:p>0.6305000000000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328.1245" calcext:value-type="float">
            <text:p>-328.1245</text:p>
          </table:table-cell>
          <table:table-cell office:value-type="float" office:value="0.05" calcext:value-type="float">
            <text:p>0.05</text:p>
          </table:table-cell>
          <table:table-cell office:value-type="float" office:value="0.656450000000007" calcext:value-type="float">
            <text:p>0.6564500000000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566.00576" calcext:value-type="float">
            <text:p>-566.00576</text:p>
          </table:table-cell>
          <table:table-cell office:value-type="float" office:value="0.05" calcext:value-type="float">
            <text:p>0.05</text:p>
          </table:table-cell>
          <table:table-cell office:value-type="float" office:value="0.858000000000004" calcext:value-type="float">
            <text:p>0.8580000000000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872.7472" calcext:value-type="float">
            <text:p>-872.7472</text:p>
          </table:table-cell>
          <table:table-cell office:value-type="float" office:value="0.05" calcext:value-type="float">
            <text:p>0.05</text:p>
          </table:table-cell>
          <table:table-cell office:value-type="float" office:value="18.1116" calcext:value-type="float">
            <text:p>18.11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1320.6946" calcext:value-type="float">
            <text:p>-1320.6946</text:p>
          </table:table-cell>
          <table:table-cell office:value-type="float" office:value="0.05" calcext:value-type="float">
            <text:p>0.05</text:p>
          </table:table-cell>
          <table:table-cell office:value-type="float" office:value="1.91049999999996" calcext:value-type="float">
            <text:p>1.910499999999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1818.4708" calcext:value-type="float">
            <text:p>-1818.4708</text:p>
          </table:table-cell>
          <table:table-cell office:value-type="float" office:value="0.05" calcext:value-type="float">
            <text:p>0.05</text:p>
          </table:table-cell>
          <table:table-cell office:value-type="float" office:value="3.44100000000003" calcext:value-type="float">
            <text:p>3.441000000000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2369.1754" calcext:value-type="float">
            <text:p>-2369.1754</text:p>
          </table:table-cell>
          <table:table-cell office:value-type="float" office:value="0.05" calcext:value-type="float">
            <text:p>0.05</text:p>
          </table:table-cell>
          <table:table-cell office:value-type="float" office:value="3.01250000000027" calcext:value-type="float">
            <text:p>3.01250000000027</text:p>
          </table:table-cell>
        </table:table-row>
      </table:table>
      <table:table table:name="30.3C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95284" calcext:value-type="float">
            <text:p>0.5595284</text:p>
          </table:table-cell>
          <table:table-cell office:value-type="float" office:value="0.05" calcext:value-type="float">
            <text:p>0.05</text:p>
          </table:table-cell>
          <table:table-cell office:value-type="float" office:value="0.3612144" calcext:value-type="float">
            <text:p>0.36121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418759944" calcext:value-type="float">
            <text:p>-0.418759944</text:p>
          </table:table-cell>
          <table:table-cell office:value-type="float" office:value="0.05" calcext:value-type="float">
            <text:p>0.05</text:p>
          </table:table-cell>
          <table:table-cell office:value-type="float" office:value="0.31535849" calcext:value-type="float">
            <text:p>0.315358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39481766" calcext:value-type="float">
            <text:p>-0.39481766</text:p>
          </table:table-cell>
          <table:table-cell office:value-type="float" office:value="0.05" calcext:value-type="float">
            <text:p>0.05</text:p>
          </table:table-cell>
          <table:table-cell office:value-type="float" office:value="0.27964445" calcext:value-type="float">
            <text:p>0.279644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3876872" calcext:value-type="float">
            <text:p>-0.3876872</text:p>
          </table:table-cell>
          <table:table-cell office:value-type="float" office:value="0.05" calcext:value-type="float">
            <text:p>0.05</text:p>
          </table:table-cell>
          <table:table-cell office:value-type="float" office:value="0.3644516" calcext:value-type="float">
            <text:p>0.36445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55209982" calcext:value-type="float">
            <text:p>-0.55209982</text:p>
          </table:table-cell>
          <table:table-cell office:value-type="float" office:value="0.05" calcext:value-type="float">
            <text:p>0.05</text:p>
          </table:table-cell>
          <table:table-cell office:value-type="float" office:value="0.3200109" calcext:value-type="float">
            <text:p>0.32001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600018" calcext:value-type="float">
            <text:p>-0.600018</text:p>
          </table:table-cell>
          <table:table-cell office:value-type="float" office:value="0.05" calcext:value-type="float">
            <text:p>0.05</text:p>
          </table:table-cell>
          <table:table-cell office:value-type="float" office:value="0.3169996" calcext:value-type="float">
            <text:p>0.31699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61745292" calcext:value-type="float">
            <text:p>-0.61745292</text:p>
          </table:table-cell>
          <table:table-cell office:value-type="float" office:value="0.05" calcext:value-type="float">
            <text:p>0.05</text:p>
          </table:table-cell>
          <table:table-cell office:value-type="float" office:value="0.28878545" calcext:value-type="float">
            <text:p>0.288785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66050068" calcext:value-type="float">
            <text:p>-0.66050068</text:p>
          </table:table-cell>
          <table:table-cell office:value-type="float" office:value="0.05" calcext:value-type="float">
            <text:p>0.05</text:p>
          </table:table-cell>
          <table:table-cell office:value-type="float" office:value="0.3047213" calcext:value-type="float">
            <text:p>0.304721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71869016" calcext:value-type="float">
            <text:p>-0.71869016</text:p>
          </table:table-cell>
          <table:table-cell office:value-type="float" office:value="0.05" calcext:value-type="float">
            <text:p>0.05</text:p>
          </table:table-cell>
          <table:table-cell office:value-type="float" office:value="0.22785" calcext:value-type="float">
            <text:p>0.227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83373928" calcext:value-type="float">
            <text:p>-0.83373928</text:p>
          </table:table-cell>
          <table:table-cell office:value-type="float" office:value="0.05" calcext:value-type="float">
            <text:p>0.05</text:p>
          </table:table-cell>
          <table:table-cell office:value-type="float" office:value="0.4962134" calcext:value-type="float">
            <text:p>0.496213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85515436" calcext:value-type="float">
            <text:p>-0.85515436</text:p>
          </table:table-cell>
          <table:table-cell office:value-type="float" office:value="0.05" calcext:value-type="float">
            <text:p>0.05</text:p>
          </table:table-cell>
          <table:table-cell office:value-type="float" office:value="0.15787585" calcext:value-type="float">
            <text:p>0.157875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72038536" calcext:value-type="float">
            <text:p>-0.72038536</text:p>
          </table:table-cell>
          <table:table-cell office:value-type="float" office:value="0.05" calcext:value-type="float">
            <text:p>0.05</text:p>
          </table:table-cell>
          <table:table-cell office:value-type="float" office:value="0.35909195" calcext:value-type="float">
            <text:p>0.359091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88593692" calcext:value-type="float">
            <text:p>-0.88593692</text:p>
          </table:table-cell>
          <table:table-cell office:value-type="float" office:value="0.05" calcext:value-type="float">
            <text:p>0.05</text:p>
          </table:table-cell>
          <table:table-cell office:value-type="float" office:value="0.5074948" calcext:value-type="float">
            <text:p>0.507494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99353982" calcext:value-type="float">
            <text:p>-0.99353982</text:p>
          </table:table-cell>
          <table:table-cell office:value-type="float" office:value="0.05" calcext:value-type="float">
            <text:p>0.05</text:p>
          </table:table-cell>
          <table:table-cell office:value-type="float" office:value="0.39312295" calcext:value-type="float">
            <text:p>0.393122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9825368" calcext:value-type="float">
            <text:p>-0.9825368</text:p>
          </table:table-cell>
          <table:table-cell office:value-type="float" office:value="0.05" calcext:value-type="float">
            <text:p>0.05</text:p>
          </table:table-cell>
          <table:table-cell office:value-type="float" office:value="0.408019" calcext:value-type="float">
            <text:p>0.4080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96527576" calcext:value-type="float">
            <text:p>-0.96527576</text:p>
          </table:table-cell>
          <table:table-cell office:value-type="float" office:value="0.05" calcext:value-type="float">
            <text:p>0.05</text:p>
          </table:table-cell>
          <table:table-cell office:value-type="float" office:value="0.3601099" calcext:value-type="float">
            <text:p>0.36010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95660002" calcext:value-type="float">
            <text:p>-0.95660002</text:p>
          </table:table-cell>
          <table:table-cell office:value-type="float" office:value="0.05" calcext:value-type="float">
            <text:p>0.05</text:p>
          </table:table-cell>
          <table:table-cell office:value-type="float" office:value="0.3229416" calcext:value-type="float">
            <text:p>0.32294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1.15854314" calcext:value-type="float">
            <text:p>-1.15854314</text:p>
          </table:table-cell>
          <table:table-cell office:value-type="float" office:value="0.05" calcext:value-type="float">
            <text:p>0.05</text:p>
          </table:table-cell>
          <table:table-cell office:value-type="float" office:value="0.20782265" calcext:value-type="float">
            <text:p>0.207822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9583704" calcext:value-type="float">
            <text:p>-0.9583704</text:p>
          </table:table-cell>
          <table:table-cell office:value-type="float" office:value="0.05" calcext:value-type="float">
            <text:p>0.05</text:p>
          </table:table-cell>
          <table:table-cell office:value-type="float" office:value="0.32082235" calcext:value-type="float">
            <text:p>0.320822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1.22160962" calcext:value-type="float">
            <text:p>-1.22160962</text:p>
          </table:table-cell>
          <table:table-cell office:value-type="float" office:value="0.05" calcext:value-type="float">
            <text:p>0.05</text:p>
          </table:table-cell>
          <table:table-cell office:value-type="float" office:value="0.18839645" calcext:value-type="float">
            <text:p>0.188396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1.3167802" calcext:value-type="float">
            <text:p>-1.3167802</text:p>
          </table:table-cell>
          <table:table-cell office:value-type="float" office:value="0.05" calcext:value-type="float">
            <text:p>0.05</text:p>
          </table:table-cell>
          <table:table-cell office:value-type="float" office:value="0.2083005" calcext:value-type="float">
            <text:p>0.20830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1.40244384" calcext:value-type="float">
            <text:p>-1.40244384</text:p>
          </table:table-cell>
          <table:table-cell office:value-type="float" office:value="0.05" calcext:value-type="float">
            <text:p>0.05</text:p>
          </table:table-cell>
          <table:table-cell office:value-type="float" office:value="0.3846044" calcext:value-type="float">
            <text:p>0.38460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1.4410954" calcext:value-type="float">
            <text:p>-1.4410954</text:p>
          </table:table-cell>
          <table:table-cell office:value-type="float" office:value="0.05" calcext:value-type="float">
            <text:p>0.05</text:p>
          </table:table-cell>
          <table:table-cell office:value-type="float" office:value="0.231008" calcext:value-type="float">
            <text:p>0.2310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1.4539272" calcext:value-type="float">
            <text:p>-1.4539272</text:p>
          </table:table-cell>
          <table:table-cell office:value-type="float" office:value="0.05" calcext:value-type="float">
            <text:p>0.05</text:p>
          </table:table-cell>
          <table:table-cell office:value-type="float" office:value="0.178091" calcext:value-type="float">
            <text:p>0.1780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1.5112512" calcext:value-type="float">
            <text:p>-1.5112512</text:p>
          </table:table-cell>
          <table:table-cell office:value-type="float" office:value="0.05" calcext:value-type="float">
            <text:p>0.05</text:p>
          </table:table-cell>
          <table:table-cell office:value-type="float" office:value="0.144164" calcext:value-type="float">
            <text:p>0.1441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1.6280876" calcext:value-type="float">
            <text:p>-1.6280876</text:p>
          </table:table-cell>
          <table:table-cell office:value-type="float" office:value="0.05" calcext:value-type="float">
            <text:p>0.05</text:p>
          </table:table-cell>
          <table:table-cell office:value-type="float" office:value="0.3196385" calcext:value-type="float">
            <text:p>0.31963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1.6707856" calcext:value-type="float">
            <text:p>-1.6707856</text:p>
          </table:table-cell>
          <table:table-cell office:value-type="float" office:value="0.05" calcext:value-type="float">
            <text:p>0.05</text:p>
          </table:table-cell>
          <table:table-cell office:value-type="float" office:value="0.4013495" calcext:value-type="float">
            <text:p>0.40134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1.8775738" calcext:value-type="float">
            <text:p>-1.8775738</text:p>
          </table:table-cell>
          <table:table-cell office:value-type="float" office:value="0.05" calcext:value-type="float">
            <text:p>0.05</text:p>
          </table:table-cell>
          <table:table-cell office:value-type="float" office:value="0.138015" calcext:value-type="float">
            <text:p>0.1380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2.0622144" calcext:value-type="float">
            <text:p>-2.0622144</text:p>
          </table:table-cell>
          <table:table-cell office:value-type="float" office:value="0.05" calcext:value-type="float">
            <text:p>0.05</text:p>
          </table:table-cell>
          <table:table-cell office:value-type="float" office:value="0.1206675" calcext:value-type="float">
            <text:p>0.12066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2.2209744" calcext:value-type="float">
            <text:p>-2.2209744</text:p>
          </table:table-cell>
          <table:table-cell office:value-type="float" office:value="0.05" calcext:value-type="float">
            <text:p>0.05</text:p>
          </table:table-cell>
          <table:table-cell office:value-type="float" office:value="0.38026" calcext:value-type="float">
            <text:p>0.3802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2.747721" calcext:value-type="float">
            <text:p>-2.747721</text:p>
          </table:table-cell>
          <table:table-cell office:value-type="float" office:value="0.05" calcext:value-type="float">
            <text:p>0.05</text:p>
          </table:table-cell>
          <table:table-cell office:value-type="float" office:value="0.458651" calcext:value-type="float">
            <text:p>0.45865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3.5836812" calcext:value-type="float">
            <text:p>-3.5836812</text:p>
          </table:table-cell>
          <table:table-cell office:value-type="float" office:value="0.05" calcext:value-type="float">
            <text:p>0.05</text:p>
          </table:table-cell>
          <table:table-cell office:value-type="float" office:value="0.214222" calcext:value-type="float">
            <text:p>0.2142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5.6910432" calcext:value-type="float">
            <text:p>-5.6910432</text:p>
          </table:table-cell>
          <table:table-cell office:value-type="float" office:value="0.05" calcext:value-type="float">
            <text:p>0.05</text:p>
          </table:table-cell>
          <table:table-cell office:value-type="float" office:value="0.425139999999999" calcext:value-type="float">
            <text:p>0.425139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10.56708" calcext:value-type="float">
            <text:p>-10.56708</text:p>
          </table:table-cell>
          <table:table-cell office:value-type="float" office:value="0.05" calcext:value-type="float">
            <text:p>0.05</text:p>
          </table:table-cell>
          <table:table-cell office:value-type="float" office:value="0.230849999999999" calcext:value-type="float">
            <text:p>0.230849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22.46683" calcext:value-type="float">
            <text:p>-22.46683</text:p>
          </table:table-cell>
          <table:table-cell office:value-type="float" office:value="0.05" calcext:value-type="float">
            <text:p>0.05</text:p>
          </table:table-cell>
          <table:table-cell office:value-type="float" office:value="0.334249999999999" calcext:value-type="float">
            <text:p>0.334249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50.235674" calcext:value-type="float">
            <text:p>-50.235674</text:p>
          </table:table-cell>
          <table:table-cell office:value-type="float" office:value="0.05" calcext:value-type="float">
            <text:p>0.05</text:p>
          </table:table-cell>
          <table:table-cell office:value-type="float" office:value="0.300825000000003" calcext:value-type="float">
            <text:p>0.3008250000000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109.51866" calcext:value-type="float">
            <text:p>-109.51866</text:p>
          </table:table-cell>
          <table:table-cell office:value-type="float" office:value="0.05" calcext:value-type="float">
            <text:p>0.05</text:p>
          </table:table-cell>
          <table:table-cell office:value-type="float" office:value="0.212149999999994" calcext:value-type="float">
            <text:p>0.2121499999999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219.75328" calcext:value-type="float">
            <text:p>-219.75328</text:p>
          </table:table-cell>
          <table:table-cell office:value-type="float" office:value="0.05" calcext:value-type="float">
            <text:p>0.05</text:p>
          </table:table-cell>
          <table:table-cell office:value-type="float" office:value="0.161750000000012" calcext:value-type="float">
            <text:p>0.1617500000000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399.81714" calcext:value-type="float">
            <text:p>-399.81714</text:p>
          </table:table-cell>
          <table:table-cell office:value-type="float" office:value="0.05" calcext:value-type="float">
            <text:p>0.05</text:p>
          </table:table-cell>
          <table:table-cell office:value-type="float" office:value="0.282550000000015" calcext:value-type="float">
            <text:p>0.2825500000000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660.10238" calcext:value-type="float">
            <text:p>-660.10238</text:p>
          </table:table-cell>
          <table:table-cell office:value-type="float" office:value="0.05" calcext:value-type="float">
            <text:p>0.05</text:p>
          </table:table-cell>
          <table:table-cell office:value-type="float" office:value="0.300150000000031" calcext:value-type="float">
            <text:p>0.3001500000000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1007.2172" calcext:value-type="float">
            <text:p>-1007.2172</text:p>
          </table:table-cell>
          <table:table-cell office:value-type="float" office:value="0.05" calcext:value-type="float">
            <text:p>0.05</text:p>
          </table:table-cell>
          <table:table-cell office:value-type="float" office:value="0.482499999999845" calcext:value-type="float">
            <text:p>0.4824999999998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1424.0562" calcext:value-type="float">
            <text:p>-1424.0562</text:p>
          </table:table-cell>
          <table:table-cell office:value-type="float" office:value="0.05" calcext:value-type="float">
            <text:p>0.05</text:p>
          </table:table-cell>
          <table:table-cell office:value-type="float" office:value="0.785000000000082" calcext:value-type="float">
            <text:p>0.7850000000000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1892.4562" calcext:value-type="float">
            <text:p>-1892.4562</text:p>
          </table:table-cell>
          <table:table-cell office:value-type="float" office:value="0.05" calcext:value-type="float">
            <text:p>0.05</text:p>
          </table:table-cell>
          <table:table-cell office:value-type="float" office:value="0.975999999999885" calcext:value-type="float">
            <text:p>0.975999999999885</text:p>
          </table:table-cell>
        </table:table-row>
      </table:table>
      <table:table table:name="25.2C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7089252" calcext:value-type="float">
            <text:p>0.37089252</text:p>
          </table:table-cell>
          <table:table-cell office:value-type="float" office:value="0.05" calcext:value-type="float">
            <text:p>0.05</text:p>
          </table:table-cell>
          <table:table-cell office:value-type="float" office:value="0.2498196" calcext:value-type="float">
            <text:p>0.24981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087044444" calcext:value-type="float">
            <text:p>-0.087044444</text:p>
          </table:table-cell>
          <table:table-cell office:value-type="float" office:value="0.05" calcext:value-type="float">
            <text:p>0.05</text:p>
          </table:table-cell>
          <table:table-cell office:value-type="float" office:value="0.16593475" calcext:value-type="float">
            <text:p>0.165934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2536996202" calcext:value-type="float">
            <text:p>-0.2536996202</text:p>
          </table:table-cell>
          <table:table-cell office:value-type="float" office:value="0.05" calcext:value-type="float">
            <text:p>0.05</text:p>
          </table:table-cell>
          <table:table-cell office:value-type="float" office:value="0.1904743995" calcext:value-type="float">
            <text:p>0.19047439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2330483" calcext:value-type="float">
            <text:p>-0.2330483</text:p>
          </table:table-cell>
          <table:table-cell office:value-type="float" office:value="0.05" calcext:value-type="float">
            <text:p>0.05</text:p>
          </table:table-cell>
          <table:table-cell office:value-type="float" office:value="0.10558395" calcext:value-type="float">
            <text:p>0.105583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30866444" calcext:value-type="float">
            <text:p>-0.30866444</text:p>
          </table:table-cell>
          <table:table-cell office:value-type="float" office:value="0.05" calcext:value-type="float">
            <text:p>0.05</text:p>
          </table:table-cell>
          <table:table-cell office:value-type="float" office:value="0.18465715" calcext:value-type="float">
            <text:p>0.184657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320449336" calcext:value-type="float">
            <text:p>-0.320449336</text:p>
          </table:table-cell>
          <table:table-cell office:value-type="float" office:value="0.05" calcext:value-type="float">
            <text:p>0.05</text:p>
          </table:table-cell>
          <table:table-cell office:value-type="float" office:value="0.33064836" calcext:value-type="float">
            <text:p>0.330648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36066264" calcext:value-type="float">
            <text:p>-0.36066264</text:p>
          </table:table-cell>
          <table:table-cell office:value-type="float" office:value="0.05" calcext:value-type="float">
            <text:p>0.05</text:p>
          </table:table-cell>
          <table:table-cell office:value-type="float" office:value="0.09874875" calcext:value-type="float">
            <text:p>0.098748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39473556" calcext:value-type="float">
            <text:p>-0.39473556</text:p>
          </table:table-cell>
          <table:table-cell office:value-type="float" office:value="0.05" calcext:value-type="float">
            <text:p>0.05</text:p>
          </table:table-cell>
          <table:table-cell office:value-type="float" office:value="0.2910719" calcext:value-type="float">
            <text:p>0.29107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39444456" calcext:value-type="float">
            <text:p>-0.39444456</text:p>
          </table:table-cell>
          <table:table-cell office:value-type="float" office:value="0.05" calcext:value-type="float">
            <text:p>0.05</text:p>
          </table:table-cell>
          <table:table-cell office:value-type="float" office:value="0.14871475" calcext:value-type="float">
            <text:p>0.148714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48849332" calcext:value-type="float">
            <text:p>-0.48849332</text:p>
          </table:table-cell>
          <table:table-cell office:value-type="float" office:value="0.05" calcext:value-type="float">
            <text:p>0.05</text:p>
          </table:table-cell>
          <table:table-cell office:value-type="float" office:value="0.1368307" calcext:value-type="float">
            <text:p>0.13683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49338788" calcext:value-type="float">
            <text:p>-0.49338788</text:p>
          </table:table-cell>
          <table:table-cell office:value-type="float" office:value="0.05" calcext:value-type="float">
            <text:p>0.05</text:p>
          </table:table-cell>
          <table:table-cell office:value-type="float" office:value="0.176783" calcext:value-type="float">
            <text:p>0.1767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48494462" calcext:value-type="float">
            <text:p>-0.48494462</text:p>
          </table:table-cell>
          <table:table-cell office:value-type="float" office:value="0.05" calcext:value-type="float">
            <text:p>0.05</text:p>
          </table:table-cell>
          <table:table-cell office:value-type="float" office:value="0.19730965" calcext:value-type="float">
            <text:p>0.197309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48273382" calcext:value-type="float">
            <text:p>-0.48273382</text:p>
          </table:table-cell>
          <table:table-cell office:value-type="float" office:value="0.05" calcext:value-type="float">
            <text:p>0.05</text:p>
          </table:table-cell>
          <table:table-cell office:value-type="float" office:value="0.11732175" calcext:value-type="float">
            <text:p>0.117321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50249618" calcext:value-type="float">
            <text:p>-0.50249618</text:p>
          </table:table-cell>
          <table:table-cell office:value-type="float" office:value="0.05" calcext:value-type="float">
            <text:p>0.05</text:p>
          </table:table-cell>
          <table:table-cell office:value-type="float" office:value="0.1672882" calcext:value-type="float">
            <text:p>0.16728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53633598" calcext:value-type="float">
            <text:p>-0.53633598</text:p>
          </table:table-cell>
          <table:table-cell office:value-type="float" office:value="0.05" calcext:value-type="float">
            <text:p>0.05</text:p>
          </table:table-cell>
          <table:table-cell office:value-type="float" office:value="0.1792552" calcext:value-type="float">
            <text:p>0.17925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55589898" calcext:value-type="float">
            <text:p>-0.55589898</text:p>
          </table:table-cell>
          <table:table-cell office:value-type="float" office:value="0.05" calcext:value-type="float">
            <text:p>0.05</text:p>
          </table:table-cell>
          <table:table-cell office:value-type="float" office:value="0.1818524" calcext:value-type="float">
            <text:p>0.18185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55277432" calcext:value-type="float">
            <text:p>-0.55277432</text:p>
          </table:table-cell>
          <table:table-cell office:value-type="float" office:value="0.05" calcext:value-type="float">
            <text:p>0.05</text:p>
          </table:table-cell>
          <table:table-cell office:value-type="float" office:value="0.1685352" calcext:value-type="float">
            <text:p>0.16853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60413208" calcext:value-type="float">
            <text:p>-0.60413208</text:p>
          </table:table-cell>
          <table:table-cell office:value-type="float" office:value="0.05" calcext:value-type="float">
            <text:p>0.05</text:p>
          </table:table-cell>
          <table:table-cell office:value-type="float" office:value="0.1017809" calcext:value-type="float">
            <text:p>0.10178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62558984" calcext:value-type="float">
            <text:p>-0.62558984</text:p>
          </table:table-cell>
          <table:table-cell office:value-type="float" office:value="0.05" calcext:value-type="float">
            <text:p>0.05</text:p>
          </table:table-cell>
          <table:table-cell office:value-type="float" office:value="0.1525997" calcext:value-type="float">
            <text:p>0.15259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5889823" calcext:value-type="float">
            <text:p>-0.5889823</text:p>
          </table:table-cell>
          <table:table-cell office:value-type="float" office:value="0.05" calcext:value-type="float">
            <text:p>0.05</text:p>
          </table:table-cell>
          <table:table-cell office:value-type="float" office:value="0.1420244" calcext:value-type="float">
            <text:p>0.14202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64200284" calcext:value-type="float">
            <text:p>-0.64200284</text:p>
          </table:table-cell>
          <table:table-cell office:value-type="float" office:value="0.05" calcext:value-type="float">
            <text:p>0.05</text:p>
          </table:table-cell>
          <table:table-cell office:value-type="float" office:value="0.0686234499999999" calcext:value-type="float">
            <text:p>0.068623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7203281" calcext:value-type="float">
            <text:p>-0.7203281</text:p>
          </table:table-cell>
          <table:table-cell office:value-type="float" office:value="0.05" calcext:value-type="float">
            <text:p>0.05</text:p>
          </table:table-cell>
          <table:table-cell office:value-type="float" office:value="0.1972259" calcext:value-type="float">
            <text:p>0.19722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80014964" calcext:value-type="float">
            <text:p>-0.80014964</text:p>
          </table:table-cell>
          <table:table-cell office:value-type="float" office:value="0.05" calcext:value-type="float">
            <text:p>0.05</text:p>
          </table:table-cell>
          <table:table-cell office:value-type="float" office:value="0.1597262" calcext:value-type="float">
            <text:p>0.15972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75450084" calcext:value-type="float">
            <text:p>-0.75450084</text:p>
          </table:table-cell>
          <table:table-cell office:value-type="float" office:value="0.05" calcext:value-type="float">
            <text:p>0.05</text:p>
          </table:table-cell>
          <table:table-cell office:value-type="float" office:value="0.218065" calcext:value-type="float">
            <text:p>0.2180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8311805" calcext:value-type="float">
            <text:p>-0.8311805</text:p>
          </table:table-cell>
          <table:table-cell office:value-type="float" office:value="0.05" calcext:value-type="float">
            <text:p>0.05</text:p>
          </table:table-cell>
          <table:table-cell office:value-type="float" office:value="0.20173455" calcext:value-type="float">
            <text:p>0.201734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93614104" calcext:value-type="float">
            <text:p>-0.93614104</text:p>
          </table:table-cell>
          <table:table-cell office:value-type="float" office:value="0.05" calcext:value-type="float">
            <text:p>0.05</text:p>
          </table:table-cell>
          <table:table-cell office:value-type="float" office:value="0.2007997" calcext:value-type="float">
            <text:p>0.20079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99440492" calcext:value-type="float">
            <text:p>-0.99440492</text:p>
          </table:table-cell>
          <table:table-cell office:value-type="float" office:value="0.05" calcext:value-type="float">
            <text:p>0.05</text:p>
          </table:table-cell>
          <table:table-cell office:value-type="float" office:value="0.12054215" calcext:value-type="float">
            <text:p>0.120542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93491914" calcext:value-type="float">
            <text:p>-0.93491914</text:p>
          </table:table-cell>
          <table:table-cell office:value-type="float" office:value="0.05" calcext:value-type="float">
            <text:p>0.05</text:p>
          </table:table-cell>
          <table:table-cell office:value-type="float" office:value="0.1951278" calcext:value-type="float">
            <text:p>0.19512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1.04330366" calcext:value-type="float">
            <text:p>-1.04330366</text:p>
          </table:table-cell>
          <table:table-cell office:value-type="float" office:value="0.05" calcext:value-type="float">
            <text:p>0.05</text:p>
          </table:table-cell>
          <table:table-cell office:value-type="float" office:value="0.1693246" calcext:value-type="float">
            <text:p>0.16932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1.1862088" calcext:value-type="float">
            <text:p>-1.1862088</text:p>
          </table:table-cell>
          <table:table-cell office:value-type="float" office:value="0.05" calcext:value-type="float">
            <text:p>0.05</text:p>
          </table:table-cell>
          <table:table-cell office:value-type="float" office:value="0.218127" calcext:value-type="float">
            <text:p>0.21812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1.4208448" calcext:value-type="float">
            <text:p>-1.4208448</text:p>
          </table:table-cell>
          <table:table-cell office:value-type="float" office:value="0.05" calcext:value-type="float">
            <text:p>0.05</text:p>
          </table:table-cell>
          <table:table-cell office:value-type="float" office:value="0.3288015" calcext:value-type="float">
            <text:p>0.32880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1.8940472" calcext:value-type="float">
            <text:p>-1.8940472</text:p>
          </table:table-cell>
          <table:table-cell office:value-type="float" office:value="0.05" calcext:value-type="float">
            <text:p>0.05</text:p>
          </table:table-cell>
          <table:table-cell office:value-type="float" office:value="0.1917205" calcext:value-type="float">
            <text:p>0.19172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2.8983836" calcext:value-type="float">
            <text:p>-2.8983836</text:p>
          </table:table-cell>
          <table:table-cell office:value-type="float" office:value="0.05" calcext:value-type="float">
            <text:p>0.05</text:p>
          </table:table-cell>
          <table:table-cell office:value-type="float" office:value="0.270523" calcext:value-type="float">
            <text:p>0.2705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5.5601848" calcext:value-type="float">
            <text:p>-5.5601848</text:p>
          </table:table-cell>
          <table:table-cell office:value-type="float" office:value="0.05" calcext:value-type="float">
            <text:p>0.05</text:p>
          </table:table-cell>
          <table:table-cell office:value-type="float" office:value="0.175204" calcext:value-type="float">
            <text:p>0.1752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12.616674" calcext:value-type="float">
            <text:p>-12.616674</text:p>
          </table:table-cell>
          <table:table-cell office:value-type="float" office:value="0.05" calcext:value-type="float">
            <text:p>0.05</text:p>
          </table:table-cell>
          <table:table-cell office:value-type="float" office:value="0.464219999999998" calcext:value-type="float">
            <text:p>0.4642199999999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30.183398" calcext:value-type="float">
            <text:p>-30.183398</text:p>
          </table:table-cell>
          <table:table-cell office:value-type="float" office:value="0.05" calcext:value-type="float">
            <text:p>0.05</text:p>
          </table:table-cell>
          <table:table-cell office:value-type="float" office:value="0.202109999999999" calcext:value-type="float">
            <text:p>0.202109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70.824016" calcext:value-type="float">
            <text:p>-70.824016</text:p>
          </table:table-cell>
          <table:table-cell office:value-type="float" office:value="0.05" calcext:value-type="float">
            <text:p>0.05</text:p>
          </table:table-cell>
          <table:table-cell office:value-type="float" office:value="0.308370000000004" calcext:value-type="float">
            <text:p>0.3083700000000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51.50144" calcext:value-type="float">
            <text:p>-151.50144</text:p>
          </table:table-cell>
          <table:table-cell office:value-type="float" office:value="0.05" calcext:value-type="float">
            <text:p>0.05</text:p>
          </table:table-cell>
          <table:table-cell office:value-type="float" office:value="0.283249999999995" calcext:value-type="float">
            <text:p>0.2832499999999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290.52876" calcext:value-type="float">
            <text:p>-290.52876</text:p>
          </table:table-cell>
          <table:table-cell office:value-type="float" office:value="0.05" calcext:value-type="float">
            <text:p>0.05</text:p>
          </table:table-cell>
          <table:table-cell office:value-type="float" office:value="0.275350000000003" calcext:value-type="float">
            <text:p>0.2753500000000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501.82722" calcext:value-type="float">
            <text:p>-501.82722</text:p>
          </table:table-cell>
          <table:table-cell office:value-type="float" office:value="0.05" calcext:value-type="float">
            <text:p>0.05</text:p>
          </table:table-cell>
          <table:table-cell office:value-type="float" office:value="0.38545000000002" calcext:value-type="float">
            <text:p>0.385450000000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775.97538" calcext:value-type="float">
            <text:p>-775.97538</text:p>
          </table:table-cell>
          <table:table-cell office:value-type="float" office:value="0.05" calcext:value-type="float">
            <text:p>0.05</text:p>
          </table:table-cell>
          <table:table-cell office:value-type="float" office:value="6.41735" calcext:value-type="float">
            <text:p>6.417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1109.68604" calcext:value-type="float">
            <text:p>-1109.68604</text:p>
          </table:table-cell>
          <table:table-cell office:value-type="float" office:value="0.05" calcext:value-type="float">
            <text:p>0.05</text:p>
          </table:table-cell>
          <table:table-cell office:value-type="float" office:value="68.7548999999999" calcext:value-type="float">
            <text:p>68.7548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1535.2224" calcext:value-type="float">
            <text:p>-1535.2224</text:p>
          </table:table-cell>
          <table:table-cell office:value-type="float" office:value="0.05" calcext:value-type="float">
            <text:p>0.05</text:p>
          </table:table-cell>
          <table:table-cell office:value-type="float" office:value="0.282500000000027" calcext:value-type="float">
            <text:p>0.282500000000027</text:p>
          </table:table-cell>
        </table:table-row>
      </table:table>
      <table:table table:name="20.0C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818438" calcext:value-type="float">
            <text:p>0.25818438</text:p>
          </table:table-cell>
          <table:table-cell office:value-type="float" office:value="0.05" calcext:value-type="float">
            <text:p>0.05</text:p>
          </table:table-cell>
          <table:table-cell office:value-type="float" office:value="0.11737905" calcext:value-type="float">
            <text:p>0.117379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102762" calcext:value-type="float">
            <text:p>-0.102762</text:p>
          </table:table-cell>
          <table:table-cell office:value-type="float" office:value="0.05" calcext:value-type="float">
            <text:p>0.05</text:p>
          </table:table-cell>
          <table:table-cell office:value-type="float" office:value="0.4324248" calcext:value-type="float">
            <text:p>0.432424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26548786" calcext:value-type="float">
            <text:p>-0.26548786</text:p>
          </table:table-cell>
          <table:table-cell office:value-type="float" office:value="0.05" calcext:value-type="float">
            <text:p>0.05</text:p>
          </table:table-cell>
          <table:table-cell office:value-type="float" office:value="0.6794088" calcext:value-type="float">
            <text:p>0.679408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08599272" calcext:value-type="float">
            <text:p>-0.08599272</text:p>
          </table:table-cell>
          <table:table-cell office:value-type="float" office:value="0.05" calcext:value-type="float">
            <text:p>0.05</text:p>
          </table:table-cell>
          <table:table-cell office:value-type="float" office:value="0.34944645" calcext:value-type="float">
            <text:p>0.349446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218758702" calcext:value-type="float">
            <text:p>-0.218758702</text:p>
          </table:table-cell>
          <table:table-cell office:value-type="float" office:value="0.05" calcext:value-type="float">
            <text:p>0.05</text:p>
          </table:table-cell>
          <table:table-cell office:value-type="float" office:value="0.6014144" calcext:value-type="float">
            <text:p>0.60141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21216158" calcext:value-type="float">
            <text:p>-0.21216158</text:p>
          </table:table-cell>
          <table:table-cell office:value-type="float" office:value="0.05" calcext:value-type="float">
            <text:p>0.05</text:p>
          </table:table-cell>
          <table:table-cell office:value-type="float" office:value="0.7084562" calcext:value-type="float">
            <text:p>0.70845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11878896" calcext:value-type="float">
            <text:p>-0.11878896</text:p>
          </table:table-cell>
          <table:table-cell office:value-type="float" office:value="0.05" calcext:value-type="float">
            <text:p>0.05</text:p>
          </table:table-cell>
          <table:table-cell office:value-type="float" office:value="0.8340817" calcext:value-type="float">
            <text:p>0.83408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32507266" calcext:value-type="float">
            <text:p>-0.32507266</text:p>
          </table:table-cell>
          <table:table-cell office:value-type="float" office:value="0.05" calcext:value-type="float">
            <text:p>0.05</text:p>
          </table:table-cell>
          <table:table-cell office:value-type="float" office:value="0.6417431" calcext:value-type="float">
            <text:p>0.64174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18008111" calcext:value-type="float">
            <text:p>-0.18008111</text:p>
          </table:table-cell>
          <table:table-cell office:value-type="float" office:value="0.05" calcext:value-type="float">
            <text:p>0.05</text:p>
          </table:table-cell>
          <table:table-cell office:value-type="float" office:value="0.45891435" calcext:value-type="float">
            <text:p>0.458914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36345542" calcext:value-type="float">
            <text:p>-0.36345542</text:p>
          </table:table-cell>
          <table:table-cell office:value-type="float" office:value="0.05" calcext:value-type="float">
            <text:p>0.05</text:p>
          </table:table-cell>
          <table:table-cell office:value-type="float" office:value="0.1581679" calcext:value-type="float">
            <text:p>0.15816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30046514" calcext:value-type="float">
            <text:p>-0.30046514</text:p>
          </table:table-cell>
          <table:table-cell office:value-type="float" office:value="0.05" calcext:value-type="float">
            <text:p>0.05</text:p>
          </table:table-cell>
          <table:table-cell office:value-type="float" office:value="0.5016944" calcext:value-type="float">
            <text:p>0.50169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4491939" calcext:value-type="float">
            <text:p>-0.4491939</text:p>
          </table:table-cell>
          <table:table-cell office:value-type="float" office:value="0.05" calcext:value-type="float">
            <text:p>0.05</text:p>
          </table:table-cell>
          <table:table-cell office:value-type="float" office:value="0.18347295" calcext:value-type="float">
            <text:p>0.183472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30559992" calcext:value-type="float">
            <text:p>-0.30559992</text:p>
          </table:table-cell>
          <table:table-cell office:value-type="float" office:value="0.05" calcext:value-type="float">
            <text:p>0.05</text:p>
          </table:table-cell>
          <table:table-cell office:value-type="float" office:value="0.3463323" calcext:value-type="float">
            <text:p>0.34633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225713156" calcext:value-type="float">
            <text:p>-0.225713156</text:p>
          </table:table-cell>
          <table:table-cell office:value-type="float" office:value="0.05" calcext:value-type="float">
            <text:p>0.05</text:p>
          </table:table-cell>
          <table:table-cell office:value-type="float" office:value="0.4015959" calcext:value-type="float">
            <text:p>0.40159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209521759" calcext:value-type="float">
            <text:p>-0.209521759</text:p>
          </table:table-cell>
          <table:table-cell office:value-type="float" office:value="0.05" calcext:value-type="float">
            <text:p>0.05</text:p>
          </table:table-cell>
          <table:table-cell office:value-type="float" office:value="0.2025038275" calcext:value-type="float">
            <text:p>0.20250382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231188752" calcext:value-type="float">
            <text:p>-0.231188752</text:p>
          </table:table-cell>
          <table:table-cell office:value-type="float" office:value="0.05" calcext:value-type="float">
            <text:p>0.05</text:p>
          </table:table-cell>
          <table:table-cell office:value-type="float" office:value="0.42966475" calcext:value-type="float">
            <text:p>0.429664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42492738" calcext:value-type="float">
            <text:p>-0.42492738</text:p>
          </table:table-cell>
          <table:table-cell office:value-type="float" office:value="0.05" calcext:value-type="float">
            <text:p>0.05</text:p>
          </table:table-cell>
          <table:table-cell office:value-type="float" office:value="0.42775765" calcext:value-type="float">
            <text:p>0.427757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40713628" calcext:value-type="float">
            <text:p>-0.40713628</text:p>
          </table:table-cell>
          <table:table-cell office:value-type="float" office:value="0.05" calcext:value-type="float">
            <text:p>0.05</text:p>
          </table:table-cell>
          <table:table-cell office:value-type="float" office:value="0.52598305" calcext:value-type="float">
            <text:p>0.525983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5036271" calcext:value-type="float">
            <text:p>-0.5036271</text:p>
          </table:table-cell>
          <table:table-cell office:value-type="float" office:value="0.05" calcext:value-type="float">
            <text:p>0.05</text:p>
          </table:table-cell>
          <table:table-cell office:value-type="float" office:value="0.38498015" calcext:value-type="float">
            <text:p>0.384980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406828442" calcext:value-type="float">
            <text:p>-0.406828442</text:p>
          </table:table-cell>
          <table:table-cell office:value-type="float" office:value="0.05" calcext:value-type="float">
            <text:p>0.05</text:p>
          </table:table-cell>
          <table:table-cell office:value-type="float" office:value="0.5370782" calcext:value-type="float">
            <text:p>0.53707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55656458" calcext:value-type="float">
            <text:p>-0.55656458</text:p>
          </table:table-cell>
          <table:table-cell office:value-type="float" office:value="0.05" calcext:value-type="float">
            <text:p>0.05</text:p>
          </table:table-cell>
          <table:table-cell office:value-type="float" office:value="0.3260589" calcext:value-type="float">
            <text:p>0.32605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496962196" calcext:value-type="float">
            <text:p>-0.496962196</text:p>
          </table:table-cell>
          <table:table-cell office:value-type="float" office:value="0.05" calcext:value-type="float">
            <text:p>0.05</text:p>
          </table:table-cell>
          <table:table-cell office:value-type="float" office:value="0.54946366" calcext:value-type="float">
            <text:p>0.5494636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47051852" calcext:value-type="float">
            <text:p>-0.47051852</text:p>
          </table:table-cell>
          <table:table-cell office:value-type="float" office:value="0.05" calcext:value-type="float">
            <text:p>0.05</text:p>
          </table:table-cell>
          <table:table-cell office:value-type="float" office:value="0.38194665" calcext:value-type="float">
            <text:p>0.381946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372605164" calcext:value-type="float">
            <text:p>-0.372605164</text:p>
          </table:table-cell>
          <table:table-cell office:value-type="float" office:value="0.05" calcext:value-type="float">
            <text:p>0.05</text:p>
          </table:table-cell>
          <table:table-cell office:value-type="float" office:value="0.23566229" calcext:value-type="float">
            <text:p>0.235662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44523136" calcext:value-type="float">
            <text:p>-0.44523136</text:p>
          </table:table-cell>
          <table:table-cell office:value-type="float" office:value="0.05" calcext:value-type="float">
            <text:p>0.05</text:p>
          </table:table-cell>
          <table:table-cell office:value-type="float" office:value="0.6205543" calcext:value-type="float">
            <text:p>0.62055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47735002" calcext:value-type="float">
            <text:p>-0.47735002</text:p>
          </table:table-cell>
          <table:table-cell office:value-type="float" office:value="0.05" calcext:value-type="float">
            <text:p>0.05</text:p>
          </table:table-cell>
          <table:table-cell office:value-type="float" office:value="0.4022865" calcext:value-type="float">
            <text:p>0.40228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52608202" calcext:value-type="float">
            <text:p>-0.52608202</text:p>
          </table:table-cell>
          <table:table-cell office:value-type="float" office:value="0.05" calcext:value-type="float">
            <text:p>0.05</text:p>
          </table:table-cell>
          <table:table-cell office:value-type="float" office:value="0.3121595" calcext:value-type="float">
            <text:p>0.31215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53730082" calcext:value-type="float">
            <text:p>-0.53730082</text:p>
          </table:table-cell>
          <table:table-cell office:value-type="float" office:value="0.05" calcext:value-type="float">
            <text:p>0.05</text:p>
          </table:table-cell>
          <table:table-cell office:value-type="float" office:value="0.54239925" calcext:value-type="float">
            <text:p>0.542399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65109526" calcext:value-type="float">
            <text:p>-0.65109526</text:p>
          </table:table-cell>
          <table:table-cell office:value-type="float" office:value="0.05" calcext:value-type="float">
            <text:p>0.05</text:p>
          </table:table-cell>
          <table:table-cell office:value-type="float" office:value="0.29161225" calcext:value-type="float">
            <text:p>0.291612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45950712" calcext:value-type="float">
            <text:p>-0.45950712</text:p>
          </table:table-cell>
          <table:table-cell office:value-type="float" office:value="0.05" calcext:value-type="float">
            <text:p>0.05</text:p>
          </table:table-cell>
          <table:table-cell office:value-type="float" office:value="0.3293413" calcext:value-type="float">
            <text:p>0.329341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80467174" calcext:value-type="float">
            <text:p>-0.80467174</text:p>
          </table:table-cell>
          <table:table-cell office:value-type="float" office:value="0.05" calcext:value-type="float">
            <text:p>0.05</text:p>
          </table:table-cell>
          <table:table-cell office:value-type="float" office:value="0.31055985" calcext:value-type="float">
            <text:p>0.310559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0.92273748" calcext:value-type="float">
            <text:p>-0.92273748</text:p>
          </table:table-cell>
          <table:table-cell office:value-type="float" office:value="0.05" calcext:value-type="float">
            <text:p>0.05</text:p>
          </table:table-cell>
          <table:table-cell office:value-type="float" office:value="0.54819585" calcext:value-type="float">
            <text:p>0.548195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1.4099268" calcext:value-type="float">
            <text:p>-1.4099268</text:p>
          </table:table-cell>
          <table:table-cell office:value-type="float" office:value="0.05" calcext:value-type="float">
            <text:p>0.05</text:p>
          </table:table-cell>
          <table:table-cell office:value-type="float" office:value="0.3785185" calcext:value-type="float">
            <text:p>0.37851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2.9906666" calcext:value-type="float">
            <text:p>-2.9906666</text:p>
          </table:table-cell>
          <table:table-cell office:value-type="float" office:value="0.05" calcext:value-type="float">
            <text:p>0.05</text:p>
          </table:table-cell>
          <table:table-cell office:value-type="float" office:value="0.221557" calcext:value-type="float">
            <text:p>0.2215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7.4093526" calcext:value-type="float">
            <text:p>-7.4093526</text:p>
          </table:table-cell>
          <table:table-cell office:value-type="float" office:value="0.05" calcext:value-type="float">
            <text:p>0.05</text:p>
          </table:table-cell>
          <table:table-cell office:value-type="float" office:value="0.342616499999999" calcext:value-type="float">
            <text:p>0.3426164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19.1126" calcext:value-type="float">
            <text:p>-19.1126</text:p>
          </table:table-cell>
          <table:table-cell office:value-type="float" office:value="0.05" calcext:value-type="float">
            <text:p>0.05</text:p>
          </table:table-cell>
          <table:table-cell office:value-type="float" office:value="0.424270000000002" calcext:value-type="float">
            <text:p>0.4242700000000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47.89032" calcext:value-type="float">
            <text:p>-47.89032</text:p>
          </table:table-cell>
          <table:table-cell office:value-type="float" office:value="0.05" calcext:value-type="float">
            <text:p>0.05</text:p>
          </table:table-cell>
          <table:table-cell office:value-type="float" office:value="0.412869999999998" calcext:value-type="float">
            <text:p>0.4128699999999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08.90876" calcext:value-type="float">
            <text:p>-108.90876</text:p>
          </table:table-cell>
          <table:table-cell office:value-type="float" office:value="0.05" calcext:value-type="float">
            <text:p>0.05</text:p>
          </table:table-cell>
          <table:table-cell office:value-type="float" office:value="0.540200000000006" calcext:value-type="float">
            <text:p>0.5402000000000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219.37054" calcext:value-type="float">
            <text:p>-219.37054</text:p>
          </table:table-cell>
          <table:table-cell office:value-type="float" office:value="0.05" calcext:value-type="float">
            <text:p>0.05</text:p>
          </table:table-cell>
          <table:table-cell office:value-type="float" office:value="0.48220000000002" calcext:value-type="float">
            <text:p>0.482200000000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392.90532" calcext:value-type="float">
            <text:p>-392.90532</text:p>
          </table:table-cell>
          <table:table-cell office:value-type="float" office:value="0.05" calcext:value-type="float">
            <text:p>0.05</text:p>
          </table:table-cell>
          <table:table-cell office:value-type="float" office:value="0.441599999999994" calcext:value-type="float">
            <text:p>0.4415999999999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629.6469" calcext:value-type="float">
            <text:p>-629.6469</text:p>
          </table:table-cell>
          <table:table-cell office:value-type="float" office:value="0.05" calcext:value-type="float">
            <text:p>0.05</text:p>
          </table:table-cell>
          <table:table-cell office:value-type="float" office:value="0.27174999999994" calcext:value-type="float">
            <text:p>0.271749999999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921.46834" calcext:value-type="float">
            <text:p>-921.46834</text:p>
          </table:table-cell>
          <table:table-cell office:value-type="float" office:value="0.05" calcext:value-type="float">
            <text:p>0.05</text:p>
          </table:table-cell>
          <table:table-cell office:value-type="float" office:value="20.4200500000001" calcext:value-type="float">
            <text:p>20.42005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1270.3476" calcext:value-type="float">
            <text:p>-1270.3476</text:p>
          </table:table-cell>
          <table:table-cell office:value-type="float" office:value="0.05" calcext:value-type="float">
            <text:p>0.05</text:p>
          </table:table-cell>
          <table:table-cell office:value-type="float" office:value="0.50750000000005" calcext:value-type="float">
            <text:p>0.50750000000005</text:p>
          </table:table-cell>
        </table:table-row>
      </table:table>
      <table:table table:name="15.1C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32825946" calcext:value-type="float">
            <text:p>-0.232825946</text:p>
          </table:table-cell>
          <table:table-cell office:value-type="float" office:value="0.05" calcext:value-type="float">
            <text:p>0.05</text:p>
          </table:table-cell>
          <table:table-cell office:value-type="float" office:value="0.3148176" calcext:value-type="float">
            <text:p>0.31481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.00204358000000002" calcext:value-type="float">
            <text:p>0.00204358</text:p>
          </table:table-cell>
          <table:table-cell office:value-type="float" office:value="0.05" calcext:value-type="float">
            <text:p>0.05</text:p>
          </table:table-cell>
          <table:table-cell office:value-type="float" office:value="0.71711765" calcext:value-type="float">
            <text:p>0.717117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14103382" calcext:value-type="float">
            <text:p>-0.14103382</text:p>
          </table:table-cell>
          <table:table-cell office:value-type="float" office:value="0.05" calcext:value-type="float">
            <text:p>0.05</text:p>
          </table:table-cell>
          <table:table-cell office:value-type="float" office:value="0.4841562" calcext:value-type="float">
            <text:p>0.48415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18376446" calcext:value-type="float">
            <text:p>-0.118376446</text:p>
          </table:table-cell>
          <table:table-cell office:value-type="float" office:value="0.05" calcext:value-type="float">
            <text:p>0.05</text:p>
          </table:table-cell>
          <table:table-cell office:value-type="float" office:value="0.4533062" calcext:value-type="float">
            <text:p>0.45330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08977288" calcext:value-type="float">
            <text:p>-0.08977288</text:p>
          </table:table-cell>
          <table:table-cell office:value-type="float" office:value="0.05" calcext:value-type="float">
            <text:p>0.05</text:p>
          </table:table-cell>
          <table:table-cell office:value-type="float" office:value="0.40897025" calcext:value-type="float">
            <text:p>0.408970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0.045546456" calcext:value-type="float">
            <text:p>0.045546456</text:p>
          </table:table-cell>
          <table:table-cell office:value-type="float" office:value="0.05" calcext:value-type="float">
            <text:p>0.05</text:p>
          </table:table-cell>
          <table:table-cell office:value-type="float" office:value="0.16863405" calcext:value-type="float">
            <text:p>0.168634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173259672" calcext:value-type="float">
            <text:p>-0.173259672</text:p>
          </table:table-cell>
          <table:table-cell office:value-type="float" office:value="0.05" calcext:value-type="float">
            <text:p>0.05</text:p>
          </table:table-cell>
          <table:table-cell office:value-type="float" office:value="0.61621115" calcext:value-type="float">
            <text:p>0.616211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10366172" calcext:value-type="float">
            <text:p>-0.10366172</text:p>
          </table:table-cell>
          <table:table-cell office:value-type="float" office:value="0.05" calcext:value-type="float">
            <text:p>0.05</text:p>
          </table:table-cell>
          <table:table-cell office:value-type="float" office:value="0.58874155" calcext:value-type="float">
            <text:p>0.588741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20843648" calcext:value-type="float">
            <text:p>-0.20843648</text:p>
          </table:table-cell>
          <table:table-cell office:value-type="float" office:value="0.05" calcext:value-type="float">
            <text:p>0.05</text:p>
          </table:table-cell>
          <table:table-cell office:value-type="float" office:value="0.39500915" calcext:value-type="float">
            <text:p>0.395009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0.007458584" calcext:value-type="float">
            <text:p>0.007458584</text:p>
          </table:table-cell>
          <table:table-cell office:value-type="float" office:value="0.05" calcext:value-type="float">
            <text:p>0.05</text:p>
          </table:table-cell>
          <table:table-cell office:value-type="float" office:value="0.26251965" calcext:value-type="float">
            <text:p>0.262519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39403072" calcext:value-type="float">
            <text:p>-0.39403072</text:p>
          </table:table-cell>
          <table:table-cell office:value-type="float" office:value="0.05" calcext:value-type="float">
            <text:p>0.05</text:p>
          </table:table-cell>
          <table:table-cell office:value-type="float" office:value="0.2878529" calcext:value-type="float">
            <text:p>0.28785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29327644" calcext:value-type="float">
            <text:p>-0.29327644</text:p>
          </table:table-cell>
          <table:table-cell office:value-type="float" office:value="0.05" calcext:value-type="float">
            <text:p>0.05</text:p>
          </table:table-cell>
          <table:table-cell office:value-type="float" office:value="0.5183189" calcext:value-type="float">
            <text:p>0.51831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32355572" calcext:value-type="float">
            <text:p>-0.32355572</text:p>
          </table:table-cell>
          <table:table-cell office:value-type="float" office:value="0.05" calcext:value-type="float">
            <text:p>0.05</text:p>
          </table:table-cell>
          <table:table-cell office:value-type="float" office:value="0.75642305" calcext:value-type="float">
            <text:p>0.756423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3251478528" calcext:value-type="float">
            <text:p>-0.3251478528</text:p>
          </table:table-cell>
          <table:table-cell office:value-type="float" office:value="0.05" calcext:value-type="float">
            <text:p>0.05</text:p>
          </table:table-cell>
          <table:table-cell office:value-type="float" office:value="0.525838" calcext:value-type="float">
            <text:p>0.5258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28524168" calcext:value-type="float">
            <text:p>-0.28524168</text:p>
          </table:table-cell>
          <table:table-cell office:value-type="float" office:value="0.05" calcext:value-type="float">
            <text:p>0.05</text:p>
          </table:table-cell>
          <table:table-cell office:value-type="float" office:value="0.6219877" calcext:value-type="float">
            <text:p>0.621987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302707226" calcext:value-type="float">
            <text:p>-0.302707226</text:p>
          </table:table-cell>
          <table:table-cell office:value-type="float" office:value="0.05" calcext:value-type="float">
            <text:p>0.05</text:p>
          </table:table-cell>
          <table:table-cell office:value-type="float" office:value="0.271647135" calcext:value-type="float">
            <text:p>0.2716471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2365160566" calcext:value-type="float">
            <text:p>-0.2365160566</text:p>
          </table:table-cell>
          <table:table-cell office:value-type="float" office:value="0.05" calcext:value-type="float">
            <text:p>0.05</text:p>
          </table:table-cell>
          <table:table-cell office:value-type="float" office:value="0.32389645" calcext:value-type="float">
            <text:p>0.323896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089814286" calcext:value-type="float">
            <text:p>-0.089814286</text:p>
          </table:table-cell>
          <table:table-cell office:value-type="float" office:value="0.05" calcext:value-type="float">
            <text:p>0.05</text:p>
          </table:table-cell>
          <table:table-cell office:value-type="float" office:value="0.38148245" calcext:value-type="float">
            <text:p>0.381482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2080017304" calcext:value-type="float">
            <text:p>-0.2080017304</text:p>
          </table:table-cell>
          <table:table-cell office:value-type="float" office:value="0.05" calcext:value-type="float">
            <text:p>0.05</text:p>
          </table:table-cell>
          <table:table-cell office:value-type="float" office:value="0.1920959" calcext:value-type="float">
            <text:p>0.19209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192760976" calcext:value-type="float">
            <text:p>-0.192760976</text:p>
          </table:table-cell>
          <table:table-cell office:value-type="float" office:value="0.05" calcext:value-type="float">
            <text:p>0.05</text:p>
          </table:table-cell>
          <table:table-cell office:value-type="float" office:value="0.278730405" calcext:value-type="float">
            <text:p>0.2787304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231977192" calcext:value-type="float">
            <text:p>-0.231977192</text:p>
          </table:table-cell>
          <table:table-cell office:value-type="float" office:value="0.05" calcext:value-type="float">
            <text:p>0.05</text:p>
          </table:table-cell>
          <table:table-cell office:value-type="float" office:value="0.15854232" calcext:value-type="float">
            <text:p>0.1585423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2760991" calcext:value-type="float">
            <text:p>-0.2760991</text:p>
          </table:table-cell>
          <table:table-cell office:value-type="float" office:value="0.05" calcext:value-type="float">
            <text:p>0.05</text:p>
          </table:table-cell>
          <table:table-cell office:value-type="float" office:value="0.33507225" calcext:value-type="float">
            <text:p>0.335072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2869368" calcext:value-type="float">
            <text:p>-0.2869368</text:p>
          </table:table-cell>
          <table:table-cell office:value-type="float" office:value="0.05" calcext:value-type="float">
            <text:p>0.05</text:p>
          </table:table-cell>
          <table:table-cell office:value-type="float" office:value="0.442628" calcext:value-type="float">
            <text:p>0.4426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38210528" calcext:value-type="float">
            <text:p>-0.38210528</text:p>
          </table:table-cell>
          <table:table-cell office:value-type="float" office:value="0.05" calcext:value-type="float">
            <text:p>0.05</text:p>
          </table:table-cell>
          <table:table-cell office:value-type="float" office:value="0.15920745" calcext:value-type="float">
            <text:p>0.159207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377827534" calcext:value-type="float">
            <text:p>-0.377827534</text:p>
          </table:table-cell>
          <table:table-cell office:value-type="float" office:value="0.05" calcext:value-type="float">
            <text:p>0.05</text:p>
          </table:table-cell>
          <table:table-cell office:value-type="float" office:value="0.57622065" calcext:value-type="float">
            <text:p>0.576220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24757902" calcext:value-type="float">
            <text:p>-0.24757902</text:p>
          </table:table-cell>
          <table:table-cell office:value-type="float" office:value="0.05" calcext:value-type="float">
            <text:p>0.05</text:p>
          </table:table-cell>
          <table:table-cell office:value-type="float" office:value="0.5470509" calcext:value-type="float">
            <text:p>0.54705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40656368" calcext:value-type="float">
            <text:p>-0.40656368</text:p>
          </table:table-cell>
          <table:table-cell office:value-type="float" office:value="0.05" calcext:value-type="float">
            <text:p>0.05</text:p>
          </table:table-cell>
          <table:table-cell office:value-type="float" office:value="0.3797212" calcext:value-type="float">
            <text:p>0.37972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43549984" calcext:value-type="float">
            <text:p>-0.43549984</text:p>
          </table:table-cell>
          <table:table-cell office:value-type="float" office:value="0.05" calcext:value-type="float">
            <text:p>0.05</text:p>
          </table:table-cell>
          <table:table-cell office:value-type="float" office:value="0.3074238" calcext:value-type="float">
            <text:p>0.30742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42390686" calcext:value-type="float">
            <text:p>-0.42390686</text:p>
          </table:table-cell>
          <table:table-cell office:value-type="float" office:value="0.05" calcext:value-type="float">
            <text:p>0.05</text:p>
          </table:table-cell>
          <table:table-cell office:value-type="float" office:value="0.32882315" calcext:value-type="float">
            <text:p>0.328823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26494600886" calcext:value-type="float">
            <text:p>-0.26494600886</text:p>
          </table:table-cell>
          <table:table-cell office:value-type="float" office:value="0.05" calcext:value-type="float">
            <text:p>0.05</text:p>
          </table:table-cell>
          <table:table-cell office:value-type="float" office:value="0.52081215" calcext:value-type="float">
            <text:p>0.520812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26502058" calcext:value-type="float">
            <text:p>-0.26502058</text:p>
          </table:table-cell>
          <table:table-cell office:value-type="float" office:value="0.05" calcext:value-type="float">
            <text:p>0.05</text:p>
          </table:table-cell>
          <table:table-cell office:value-type="float" office:value="0.26746875" calcext:value-type="float">
            <text:p>0.267468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0.598284584" calcext:value-type="float">
            <text:p>-0.598284584</text:p>
          </table:table-cell>
          <table:table-cell office:value-type="float" office:value="0.05" calcext:value-type="float">
            <text:p>0.05</text:p>
          </table:table-cell>
          <table:table-cell office:value-type="float" office:value="0.61530449" calcext:value-type="float">
            <text:p>0.615304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0.96150912" calcext:value-type="float">
            <text:p>-0.96150912</text:p>
          </table:table-cell>
          <table:table-cell office:value-type="float" office:value="0.05" calcext:value-type="float">
            <text:p>0.05</text:p>
          </table:table-cell>
          <table:table-cell office:value-type="float" office:value="0.642376" calcext:value-type="float">
            <text:p>0.6423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1.8843334" calcext:value-type="float">
            <text:p>-1.8843334</text:p>
          </table:table-cell>
          <table:table-cell office:value-type="float" office:value="0.05" calcext:value-type="float">
            <text:p>0.05</text:p>
          </table:table-cell>
          <table:table-cell office:value-type="float" office:value="0.4748375" calcext:value-type="float">
            <text:p>0.47483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4.6209432" calcext:value-type="float">
            <text:p>-4.6209432</text:p>
          </table:table-cell>
          <table:table-cell office:value-type="float" office:value="0.05" calcext:value-type="float">
            <text:p>0.05</text:p>
          </table:table-cell>
          <table:table-cell office:value-type="float" office:value="0.446749" calcext:value-type="float">
            <text:p>0.4467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12.530694" calcext:value-type="float">
            <text:p>-12.530694</text:p>
          </table:table-cell>
          <table:table-cell office:value-type="float" office:value="0.05" calcext:value-type="float">
            <text:p>0.05</text:p>
          </table:table-cell>
          <table:table-cell office:value-type="float" office:value="0.638015000000001" calcext:value-type="float">
            <text:p>0.638015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33.444682" calcext:value-type="float">
            <text:p>-33.444682</text:p>
          </table:table-cell>
          <table:table-cell office:value-type="float" office:value="0.05" calcext:value-type="float">
            <text:p>0.05</text:p>
          </table:table-cell>
          <table:table-cell office:value-type="float" office:value="0.493490000000001" calcext:value-type="float">
            <text:p>0.493490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81.159916" calcext:value-type="float">
            <text:p>-81.159916</text:p>
          </table:table-cell>
          <table:table-cell office:value-type="float" office:value="0.05" calcext:value-type="float">
            <text:p>0.05</text:p>
          </table:table-cell>
          <table:table-cell office:value-type="float" office:value="0.784189999999995" calcext:value-type="float">
            <text:p>0.7841899999999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71.08946" calcext:value-type="float">
            <text:p>-171.08946</text:p>
          </table:table-cell>
          <table:table-cell office:value-type="float" office:value="0.05" calcext:value-type="float">
            <text:p>0.05</text:p>
          </table:table-cell>
          <table:table-cell office:value-type="float" office:value="0.738649999999993" calcext:value-type="float">
            <text:p>0.7386499999999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316.64722" calcext:value-type="float">
            <text:p>-316.64722</text:p>
          </table:table-cell>
          <table:table-cell office:value-type="float" office:value="0.05" calcext:value-type="float">
            <text:p>0.05</text:p>
          </table:table-cell>
          <table:table-cell office:value-type="float" office:value="0.711500000000001" calcext:value-type="float">
            <text:p>0.711500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520.11216" calcext:value-type="float">
            <text:p>-520.11216</text:p>
          </table:table-cell>
          <table:table-cell office:value-type="float" office:value="0.05" calcext:value-type="float">
            <text:p>0.05</text:p>
          </table:table-cell>
          <table:table-cell office:value-type="float" office:value="0.154650000000004" calcext:value-type="float">
            <text:p>0.1546500000000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772.61304" calcext:value-type="float">
            <text:p>-772.61304</text:p>
          </table:table-cell>
          <table:table-cell office:value-type="float" office:value="0.05" calcext:value-type="float">
            <text:p>0.05</text:p>
          </table:table-cell>
          <table:table-cell office:value-type="float" office:value="5.48720000000003" calcext:value-type="float">
            <text:p>5.487200000000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1070.8036" calcext:value-type="float">
            <text:p>-1070.8036</text:p>
          </table:table-cell>
          <table:table-cell office:value-type="float" office:value="0.05" calcext:value-type="float">
            <text:p>0.05</text:p>
          </table:table-cell>
          <table:table-cell office:value-type="float" office:value="0.476999999999862" calcext:value-type="float">
            <text:p>0.476999999999862</text:p>
          </table:table-cell>
        </table:table-row>
      </table:table>
      <table:table table:name="10.8C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36121512" calcext:value-type="float">
            <text:p>-0.036121512</text:p>
          </table:table-cell>
          <table:table-cell office:value-type="float" office:value="0.05" calcext:value-type="float">
            <text:p>0.05</text:p>
          </table:table-cell>
          <table:table-cell office:value-type="float" office:value="0.3180775" calcext:value-type="float">
            <text:p>0.31807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104230454" calcext:value-type="float">
            <text:p>-0.104230454</text:p>
          </table:table-cell>
          <table:table-cell office:value-type="float" office:value="0.05" calcext:value-type="float">
            <text:p>0.05</text:p>
          </table:table-cell>
          <table:table-cell office:value-type="float" office:value="0.16930389" calcext:value-type="float">
            <text:p>0.169303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118091764" calcext:value-type="float">
            <text:p>-0.118091764</text:p>
          </table:table-cell>
          <table:table-cell office:value-type="float" office:value="0.05" calcext:value-type="float">
            <text:p>0.05</text:p>
          </table:table-cell>
          <table:table-cell office:value-type="float" office:value="0.08437239" calcext:value-type="float">
            <text:p>0.0843723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067985" calcext:value-type="float">
            <text:p>-0.1067985</text:p>
          </table:table-cell>
          <table:table-cell office:value-type="float" office:value="0.05" calcext:value-type="float">
            <text:p>0.05</text:p>
          </table:table-cell>
          <table:table-cell office:value-type="float" office:value="0.183743265" calcext:value-type="float">
            <text:p>0.1837432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017421046" calcext:value-type="float">
            <text:p>-0.017421046</text:p>
          </table:table-cell>
          <table:table-cell office:value-type="float" office:value="0.05" calcext:value-type="float">
            <text:p>0.05</text:p>
          </table:table-cell>
          <table:table-cell office:value-type="float" office:value="0.1658528" calcext:value-type="float">
            <text:p>0.16585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45093364" calcext:value-type="float">
            <text:p>-0.145093364</text:p>
          </table:table-cell>
          <table:table-cell office:value-type="float" office:value="0.05" calcext:value-type="float">
            <text:p>0.05</text:p>
          </table:table-cell>
          <table:table-cell office:value-type="float" office:value="0.22770529" calcext:value-type="float">
            <text:p>0.227705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178260008" calcext:value-type="float">
            <text:p>-0.178260008</text:p>
          </table:table-cell>
          <table:table-cell office:value-type="float" office:value="0.05" calcext:value-type="float">
            <text:p>0.05</text:p>
          </table:table-cell>
          <table:table-cell office:value-type="float" office:value="0.10924168" calcext:value-type="float">
            <text:p>0.1092416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096717708" calcext:value-type="float">
            <text:p>-0.096717708</text:p>
          </table:table-cell>
          <table:table-cell office:value-type="float" office:value="0.05" calcext:value-type="float">
            <text:p>0.05</text:p>
          </table:table-cell>
          <table:table-cell office:value-type="float" office:value="0.175474525" calcext:value-type="float">
            <text:p>0.1754745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10138772834" calcext:value-type="float">
            <text:p>-0.10138772834</text:p>
          </table:table-cell>
          <table:table-cell office:value-type="float" office:value="0.05" calcext:value-type="float">
            <text:p>0.05</text:p>
          </table:table-cell>
          <table:table-cell office:value-type="float" office:value="0.11574411915" calcext:value-type="float">
            <text:p>0.115744119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067240694" calcext:value-type="float">
            <text:p>-0.067240694</text:p>
          </table:table-cell>
          <table:table-cell office:value-type="float" office:value="0.05" calcext:value-type="float">
            <text:p>0.05</text:p>
          </table:table-cell>
          <table:table-cell office:value-type="float" office:value="0.165106505" calcext:value-type="float">
            <text:p>0.1651065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21709568" calcext:value-type="float">
            <text:p>-0.21709568</text:p>
          </table:table-cell>
          <table:table-cell office:value-type="float" office:value="0.05" calcext:value-type="float">
            <text:p>0.05</text:p>
          </table:table-cell>
          <table:table-cell office:value-type="float" office:value="0.35078185" calcext:value-type="float">
            <text:p>0.350781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2260233828" calcext:value-type="float">
            <text:p>-0.2260233828</text:p>
          </table:table-cell>
          <table:table-cell office:value-type="float" office:value="0.05" calcext:value-type="float">
            <text:p>0.05</text:p>
          </table:table-cell>
          <table:table-cell office:value-type="float" office:value="0.49797725" calcext:value-type="float">
            <text:p>0.497977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097076204" calcext:value-type="float">
            <text:p>-0.097076204</text:p>
          </table:table-cell>
          <table:table-cell office:value-type="float" office:value="0.05" calcext:value-type="float">
            <text:p>0.05</text:p>
          </table:table-cell>
          <table:table-cell office:value-type="float" office:value="0.33035825" calcext:value-type="float">
            <text:p>0.330358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036287624" calcext:value-type="float">
            <text:p>-0.036287624</text:p>
          </table:table-cell>
          <table:table-cell office:value-type="float" office:value="0.05" calcext:value-type="float">
            <text:p>0.05</text:p>
          </table:table-cell>
          <table:table-cell office:value-type="float" office:value="0.3871745" calcext:value-type="float">
            <text:p>0.38717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162166604" calcext:value-type="float">
            <text:p>-0.162166604</text:p>
          </table:table-cell>
          <table:table-cell office:value-type="float" office:value="0.05" calcext:value-type="float">
            <text:p>0.05</text:p>
          </table:table-cell>
          <table:table-cell office:value-type="float" office:value="0.55026975" calcext:value-type="float">
            <text:p>0.550269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10715982" calcext:value-type="float">
            <text:p>-0.10715982</text:p>
          </table:table-cell>
          <table:table-cell office:value-type="float" office:value="0.05" calcext:value-type="float">
            <text:p>0.05</text:p>
          </table:table-cell>
          <table:table-cell office:value-type="float" office:value="0.5898872" calcext:value-type="float">
            <text:p>0.58988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165988158" calcext:value-type="float">
            <text:p>-0.165988158</text:p>
          </table:table-cell>
          <table:table-cell office:value-type="float" office:value="0.05" calcext:value-type="float">
            <text:p>0.05</text:p>
          </table:table-cell>
          <table:table-cell office:value-type="float" office:value="0.51854575" calcext:value-type="float">
            <text:p>0.518545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24330732" calcext:value-type="float">
            <text:p>-0.24330732</text:p>
          </table:table-cell>
          <table:table-cell office:value-type="float" office:value="0.05" calcext:value-type="float">
            <text:p>0.05</text:p>
          </table:table-cell>
          <table:table-cell office:value-type="float" office:value="0.30854405" calcext:value-type="float">
            <text:p>0.308544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30855974" calcext:value-type="float">
            <text:p>-0.30855974</text:p>
          </table:table-cell>
          <table:table-cell office:value-type="float" office:value="0.05" calcext:value-type="float">
            <text:p>0.05</text:p>
          </table:table-cell>
          <table:table-cell office:value-type="float" office:value="0.1281062" calcext:value-type="float">
            <text:p>0.12810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221317936" calcext:value-type="float">
            <text:p>-0.221317936</text:p>
          </table:table-cell>
          <table:table-cell office:value-type="float" office:value="0.05" calcext:value-type="float">
            <text:p>0.05</text:p>
          </table:table-cell>
          <table:table-cell office:value-type="float" office:value="0.34614845" calcext:value-type="float">
            <text:p>0.346148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171138986" calcext:value-type="float">
            <text:p>-0.171138986</text:p>
          </table:table-cell>
          <table:table-cell office:value-type="float" office:value="0.05" calcext:value-type="float">
            <text:p>0.05</text:p>
          </table:table-cell>
          <table:table-cell office:value-type="float" office:value="0.33910605" calcext:value-type="float">
            <text:p>0.339106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13453949" calcext:value-type="float">
            <text:p>-0.13453949</text:p>
          </table:table-cell>
          <table:table-cell office:value-type="float" office:value="0.05" calcext:value-type="float">
            <text:p>0.05</text:p>
          </table:table-cell>
          <table:table-cell office:value-type="float" office:value="0.25244985" calcext:value-type="float">
            <text:p>0.252449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07782818" calcext:value-type="float">
            <text:p>-0.07782818</text:p>
          </table:table-cell>
          <table:table-cell office:value-type="float" office:value="0.05" calcext:value-type="float">
            <text:p>0.05</text:p>
          </table:table-cell>
          <table:table-cell office:value-type="float" office:value="0.139822015" calcext:value-type="float">
            <text:p>0.1398220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24240968" calcext:value-type="float">
            <text:p>-0.24240968</text:p>
          </table:table-cell>
          <table:table-cell office:value-type="float" office:value="0.05" calcext:value-type="float">
            <text:p>0.05</text:p>
          </table:table-cell>
          <table:table-cell office:value-type="float" office:value="0.3748825" calcext:value-type="float">
            <text:p>0.37488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27115646" calcext:value-type="float">
            <text:p>-0.27115646</text:p>
          </table:table-cell>
          <table:table-cell office:value-type="float" office:value="0.05" calcext:value-type="float">
            <text:p>0.05</text:p>
          </table:table-cell>
          <table:table-cell office:value-type="float" office:value="0.4043206" calcext:value-type="float">
            <text:p>0.40432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240913034" calcext:value-type="float">
            <text:p>-0.240913034</text:p>
          </table:table-cell>
          <table:table-cell office:value-type="float" office:value="0.05" calcext:value-type="float">
            <text:p>0.05</text:p>
          </table:table-cell>
          <table:table-cell office:value-type="float" office:value="0.271584915" calcext:value-type="float">
            <text:p>0.2715849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32460916" calcext:value-type="float">
            <text:p>-0.32460916</text:p>
          </table:table-cell>
          <table:table-cell office:value-type="float" office:value="0.05" calcext:value-type="float">
            <text:p>0.05</text:p>
          </table:table-cell>
          <table:table-cell office:value-type="float" office:value="0.4094733" calcext:value-type="float">
            <text:p>0.40947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271337972" calcext:value-type="float">
            <text:p>-0.271337972</text:p>
          </table:table-cell>
          <table:table-cell office:value-type="float" office:value="0.05" calcext:value-type="float">
            <text:p>0.05</text:p>
          </table:table-cell>
          <table:table-cell office:value-type="float" office:value="0.27999887" calcext:value-type="float">
            <text:p>0.2799988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3022854038" calcext:value-type="float">
            <text:p>-0.3022854038</text:p>
          </table:table-cell>
          <table:table-cell office:value-type="float" office:value="0.05" calcext:value-type="float">
            <text:p>0.05</text:p>
          </table:table-cell>
          <table:table-cell office:value-type="float" office:value="0.2904723405" calcext:value-type="float">
            <text:p>0.29047234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30466216" calcext:value-type="float">
            <text:p>-0.30466216</text:p>
          </table:table-cell>
          <table:table-cell office:value-type="float" office:value="0.05" calcext:value-type="float">
            <text:p>0.05</text:p>
          </table:table-cell>
          <table:table-cell office:value-type="float" office:value="0.30900468" calcext:value-type="float">
            <text:p>0.3090046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4620629" calcext:value-type="float">
            <text:p>-0.4620629</text:p>
          </table:table-cell>
          <table:table-cell office:value-type="float" office:value="0.05" calcext:value-type="float">
            <text:p>0.05</text:p>
          </table:table-cell>
          <table:table-cell office:value-type="float" office:value="0.3311523" calcext:value-type="float">
            <text:p>0.33115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0.390542662" calcext:value-type="float">
            <text:p>-0.390542662</text:p>
          </table:table-cell>
          <table:table-cell office:value-type="float" office:value="0.05" calcext:value-type="float">
            <text:p>0.05</text:p>
          </table:table-cell>
          <table:table-cell office:value-type="float" office:value="0.329178445" calcext:value-type="float">
            <text:p>0.3291784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0.48653712" calcext:value-type="float">
            <text:p>-0.48653712</text:p>
          </table:table-cell>
          <table:table-cell office:value-type="float" office:value="0.05" calcext:value-type="float">
            <text:p>0.05</text:p>
          </table:table-cell>
          <table:table-cell office:value-type="float" office:value="0.2963311" calcext:value-type="float">
            <text:p>0.29633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0.96991676" calcext:value-type="float">
            <text:p>-0.96991676</text:p>
          </table:table-cell>
          <table:table-cell office:value-type="float" office:value="0.05" calcext:value-type="float">
            <text:p>0.05</text:p>
          </table:table-cell>
          <table:table-cell office:value-type="float" office:value="0.4170627" calcext:value-type="float">
            <text:p>0.417062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2.9730432" calcext:value-type="float">
            <text:p>-2.9730432</text:p>
          </table:table-cell>
          <table:table-cell office:value-type="float" office:value="0.05" calcext:value-type="float">
            <text:p>0.05</text:p>
          </table:table-cell>
          <table:table-cell office:value-type="float" office:value="0.582151" calcext:value-type="float">
            <text:p>0.58215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8.5378952" calcext:value-type="float">
            <text:p>-8.5378952</text:p>
          </table:table-cell>
          <table:table-cell office:value-type="float" office:value="0.05" calcext:value-type="float">
            <text:p>0.05</text:p>
          </table:table-cell>
          <table:table-cell office:value-type="float" office:value="0.370973000000001" calcext:value-type="float">
            <text:p>0.370973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24.70006" calcext:value-type="float">
            <text:p>-24.70006</text:p>
          </table:table-cell>
          <table:table-cell office:value-type="float" office:value="0.05" calcext:value-type="float">
            <text:p>0.05</text:p>
          </table:table-cell>
          <table:table-cell office:value-type="float" office:value="0.262449999999999" calcext:value-type="float">
            <text:p>0.262449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62.831954" calcext:value-type="float">
            <text:p>-62.831954</text:p>
          </table:table-cell>
          <table:table-cell office:value-type="float" office:value="0.05" calcext:value-type="float">
            <text:p>0.05</text:p>
          </table:table-cell>
          <table:table-cell office:value-type="float" office:value="0.336384999999996" calcext:value-type="float">
            <text:p>0.3363849999999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37.8299" calcext:value-type="float">
            <text:p>-137.8299</text:p>
          </table:table-cell>
          <table:table-cell office:value-type="float" office:value="0.05" calcext:value-type="float">
            <text:p>0.05</text:p>
          </table:table-cell>
          <table:table-cell office:value-type="float" office:value="0.479199999999992" calcext:value-type="float">
            <text:p>0.4791999999999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262.54218" calcext:value-type="float">
            <text:p>-262.54218</text:p>
          </table:table-cell>
          <table:table-cell office:value-type="float" office:value="0.05" calcext:value-type="float">
            <text:p>0.05</text:p>
          </table:table-cell>
          <table:table-cell office:value-type="float" office:value="0.371799999999979" calcext:value-type="float">
            <text:p>0.3717999999999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439.1096" calcext:value-type="float">
            <text:p>-439.1096</text:p>
          </table:table-cell>
          <table:table-cell office:value-type="float" office:value="0.05" calcext:value-type="float">
            <text:p>0.05</text:p>
          </table:table-cell>
          <table:table-cell office:value-type="float" office:value="0.193849999999998" calcext:value-type="float">
            <text:p>0.1938499999999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660.69686" calcext:value-type="float">
            <text:p>-660.69686</text:p>
          </table:table-cell>
          <table:table-cell office:value-type="float" office:value="0.05" calcext:value-type="float">
            <text:p>0.05</text:p>
          </table:table-cell>
          <table:table-cell office:value-type="float" office:value="0.488099999999974" calcext:value-type="float">
            <text:p>0.4880999999999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912.73348" calcext:value-type="float">
            <text:p>-912.73348</text:p>
          </table:table-cell>
          <table:table-cell office:value-type="float" office:value="0.05" calcext:value-type="float">
            <text:p>0.05</text:p>
          </table:table-cell>
          <table:table-cell office:value-type="float" office:value="17.7802" calcext:value-type="float">
            <text:p>17.7802</text:p>
          </table:table-cell>
        </table:table-row>
      </table:table>
      <table:named-expressions/>
      <table:database-ranges>
        <table:database-range table:name="__Anonymous_Sheet_DB__0" table:target-range-address="'Sweep Template'.G5:'Sweep Template'.J215" table:contains-header="false" table:orientation="column"/>
        <table:database-range table:name="__Anonymous_Sheet_DB__1" table:target-range-address="'21.4C'.A1:'21.4C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2" table:target-range-address="'60.1C'.A1:'60.1C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3" table:target-range-address="'55.1C'.A1:'55.1C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4" table:target-range-address="'50.1C'.A1:'50.1C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5" table:target-range-address="'45.3C'.A1:'45.3C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6" table:target-range-address="'40.0C'.A1:'40.0C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7" table:target-range-address="'35.0C'.A1:'35.0C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8" table:target-range-address="'30.3C'.A1:'30.3C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9" table:target-range-address="'25.2C'.A1:'25.2C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10" table:target-range-address="'20.0C'.A1:'20.0C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11" table:target-range-address="'15.1C'.A1:'15.1C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12" table:target-range-address="'10.8C'.A1:'10.8C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 style:data-style-name="N2" text:time-value="10:19:21.1290614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6:43:28.794515965</meta:creation-date>
    <dc:date>2018-01-18T11:03:26.287405206</dc:date>
    <meta:editing-duration>PT1H49M40S</meta:editing-duration>
    <meta:editing-cycles>17</meta:editing-cycles>
    <meta:generator>LibreOffice/5.3.6.1$Linux_X86_64 LibreOffice_project/30$Build-1</meta:generator>
    <meta:document-statistic meta:table-count="13" meta:cell-count="3369" meta:object-count="0"/>
  </office:meta>
</office:document-meta>
</file>